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000000" style:font-name="Liberation Serif" fo:font-size="12pt" fo:font-weight="normal" officeooo:rsid="0188b413" officeooo:paragraph-rsid="0189f83c" fo:background-color="#ffffff" style:font-size-asian="12pt" style:font-weight-asian="normal" style:font-size-complex="12pt" style:font-weight-complex="normal"/>
    </style:style>
    <style:style style:name="P2"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000000" style:font-name="Liberation Serif" fo:font-size="12pt" fo:font-weight="normal" officeooo:rsid="0188b413" officeooo:paragraph-rsid="018d813c" fo:background-color="#ffffff" style:font-size-asian="12pt" style:font-weight-asian="normal" style:font-size-complex="12pt" style:font-weight-complex="normal"/>
    </style:style>
    <style:style style:name="P3"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000000" style:font-name="Liberation Serif" fo:font-size="12pt" fo:font-weight="normal" officeooo:rsid="01becc18" officeooo:paragraph-rsid="01c70b88" style:font-size-asian="12pt" style:font-weight-asian="normal" style:font-size-complex="12pt" style:font-weight-complex="normal"/>
    </style:style>
    <style:style style:name="P4"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000000" style:font-name="Liberation Serif" fo:font-size="12pt" fo:font-weight="bold" officeooo:rsid="01becc18" officeooo:paragraph-rsid="01c70b88" style:font-size-asian="12pt" style:font-weight-asian="bold" style:font-size-complex="12pt" style:font-weight-complex="bold"/>
    </style:style>
    <style:style style:name="P5"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000000" style:font-name="Nimbus Mono L" fo:font-size="11pt" fo:font-weight="bold" officeooo:rsid="01a8ab58" officeooo:paragraph-rsid="01a8ab58" fo:background-color="#eeeeee" style:font-size-asian="11pt" style:font-weight-asian="bold" style:font-size-complex="11pt" style:font-weight-complex="bold"/>
    </style:style>
    <style:style style:name="P6"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000000" fo:font-size="12pt" officeooo:rsid="01becc18" officeooo:paragraph-rsid="01becc18" style:font-size-asian="12pt" style:font-size-complex="12pt"/>
    </style:style>
    <style:style style:name="P7"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000000" fo:font-size="12pt" officeooo:rsid="01becc18" officeooo:paragraph-rsid="01c70b88" style:font-size-asian="12pt" style:font-size-complex="12pt"/>
    </style:style>
    <style:style style:name="P8"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77baf1" officeooo:paragraph-rsid="0177baf1" fo:background-color="#eeeeee" style:font-size-asian="11pt" style:font-weight-asian="bold" style:font-size-complex="11pt" style:font-weight-complex="bold"/>
    </style:style>
    <style:style style:name="P9"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7ac0b3" officeooo:paragraph-rsid="017ac0b3" fo:background-color="#eeeeee" style:font-size-asian="11pt" style:font-weight-asian="bold" style:font-size-complex="11pt" style:font-weight-complex="bold"/>
    </style:style>
    <style:style style:name="P10"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7b2062" officeooo:paragraph-rsid="017b2062" fo:background-color="#eeeeee" style:font-size-asian="11pt" style:font-weight-asian="bold" style:font-size-complex="11pt" style:font-weight-complex="bold"/>
    </style:style>
    <style:style style:name="P11"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864182" officeooo:paragraph-rsid="01864182" fo:background-color="#eeeeee" style:font-size-asian="11pt" style:font-weight-asian="bold" style:font-size-complex="11pt" style:font-weight-complex="bold"/>
    </style:style>
    <style:style style:name="P12"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86fed3" officeooo:paragraph-rsid="0186fed3" fo:background-color="#eeeeee" style:font-size-asian="11pt" style:font-weight-asian="bold" style:font-size-complex="11pt" style:font-weight-complex="bold"/>
    </style:style>
    <style:style style:name="P13"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88b413" officeooo:paragraph-rsid="0188b413" fo:background-color="#eeeeee" style:font-size-asian="11pt" style:font-weight-asian="bold" style:font-size-complex="11pt" style:font-weight-complex="bold"/>
    </style:style>
    <style:style style:name="P14"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8d813c" officeooo:paragraph-rsid="018d813c" fo:background-color="#eeeeee" style:font-size-asian="11pt" style:font-weight-asian="bold" style:font-size-complex="11pt" style:font-weight-complex="bold"/>
    </style:style>
    <style:style style:name="P15"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8d813c" officeooo:paragraph-rsid="018f8d64" fo:background-color="#eeeeee" style:font-size-asian="11pt" style:font-weight-asian="bold" style:font-size-complex="11pt" style:font-weight-complex="bold"/>
    </style:style>
    <style:style style:name="P16"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8d813c" officeooo:paragraph-rsid="018fb7c9" fo:background-color="#eeeeee" style:font-size-asian="11pt" style:font-weight-asian="bold" style:font-size-complex="11pt" style:font-weight-complex="bold"/>
    </style:style>
    <style:style style:name="P17"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8fb7c9" officeooo:paragraph-rsid="018fb7c9" fo:background-color="#eeeeee" style:font-size-asian="11pt" style:font-weight-asian="bold" style:font-size-complex="11pt" style:font-weight-complex="bold"/>
    </style:style>
    <style:style style:name="P18"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8fb7c9" officeooo:paragraph-rsid="01a15a97" fo:background-color="#eeeeee" style:font-size-asian="11pt" style:font-weight-asian="bold" style:font-size-complex="11pt" style:font-weight-complex="bold"/>
    </style:style>
    <style:style style:name="P19"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a15a97" officeooo:paragraph-rsid="01a15a97" fo:background-color="#eeeeee" style:font-size-asian="11pt" style:font-weight-asian="bold" style:font-size-complex="11pt" style:font-weight-complex="bold"/>
    </style:style>
    <style:style style:name="P20"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a3540e" officeooo:paragraph-rsid="01a3540e" fo:background-color="#eeeeee" style:font-size-asian="11pt" style:font-weight-asian="bold" style:font-size-complex="11pt" style:font-weight-complex="bold"/>
    </style:style>
    <style:style style:name="P21"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a4fef8" officeooo:paragraph-rsid="01a4fef8" fo:background-color="#eeeeee" style:font-size-asian="11pt" style:font-weight-asian="bold" style:font-size-complex="11pt" style:font-weight-complex="bold"/>
    </style:style>
    <style:style style:name="P22"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a8ab58" officeooo:paragraph-rsid="01a8ab58" fo:background-color="#eeeeee" style:font-size-asian="11pt" style:font-weight-asian="bold" style:font-size-complex="11pt" style:font-weight-complex="bold"/>
    </style:style>
    <style:style style:name="P23"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ae7855" officeooo:paragraph-rsid="01ae7855" fo:background-color="#eeeeee" style:font-size-asian="11pt" style:font-weight-asian="bold" style:font-size-complex="11pt" style:font-weight-complex="bold"/>
    </style:style>
    <style:style style:name="P24"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ae7855" officeooo:paragraph-rsid="01b1bc52" fo:background-color="#eeeeee" style:font-size-asian="11pt" style:font-weight-asian="bold" style:font-size-complex="11pt" style:font-weight-complex="bold"/>
    </style:style>
    <style:style style:name="P25"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ae7855" officeooo:paragraph-rsid="01b38e8e" fo:background-color="#eeeeee" style:font-size-asian="11pt" style:font-weight-asian="bold" style:font-size-complex="11pt" style:font-weight-complex="bold"/>
    </style:style>
    <style:style style:name="P26"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ae7855" officeooo:paragraph-rsid="01b51c11" fo:background-color="#eeeeee" style:font-size-asian="11pt" style:font-weight-asian="bold" style:font-size-complex="11pt" style:font-weight-complex="bold"/>
    </style:style>
    <style:style style:name="P27"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b1bc52" officeooo:paragraph-rsid="01b1bc52" fo:background-color="#eeeeee" style:font-size-asian="11pt" style:font-weight-asian="bold" style:font-size-complex="11pt" style:font-weight-complex="bold"/>
    </style:style>
    <style:style style:name="P28"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b69cfa" officeooo:paragraph-rsid="01b69cfa" fo:background-color="#eeeeee" style:font-size-asian="11pt" style:font-weight-asian="bold" style:font-size-complex="11pt" style:font-weight-complex="bold"/>
    </style:style>
    <style:style style:name="P29"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b69cfa" officeooo:paragraph-rsid="01b6a48b" fo:background-color="#eeeeee" style:font-size-asian="11pt" style:font-weight-asian="bold" style:font-size-complex="11pt" style:font-weight-complex="bold"/>
    </style:style>
    <style:style style:name="P30"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b69cfa" officeooo:paragraph-rsid="01b9b270" fo:background-color="#eeeeee" style:font-size-asian="11pt" style:font-weight-asian="bold" style:font-size-complex="11pt" style:font-weight-complex="bold"/>
    </style:style>
    <style:style style:name="P31" style:family="paragraph" style:parent-style-name="Text_20_body">
      <style:paragraph-properties fo:margin-top="0cm" fo:margin-bottom="0cm" loext:contextual-spacing="false" fo:background-color="#eeeeee">
        <style:background-image/>
      </style:paragraph-properties>
      <style:text-properties fo:color="#336600" style:font-name="Nimbus Mono L" fo:font-size="11pt" fo:font-weight="bold" officeooo:rsid="0195360d" officeooo:paragraph-rsid="0195360d" style:font-size-asian="11pt" style:font-weight-asian="bold" style:font-size-complex="11pt" style:font-weight-complex="bold"/>
    </style:style>
    <style:style style:name="P32" style:family="paragraph" style:parent-style-name="Text_20_body">
      <style:paragraph-properties fo:margin-top="0cm" fo:margin-bottom="0cm" loext:contextual-spacing="false" fo:background-color="#eeeeee">
        <style:background-image/>
      </style:paragraph-properties>
      <style:text-properties fo:color="#336600" style:font-name="Nimbus Mono L" fo:font-size="11pt" fo:font-weight="bold" officeooo:rsid="0195360d" officeooo:paragraph-rsid="0199afc3" style:font-size-asian="11pt" style:font-weight-asian="bold" style:font-size-complex="11pt" style:font-weight-complex="bold"/>
    </style:style>
    <style:style style:name="P33" style:family="paragraph" style:parent-style-name="Text_20_body">
      <style:paragraph-properties fo:margin-top="0cm" fo:margin-bottom="0cm" loext:contextual-spacing="false" fo:background-color="#eeeeee">
        <style:background-image/>
      </style:paragraph-properties>
      <style:text-properties fo:color="#336600" style:font-name="Nimbus Mono L" fo:font-size="11pt" fo:font-weight="bold" officeooo:rsid="019a7dee" officeooo:paragraph-rsid="019a7dee" style:font-size-asian="11pt" style:font-weight-asian="bold" style:font-size-complex="11pt" style:font-weight-complex="bold"/>
    </style:style>
    <style:style style:name="P34" style:family="paragraph" style:parent-style-name="Text_20_body">
      <style:paragraph-properties fo:margin-top="0cm" fo:margin-bottom="0cm" loext:contextual-spacing="false" fo:background-color="#eeeeee">
        <style:background-image/>
      </style:paragraph-properties>
      <style:text-properties fo:color="#336600" style:font-name="Nimbus Mono L" fo:font-size="11pt" fo:font-weight="bold" officeooo:rsid="019a7dee" officeooo:paragraph-rsid="019d3a40" style:font-size-asian="11pt" style:font-weight-asian="bold" style:font-size-complex="11pt" style:font-weight-complex="bold"/>
    </style:style>
    <style:style style:name="P35" style:family="paragraph" style:parent-style-name="Text_20_body">
      <style:paragraph-properties fo:margin-top="0cm" fo:margin-bottom="0cm" loext:contextual-spacing="false" fo:background-color="#eeeeee">
        <style:background-image/>
      </style:paragraph-properties>
      <style:text-properties fo:color="#336600" style:font-name="Nimbus Mono L" fo:font-size="11pt" fo:font-weight="bold" officeooo:rsid="019a7dee" officeooo:paragraph-rsid="019f0af1" style:font-size-asian="11pt" style:font-weight-asian="bold" style:font-size-complex="11pt" style:font-weight-complex="bold"/>
    </style:style>
    <style:style style:name="P36" style:family="paragraph" style:parent-style-name="Text_20_body">
      <style:paragraph-properties fo:margin-top="0cm" fo:margin-bottom="0cm" loext:contextual-spacing="false" fo:background-color="#eeeeee">
        <style:background-image/>
      </style:paragraph-properties>
      <style:text-properties fo:color="#336600" style:font-name="Nimbus Mono L" fo:font-size="11pt" fo:font-weight="bold" officeooo:rsid="0193ed83" officeooo:paragraph-rsid="0193ed83" style:font-size-asian="11pt" style:font-weight-asian="bold" style:font-size-complex="11pt" style:font-weight-complex="bold"/>
    </style:style>
    <style:style style:name="P37"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ae7855" officeooo:paragraph-rsid="01ae7855" style:font-size-asian="11pt" style:font-weight-asian="bold" style:font-size-complex="11pt" style:font-weight-complex="bold"/>
    </style:style>
    <style:style style:name="P38"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ae7855" officeooo:paragraph-rsid="01b1bc52" style:font-size-asian="11pt" style:font-weight-asian="bold" style:font-size-complex="11pt" style:font-weight-complex="bold"/>
    </style:style>
    <style:style style:name="P39"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bold" officeooo:rsid="01c70b88" officeooo:paragraph-rsid="01c70b88" style:font-size-asian="11pt" style:font-weight-asian="bold" style:font-size-complex="11pt" style:font-weight-complex="bold"/>
    </style:style>
    <style:style style:name="P40"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normal" officeooo:rsid="0188b413" officeooo:paragraph-rsid="0189f83c" fo:background-color="#eeeeee" style:font-size-asian="11pt" style:font-weight-asian="normal" style:font-size-complex="11pt" style:font-weight-complex="normal"/>
    </style:style>
    <style:style style:name="P41"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36600" style:font-name="Nimbus Mono L" fo:font-size="11pt" fo:font-weight="normal" officeooo:rsid="01becc18" officeooo:paragraph-rsid="01c70b88" style:font-size-asian="11pt" style:font-weight-asian="normal" style:font-size-complex="11pt" style:font-weight-complex="normal"/>
    </style:style>
    <style:style style:name="P42"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465a4" style:font-name="Nimbus Mono L" fo:font-size="11pt" fo:font-weight="bold" officeooo:rsid="01864182" officeooo:paragraph-rsid="01864182" fo:background-color="#eeeeee" style:font-size-asian="11pt" style:font-weight-asian="bold" style:font-size-complex="11pt" style:font-weight-complex="bold"/>
    </style:style>
    <style:style style:name="P43"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3465a4" style:font-name="Nimbus Mono L" fo:font-size="11pt" fo:font-weight="bold" officeooo:rsid="0188b413" officeooo:paragraph-rsid="0188b413" fo:background-color="#eeeeee" style:font-size-asian="11pt" style:font-weight-asian="bold" style:font-size-complex="11pt" style:font-weight-complex="bold"/>
    </style:style>
    <style:style style:name="P44" style:family="paragraph" style:parent-style-name="Text_20_body">
      <style:paragraph-properties fo:margin-top="0cm" fo:margin-bottom="0cm" loext:contextual-spacing="false" fo:background-color="#eeeeee">
        <style:background-image/>
      </style:paragraph-properties>
      <style:text-properties style:font-name="Nimbus Mono L" fo:font-size="11pt" fo:font-weight="bold" officeooo:rsid="0195360d" officeooo:paragraph-rsid="0195360d" style:font-size-asian="11pt" style:font-weight-asian="bold" style:font-size-complex="11pt" style:font-weight-complex="bold"/>
    </style:style>
    <style:style style:name="P45" style:family="paragraph" style:parent-style-name="Text_20_body">
      <style:paragraph-properties fo:margin-top="0cm" fo:margin-bottom="0cm" loext:contextual-spacing="false" fo:text-align="justify" style:justify-single-word="false" fo:background-color="#eeeeee">
        <style:background-image/>
      </style:paragraph-properties>
      <style:text-properties style:font-name="Nimbus Mono L" fo:font-size="11pt" fo:font-weight="bold" officeooo:rsid="01b69cfa" officeooo:paragraph-rsid="01b7ba72" fo:background-color="#eeeeee" style:font-size-asian="11pt" style:font-weight-asian="bold" style:font-size-complex="11pt" style:font-weight-complex="bold"/>
    </style:style>
    <style:style style:name="P46" style:family="paragraph" style:parent-style-name="Text_20_body">
      <style:paragraph-properties fo:margin-top="0cm" fo:margin-bottom="0cm" loext:contextual-spacing="false" fo:text-align="justify" style:justify-single-word="false" fo:background-color="#eeeeee">
        <style:background-image/>
      </style:paragraph-properties>
      <style:text-properties style:font-name="Nimbus Mono L" fo:font-size="11pt" fo:font-weight="bold" officeooo:rsid="01ae7855" officeooo:paragraph-rsid="01b1bc52" fo:background-color="#eeeeee" style:font-size-asian="11pt" style:font-weight-asian="bold" style:font-size-complex="11pt" style:font-weight-complex="bold"/>
    </style:style>
    <style:style style:name="P47" style:family="paragraph" style:parent-style-name="Text_20_body">
      <style:paragraph-properties fo:margin-top="0cm" fo:margin-bottom="0cm" loext:contextual-spacing="false" fo:text-align="justify" style:justify-single-word="false" fo:background-color="#eeeeee">
        <style:background-image/>
      </style:paragraph-properties>
      <style:text-properties style:font-name="Nimbus Mono L" fo:font-size="11pt" fo:font-weight="bold" officeooo:rsid="01ae7855" officeooo:paragraph-rsid="01b9b270" fo:background-color="#eeeeee" style:font-size-asian="11pt" style:font-weight-asian="bold" style:font-size-complex="11pt" style:font-weight-complex="bold"/>
    </style:style>
    <style:style style:name="P48" style:family="paragraph" style:parent-style-name="Text_20_body">
      <style:paragraph-properties fo:margin-top="0cm" fo:margin-bottom="0cm" loext:contextual-spacing="false" fo:text-align="justify" style:justify-single-word="false" fo:background-color="#eeeeee">
        <style:background-image/>
      </style:paragraph-properties>
      <style:text-properties style:font-name="Nimbus Mono L" fo:font-size="11pt" fo:font-weight="bold" officeooo:rsid="01ae7855" officeooo:paragraph-rsid="01ba60cd" fo:background-color="#eeeeee" style:font-size-asian="11pt" style:font-weight-asian="bold" style:font-size-complex="11pt" style:font-weight-complex="bold"/>
    </style:style>
    <style:style style:name="P49" style:family="paragraph" style:parent-style-name="Text_20_body">
      <style:paragraph-properties fo:margin-top="0cm" fo:margin-bottom="0cm" loext:contextual-spacing="false" fo:background-color="#eeeeee">
        <style:background-image/>
      </style:paragraph-properties>
      <style:text-properties fo:color="#cc9900" style:font-name="Nimbus Mono L" fo:font-size="11pt" fo:font-weight="bold" officeooo:rsid="0195360d" officeooo:paragraph-rsid="0195360d" style:font-size-asian="11pt" style:font-weight-asian="bold" style:font-size-complex="11pt" style:font-weight-complex="bold"/>
    </style:style>
    <style:style style:name="P50" style:family="paragraph" style:parent-style-name="Text_20_body">
      <style:paragraph-properties fo:margin-top="0cm" fo:margin-bottom="0cm" loext:contextual-spacing="false" fo:text-align="justify" style:justify-single-word="false" fo:background-color="#eeeeee">
        <style:background-image/>
      </style:paragraph-properties>
      <style:text-properties officeooo:rsid="01ae7855" officeooo:paragraph-rsid="01ae7855"/>
    </style:style>
    <style:style style:name="P51" style:family="paragraph" style:parent-style-name="Text_20_body">
      <style:paragraph-properties fo:margin-top="0cm" fo:margin-bottom="0cm" loext:contextual-spacing="false" fo:text-align="justify" style:justify-single-word="false" fo:background-color="#eeeeee">
        <style:background-image/>
      </style:paragraph-properties>
      <style:text-properties officeooo:rsid="01ae7855" officeooo:paragraph-rsid="01b1bc52"/>
    </style:style>
    <style:style style:name="P52" style:family="paragraph" style:parent-style-name="Preformatted_20_Text">
      <style:paragraph-properties fo:margin-top="0cm" fo:margin-bottom="0cm" loext:contextual-spacing="false" fo:background-color="#eeeeee">
        <style:background-image/>
      </style:paragraph-properties>
      <style:text-properties fo:color="#336600" style:font-name="Nimbus Mono L" fo:font-size="11pt" fo:font-weight="bold" officeooo:rsid="018a2168" officeooo:paragraph-rsid="018a2168" style:font-size-asian="11pt" style:font-weight-asian="bold" style:font-size-complex="11pt" style:font-weight-complex="bold"/>
    </style:style>
    <style:style style:name="P53" style:family="paragraph" style:parent-style-name="Preformatted_20_Text">
      <style:paragraph-properties fo:margin-top="0cm" fo:margin-bottom="0cm" loext:contextual-spacing="false" fo:text-align="start" style:justify-single-word="false" fo:background-color="#eeeeee">
        <style:background-image/>
      </style:paragraph-properties>
      <style:text-properties style:font-name="Nimbus Mono L" fo:font-size="11pt" fo:font-weight="bold" officeooo:rsid="01ae7855" officeooo:paragraph-rsid="01ba60cd" fo:background-color="#eeeeee" style:font-size-asian="11pt" style:font-weight-asian="bold" style:font-size-complex="11pt" style:font-weight-complex="bold"/>
    </style:style>
    <style:style style:name="P54" style:family="paragraph" style:parent-style-name="Standard">
      <style:paragraph-properties fo:margin-top="0cm" fo:margin-bottom="0cm" loext:contextual-spacing="false" fo:text-align="start" style:justify-single-word="false" fo:background-color="#eeeeee">
        <style:background-image/>
      </style:paragraph-properties>
      <style:text-properties fo:color="#000000" style:font-name="Liberation Serif" fo:font-size="12pt" fo:font-weight="bold" officeooo:paragraph-rsid="01a51452" fo:background-color="#ffffff" style:font-size-asian="12pt" style:font-weight-asian="bold" style:font-size-complex="12pt" style:font-weight-complex="bold"/>
    </style:style>
    <style:style style:name="P55" style:family="paragraph" style:parent-style-name="Standard">
      <style:paragraph-properties fo:margin-top="0cm" fo:margin-bottom="0cm" loext:contextual-spacing="false" fo:text-align="start" style:justify-single-word="false" fo:background-color="#eeeeee">
        <style:background-image/>
      </style:paragraph-properties>
      <style:text-properties fo:color="#336600" style:font-name="Nimbus Mono L" fo:font-size="11pt" fo:font-weight="bold" officeooo:rsid="0177baf1" officeooo:paragraph-rsid="01a6ed40" fo:background-color="#eeeeee" style:font-size-asian="11pt" style:font-weight-asian="bold" style:font-size-complex="11pt" style:font-weight-complex="bold"/>
    </style:style>
    <style:style style:name="P56" style:family="paragraph" style:parent-style-name="Text_20_body">
      <style:paragraph-properties fo:margin-top="0cm" fo:margin-bottom="0cm" loext:contextual-spacing="false"/>
    </style:style>
    <style:style style:name="P57" style:family="paragraph" style:parent-style-name="Text_20_body">
      <style:paragraph-properties fo:margin-top="0cm" fo:margin-bottom="0cm" loext:contextual-spacing="false" fo:text-align="justify" style:justify-single-word="false"/>
    </style:style>
    <style:style style:name="P58" style:family="paragraph" style:parent-style-name="Text_20_body">
      <style:paragraph-properties fo:margin-top="0cm" fo:margin-bottom="0cm" loext:contextual-spacing="false" fo:text-align="justify" style:justify-single-word="false"/>
      <style:text-properties officeooo:paragraph-rsid="0033d018"/>
    </style:style>
    <style:style style:name="P59" style:family="paragraph" style:parent-style-name="Text_20_body">
      <style:paragraph-properties fo:margin-top="0cm" fo:margin-bottom="0cm" loext:contextual-spacing="false" fo:text-align="justify" style:justify-single-word="false"/>
      <style:text-properties officeooo:paragraph-rsid="0193ed83"/>
    </style:style>
    <style:style style:name="P60" style:family="paragraph" style:parent-style-name="Text_20_body">
      <style:paragraph-properties fo:margin-top="0cm" fo:margin-bottom="0cm" loext:contextual-spacing="false" fo:text-align="justify" style:justify-single-word="false"/>
      <style:text-properties officeooo:paragraph-rsid="01bc4110"/>
    </style:style>
    <style:style style:name="P61" style:family="paragraph" style:parent-style-name="Text_20_body">
      <style:paragraph-properties fo:margin-top="0cm" fo:margin-bottom="0cm" loext:contextual-spacing="false" fo:text-align="justify" style:justify-single-word="false"/>
      <style:text-properties officeooo:paragraph-rsid="01bcf470"/>
    </style:style>
    <style:style style:name="P62" style:family="paragraph" style:parent-style-name="Text_20_body">
      <style:paragraph-properties fo:margin-top="0cm" fo:margin-bottom="0cm" loext:contextual-spacing="false" fo:text-align="justify" style:justify-single-word="false"/>
      <style:text-properties fo:color="#3465a4" style:font-name="Liberation Serif" fo:font-size="12pt" fo:font-weight="bold" officeooo:paragraph-rsid="0033d018" fo:background-color="#ffffff" style:font-size-asian="12pt" style:font-weight-asian="bold" style:font-size-complex="12pt" style:font-weight-complex="bold"/>
    </style:style>
    <style:style style:name="P63" style:family="paragraph" style:parent-style-name="Text_20_body">
      <style:paragraph-properties fo:margin-top="0cm" fo:margin-bottom="0cm" loext:contextual-spacing="false" fo:text-align="justify" style:justify-single-word="false"/>
      <style:text-properties fo:color="#000000" style:font-name="Liberation Serif" fo:font-size="12pt" fo:font-weight="normal" officeooo:paragraph-rsid="0033d018" fo:background-color="#ffffff" style:font-size-asian="12pt" style:font-weight-asian="normal" style:font-size-complex="12pt" style:font-weight-complex="normal"/>
    </style:style>
    <style:style style:name="P64" style:family="paragraph" style:parent-style-name="Text_20_body">
      <style:paragraph-properties fo:margin-top="0cm" fo:margin-bottom="0cm" loext:contextual-spacing="false" fo:text-align="justify" style:justify-single-word="false"/>
      <style:text-properties fo:color="#000000" style:font-name="Liberation Serif" fo:font-size="12pt" fo:font-weight="normal" officeooo:rsid="018fb7c9" officeooo:paragraph-rsid="0193ed83" fo:background-color="#ffffff" style:font-size-asian="12pt" style:font-weight-asian="normal" style:font-size-complex="12pt" style:font-weight-complex="normal"/>
    </style:style>
    <style:style style:name="P65" style:family="paragraph" style:parent-style-name="Text_20_body">
      <style:paragraph-properties fo:margin-top="0cm" fo:margin-bottom="0cm" loext:contextual-spacing="false" fo:text-align="justify" style:justify-single-word="false"/>
      <style:text-properties fo:color="#000000" style:font-name="Liberation Serif" fo:font-size="12pt" fo:font-weight="bold" officeooo:paragraph-rsid="0033d018" fo:background-color="#ffffff" style:font-size-asian="12pt" style:font-weight-asian="bold" style:font-size-complex="12pt" style:font-weight-complex="bold"/>
    </style:style>
    <style:style style:name="P66" style:family="paragraph" style:parent-style-name="Text_20_body">
      <style:paragraph-properties fo:margin-top="0cm" fo:margin-bottom="0cm" loext:contextual-spacing="false" fo:text-align="justify" style:justify-single-word="false"/>
      <style:text-properties fo:color="#000000" style:font-name="Nimbus Mono L" fo:font-size="11pt" fo:font-weight="bold" officeooo:paragraph-rsid="0033d018" fo:background-color="#eeeeee" style:font-size-asian="11pt" style:font-weight-asian="bold" style:font-size-complex="11pt" style:font-weight-complex="bold"/>
    </style:style>
    <style:style style:name="P67" style:family="paragraph" style:parent-style-name="Text_20_body">
      <style:paragraph-properties fo:margin-top="0cm" fo:margin-bottom="0cm" loext:contextual-spacing="false" fo:text-align="justify" style:justify-single-word="false"/>
      <style:text-properties officeooo:rsid="019d3a40" officeooo:paragraph-rsid="019d3a40"/>
    </style:style>
    <style:style style:name="P68" style:family="paragraph" style:parent-style-name="Text_20_body">
      <style:paragraph-properties fo:margin-top="0cm" fo:margin-bottom="0cm" loext:contextual-spacing="false" fo:background-color="#ffffff">
        <style:background-image/>
      </style:paragraph-properties>
    </style:style>
    <style:style style:name="P69"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bold" officeooo:rsid="0177baf1" officeooo:paragraph-rsid="0177baf1" fo:background-color="#ffffff" style:font-size-asian="12pt" style:font-weight-asian="bold" style:font-size-complex="12pt" style:font-weight-complex="bold"/>
    </style:style>
    <style:style style:name="P70"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bold" officeooo:rsid="01becc18" officeooo:paragraph-rsid="01c70b88" style:font-size-asian="12pt" style:font-weight-asian="bold" style:font-size-complex="12pt" style:font-weight-complex="bold"/>
    </style:style>
    <style:style style:name="P71"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77baf1" officeooo:paragraph-rsid="0177baf1" fo:background-color="#ffffff" style:font-size-asian="12pt" style:font-weight-asian="normal" style:font-size-complex="12pt" style:font-weight-complex="normal"/>
    </style:style>
    <style:style style:name="P72"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864182" officeooo:paragraph-rsid="01864182" fo:background-color="#ffffff" style:font-size-asian="12pt" style:font-weight-asian="normal" style:font-size-complex="12pt" style:font-weight-complex="normal"/>
    </style:style>
    <style:style style:name="P73"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88b413" officeooo:paragraph-rsid="0188b413" fo:background-color="#ffffff" style:font-size-asian="12pt" style:font-weight-asian="normal" style:font-size-complex="12pt" style:font-weight-complex="normal"/>
    </style:style>
    <style:style style:name="P74"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88b413" officeooo:paragraph-rsid="0189f83c" fo:background-color="#ffffff" style:font-size-asian="12pt" style:font-weight-asian="normal" style:font-size-complex="12pt" style:font-weight-complex="normal"/>
    </style:style>
    <style:style style:name="P75"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88b413" officeooo:paragraph-rsid="018d813c" fo:background-color="#ffffff" style:font-size-asian="12pt" style:font-weight-asian="normal" style:font-size-complex="12pt" style:font-weight-complex="normal"/>
    </style:style>
    <style:style style:name="P76"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8d813c" officeooo:paragraph-rsid="018d813c" fo:background-color="#ffffff" style:font-size-asian="12pt" style:font-weight-asian="normal" style:font-size-complex="12pt" style:font-weight-complex="normal"/>
    </style:style>
    <style:style style:name="P77"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8fb7c9" officeooo:paragraph-rsid="018fb7c9" fo:background-color="#ffffff" style:font-size-asian="12pt" style:font-weight-asian="normal" style:font-size-complex="12pt" style:font-weight-complex="normal"/>
    </style:style>
    <style:style style:name="P78"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a15a97" officeooo:paragraph-rsid="01a15a97" fo:background-color="#ffffff" style:font-size-asian="12pt" style:font-weight-asian="normal" style:font-size-complex="12pt" style:font-weight-complex="normal"/>
    </style:style>
    <style:style style:name="P79"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a4fef8" officeooo:paragraph-rsid="01a4fef8" fo:background-color="#ffffff" style:font-size-asian="12pt" style:font-weight-asian="normal" style:font-size-complex="12pt" style:font-weight-complex="normal"/>
    </style:style>
    <style:style style:name="P80"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aa80f1" officeooo:paragraph-rsid="01aa80f1" fo:background-color="#ffffff" style:font-size-asian="12pt" style:font-weight-asian="normal" style:font-size-complex="12pt" style:font-weight-complex="normal"/>
    </style:style>
    <style:style style:name="P81"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fo:font-weight="normal" officeooo:rsid="01becc18" officeooo:paragraph-rsid="01c70b88" style:font-size-asian="12pt" style:font-weight-asian="normal" style:font-size-complex="12pt" style:font-weight-complex="normal"/>
    </style:style>
    <style:style style:name="P82"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2pt" officeooo:rsid="01ae7855" officeooo:paragraph-rsid="01b1bc52" style:font-size-asian="12pt" style:font-size-complex="12pt"/>
    </style:style>
    <style:style style:name="P83"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Liberation Serif" fo:font-size="11pt" fo:font-weight="normal" officeooo:rsid="018fb7c9" officeooo:paragraph-rsid="018fb7c9" fo:background-color="#ffffff" style:font-size-asian="11pt" style:font-weight-asian="normal" style:font-size-complex="11pt" style:font-weight-complex="normal"/>
    </style:style>
    <style:style style:name="P84" style:family="paragraph" style:parent-style-name="Text_20_body">
      <style:paragraph-properties fo:margin-top="0cm" fo:margin-bottom="0cm" loext:contextual-spacing="false" fo:text-align="start" style:justify-single-word="false" fo:background-color="#ffffff">
        <style:background-image/>
      </style:paragraph-properties>
      <style:text-properties fo:color="#000000" style:font-name="Nimbus Mono L" fo:font-size="11pt" fo:font-weight="bold" officeooo:rsid="018d813c" officeooo:paragraph-rsid="018d813c" fo:background-color="#ffffff" style:font-size-asian="11pt" style:font-weight-asian="bold" style:font-size-complex="11pt" style:font-weight-complex="bold"/>
    </style:style>
    <style:style style:name="P85"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Nimbus Mono L" fo:font-size="11pt" fo:font-weight="bold" officeooo:rsid="01a15a97" officeooo:paragraph-rsid="01a15a97" fo:background-color="#ffffff" style:font-size-asian="11pt" style:font-weight-asian="bold" style:font-size-complex="11pt" style:font-weight-complex="bold"/>
    </style:style>
    <style:style style:name="P86"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Nimbus Mono L" fo:font-size="11pt" fo:font-weight="bold" officeooo:rsid="01aa80f1" officeooo:paragraph-rsid="01aa80f1" fo:background-color="#ffffff" style:font-size-asian="11pt" style:font-weight-asian="bold" style:font-size-complex="11pt" style:font-weight-complex="bold"/>
    </style:style>
    <style:style style:name="P87"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style:font-name="Nimbus Mono L" fo:font-size="11pt" fo:font-weight="bold" officeooo:rsid="01a8ab58" officeooo:paragraph-rsid="01a8ab58" fo:background-color="#eeeeee" style:font-size-asian="11pt" style:font-weight-asian="bold" style:font-size-complex="11pt" style:font-weight-complex="bold"/>
    </style:style>
    <style:style style:name="P88"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fo:font-size="12pt" officeooo:rsid="01becc18" officeooo:paragraph-rsid="01becc18" style:font-size-asian="12pt" style:font-size-complex="12pt"/>
    </style:style>
    <style:style style:name="P89"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000000" fo:font-size="12pt" officeooo:rsid="01ae7855" officeooo:paragraph-rsid="01c22c85" style:font-size-asian="12pt" style:font-size-complex="12pt"/>
    </style:style>
    <style:style style:name="P90"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77baf1" officeooo:paragraph-rsid="0177baf1" fo:background-color="#eeeeee" style:font-size-asian="11pt" style:font-weight-asian="bold" style:font-size-complex="11pt" style:font-weight-complex="bold"/>
    </style:style>
    <style:style style:name="P91"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864182" officeooo:paragraph-rsid="01864182" fo:background-color="#eeeeee" style:font-size-asian="11pt" style:font-weight-asian="bold" style:font-size-complex="11pt" style:font-weight-complex="bold"/>
    </style:style>
    <style:style style:name="P92"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88b413" officeooo:paragraph-rsid="0188b413" fo:background-color="#eeeeee" style:font-size-asian="11pt" style:font-weight-asian="bold" style:font-size-complex="11pt" style:font-weight-complex="bold"/>
    </style:style>
    <style:style style:name="P93"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8fb7c9" officeooo:paragraph-rsid="018fb7c9" fo:background-color="#eeeeee" style:font-size-asian="11pt" style:font-weight-asian="bold" style:font-size-complex="11pt" style:font-weight-complex="bold"/>
    </style:style>
    <style:style style:name="P94"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a15a97" officeooo:paragraph-rsid="01a15a97" fo:background-color="#eeeeee" style:font-size-asian="11pt" style:font-weight-asian="bold" style:font-size-complex="11pt" style:font-weight-complex="bold"/>
    </style:style>
    <style:style style:name="P95"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77baf1" officeooo:paragraph-rsid="0177baf1" fo:background-color="#ffffff" style:font-size-asian="11pt" style:font-weight-asian="bold" style:font-size-complex="11pt" style:font-weight-complex="bold"/>
    </style:style>
    <style:style style:name="P96"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8fb7c9" officeooo:paragraph-rsid="018fb7c9" fo:background-color="#ffffff" style:font-size-asian="11pt" style:font-weight-asian="bold" style:font-size-complex="11pt" style:font-weight-complex="bold"/>
    </style:style>
    <style:style style:name="P97"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a4fef8" officeooo:paragraph-rsid="01a4fef8" fo:background-color="#ffffff" style:font-size-asian="11pt" style:font-weight-asian="bold" style:font-size-complex="11pt" style:font-weight-complex="bold"/>
    </style:style>
    <style:style style:name="P98"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36600" style:font-name="Nimbus Mono L" fo:font-size="11pt" fo:font-weight="bold" officeooo:rsid="01c70b88" officeooo:paragraph-rsid="01c70b88" style:font-size-asian="11pt" style:font-weight-asian="bold" style:font-size-complex="11pt" style:font-weight-complex="bold"/>
    </style:style>
    <style:style style:name="P99" style:family="paragraph" style:parent-style-name="Text_20_body">
      <style:paragraph-properties fo:margin-top="0cm" fo:margin-bottom="0cm" loext:contextual-spacing="false" fo:text-align="justify" style:justify-single-word="false" fo:background-color="#ffffff">
        <style:background-image/>
      </style:paragraph-properties>
      <style:text-properties officeooo:paragraph-rsid="0177baf1"/>
    </style:style>
    <style:style style:name="P100" style:family="paragraph" style:parent-style-name="Text_20_body">
      <style:paragraph-properties fo:margin-top="0cm" fo:margin-bottom="0cm" loext:contextual-spacing="false" fo:text-align="justify" style:justify-single-word="false" fo:background-color="#ffffff">
        <style:background-image/>
      </style:paragraph-properties>
      <style:text-properties officeooo:paragraph-rsid="018d813c"/>
    </style:style>
    <style:style style:name="P101" style:family="paragraph" style:parent-style-name="Text_20_body">
      <style:paragraph-properties fo:margin-top="0cm" fo:margin-bottom="0cm" loext:contextual-spacing="false" fo:text-align="justify" style:justify-single-word="false" fo:background-color="#ffffff">
        <style:background-image/>
      </style:paragraph-properties>
      <style:text-properties officeooo:paragraph-rsid="01aa80f1"/>
    </style:style>
    <style:style style:name="P102" style:family="paragraph" style:parent-style-name="Text_20_body">
      <style:paragraph-properties fo:margin-top="0cm" fo:margin-bottom="0cm" loext:contextual-spacing="false" fo:text-align="justify" style:justify-single-word="false" fo:background-color="#ffffff">
        <style:background-image/>
      </style:paragraph-properties>
      <style:text-properties officeooo:paragraph-rsid="01bc4110"/>
    </style:style>
    <style:style style:name="P103" style:family="paragraph" style:parent-style-name="Text_20_body">
      <style:paragraph-properties fo:margin-top="0cm" fo:margin-bottom="0cm" loext:contextual-spacing="false" fo:text-align="justify" style:justify-single-word="false" fo:background-color="#ffffff">
        <style:background-image/>
      </style:paragraph-properties>
      <style:text-properties officeooo:paragraph-rsid="01bcf470"/>
    </style:style>
    <style:style style:name="P104" style:family="paragraph" style:parent-style-name="Text_20_body">
      <style:paragraph-properties fo:margin-top="0cm" fo:margin-bottom="0cm" loext:contextual-spacing="false" fo:text-align="justify" style:justify-single-word="false" fo:background-color="#ffffff">
        <style:background-image/>
      </style:paragraph-properties>
      <style:text-properties style:font-name="Nimbus Mono L" fo:font-size="11pt" fo:font-weight="bold" officeooo:rsid="01ae7855" officeooo:paragraph-rsid="01b9b270" fo:background-color="#eeeeee" style:font-size-asian="11pt" style:font-weight-asian="bold" style:font-size-complex="11pt" style:font-weight-complex="bold"/>
    </style:style>
    <style:style style:name="P105" style:family="paragraph" style:parent-style-name="Text_20_body">
      <style:paragraph-properties fo:margin-top="0cm" fo:margin-bottom="0cm" loext:contextual-spacing="false" fo:text-align="justify" style:justify-single-word="false" fo:background-color="#ffffff">
        <style:background-image/>
      </style:paragraph-properties>
      <style:text-properties officeooo:rsid="01ae7855" officeooo:paragraph-rsid="01ae7855"/>
    </style:style>
    <style:style style:name="P106" style:family="paragraph" style:parent-style-name="Text_20_body">
      <style:paragraph-properties fo:margin-top="0cm" fo:margin-bottom="0cm" loext:contextual-spacing="false" fo:text-align="justify" style:justify-single-word="false" fo:background-color="#ffffff">
        <style:background-image/>
      </style:paragraph-properties>
      <style:text-properties officeooo:rsid="01ae7855" officeooo:paragraph-rsid="01b1bc52"/>
    </style:style>
    <style:style style:name="P107" style:family="paragraph" style:parent-style-name="Text_20_body">
      <style:paragraph-properties fo:margin-top="0cm" fo:margin-bottom="0cm" loext:contextual-spacing="false" fo:text-align="justify" style:justify-single-word="false" fo:background-color="#ffffff">
        <style:background-image/>
      </style:paragraph-properties>
      <style:text-properties officeooo:rsid="01b1bc52" officeooo:paragraph-rsid="01b1bc52"/>
    </style:style>
    <style:style style:name="P108" style:family="paragraph" style:parent-style-name="Text_20_body">
      <style:paragraph-properties fo:margin-top="0cm" fo:margin-bottom="0cm" loext:contextual-spacing="false" fo:text-align="justify" style:justify-single-word="false" fo:background-color="#ffffff">
        <style:background-image/>
      </style:paragraph-properties>
      <style:text-properties officeooo:rsid="01b69cfa" officeooo:paragraph-rsid="01b69cfa"/>
    </style:style>
    <style:style style:name="P109" style:family="paragraph" style:parent-style-name="Text_20_body">
      <style:paragraph-properties fo:margin-top="0cm" fo:margin-bottom="0cm" loext:contextual-spacing="false" fo:text-align="justify" style:justify-single-word="false" fo:background-color="#ffffff">
        <style:background-image/>
      </style:paragraph-properties>
      <style:text-properties officeooo:rsid="01b69cfa" officeooo:paragraph-rsid="01b9b270"/>
    </style:style>
    <style:style style:name="P110" style:family="paragraph" style:parent-style-name="Text_20_body">
      <style:paragraph-properties fo:margin-top="0cm" fo:margin-bottom="0cm" loext:contextual-spacing="false" fo:text-align="justify" style:justify-single-word="false" fo:background-color="#ffffff">
        <style:background-image/>
      </style:paragraph-properties>
      <style:text-properties officeooo:rsid="01b26010" officeooo:paragraph-rsid="01b26010"/>
    </style:style>
    <style:style style:name="P111" style:family="paragraph" style:parent-style-name="Text_20_body">
      <style:paragraph-properties fo:margin-top="0cm" fo:margin-bottom="0cm" loext:contextual-spacing="false" fo:text-align="justify" style:justify-single-word="false" fo:background-color="#ffffff">
        <style:background-image/>
      </style:paragraph-properties>
      <style:text-properties fo:color="#3465a4" style:font-name="Liberation Serif" fo:font-size="12pt" fo:font-weight="bold" officeooo:rsid="01c70b88" officeooo:paragraph-rsid="01c70b88" style:font-size-asian="12pt" style:font-weight-asian="bold" style:font-size-complex="12pt" style:font-weight-complex="bold"/>
    </style:style>
    <style:style style:name="P112" style:family="paragraph" style:parent-style-name="Preformatted_20_Text">
      <style:paragraph-properties fo:margin-top="0cm" fo:margin-bottom="0cm" loext:contextual-spacing="false" fo:text-align="justify" style:justify-single-word="false" fo:background-color="#ffffff">
        <style:background-image/>
      </style:paragraph-properties>
      <style:text-properties fo:color="#000000" style:font-name="Nimbus Mono L" fo:font-size="11pt" fo:font-weight="bold" officeooo:rsid="0177baf1" officeooo:paragraph-rsid="0177baf1" fo:background-color="#ffffff" style:font-size-asian="11pt" style:font-weight-asian="bold" style:font-size-complex="11pt" style:font-weight-complex="bold"/>
    </style:style>
    <style:style style:name="P113" style:family="paragraph" style:parent-style-name="Preformatted_20_Text">
      <style:paragraph-properties fo:margin-top="0cm" fo:margin-bottom="0cm" loext:contextual-spacing="false" fo:text-align="justify" style:justify-single-word="false" fo:background-color="#ffffff">
        <style:background-image/>
      </style:paragraph-properties>
      <style:text-properties fo:color="#000000" style:font-name="Nimbus Mono L" fo:font-size="11pt" fo:font-weight="bold" officeooo:rsid="01864182" officeooo:paragraph-rsid="01864182" fo:background-color="#ffffff" style:font-size-asian="11pt" style:font-weight-asian="bold" style:font-size-complex="11pt" style:font-weight-complex="bold"/>
    </style:style>
    <style:style style:name="P114" style:family="paragraph" style:parent-style-name="Preformatted_20_Text">
      <style:paragraph-properties fo:margin-top="0cm" fo:margin-bottom="0cm" loext:contextual-spacing="false" fo:text-align="justify" style:justify-single-word="false" fo:background-color="#ffffff">
        <style:background-image/>
      </style:paragraph-properties>
      <style:text-properties fo:color="#000000" style:font-name="Nimbus Mono L" fo:font-size="11pt" fo:font-weight="bold" officeooo:rsid="0188b413" officeooo:paragraph-rsid="0188b413" fo:background-color="#ffffff" style:font-size-asian="11pt" style:font-weight-asian="bold" style:font-size-complex="11pt" style:font-weight-complex="bold"/>
    </style:style>
    <style:style style:name="P115" style:family="paragraph" style:parent-style-name="Preformatted_20_Text">
      <style:paragraph-properties fo:margin-top="0cm" fo:margin-bottom="0cm" loext:contextual-spacing="false" fo:text-align="justify" style:justify-single-word="false" fo:background-color="#ffffff">
        <style:background-image/>
      </style:paragraph-properties>
      <style:text-properties fo:color="#000000" style:font-name="Nimbus Mono L" fo:font-size="11pt" fo:font-weight="bold" officeooo:rsid="0188b413" officeooo:paragraph-rsid="0189f83c" fo:background-color="#ffffff" style:font-size-asian="11pt" style:font-weight-asian="bold" style:font-size-complex="11pt" style:font-weight-complex="bold"/>
    </style:style>
    <style:style style:name="P116" style:family="paragraph" style:parent-style-name="Preformatted_20_Text">
      <style:paragraph-properties fo:margin-top="0cm" fo:margin-bottom="0cm" loext:contextual-spacing="false" fo:text-align="justify" style:justify-single-word="false" fo:background-color="#ffffff">
        <style:background-image/>
      </style:paragraph-properties>
      <style:text-properties fo:color="#000000" style:font-name="Nimbus Mono L" fo:font-size="11pt" fo:font-weight="bold" officeooo:rsid="018fb7c9" officeooo:paragraph-rsid="018fb7c9" fo:background-color="#ffffff" style:font-size-asian="11pt" style:font-weight-asian="bold" style:font-size-complex="11pt" style:font-weight-complex="bold"/>
    </style:style>
    <style:style style:name="P117" style:family="paragraph" style:parent-style-name="Heading_20_2">
      <style:paragraph-properties fo:margin-top="0cm" fo:margin-bottom="0cm" loext:contextual-spacing="false" fo:text-align="justify" style:justify-single-word="false" fo:background-color="#ffffff">
        <style:background-image/>
      </style:paragraph-properties>
      <style:text-properties fo:color="#3465a4" style:font-name="Liberation Serif" fo:font-size="16pt" fo:font-weight="normal" officeooo:rsid="018fb7c9" officeooo:paragraph-rsid="018fb7c9" fo:background-color="#ffffff" style:font-size-asian="16pt" style:font-weight-asian="normal" style:font-size-complex="16pt" style:font-weight-complex="normal"/>
    </style:style>
    <style:style style:name="P118" style:family="paragraph" style:parent-style-name="Heading_20_2">
      <style:paragraph-properties fo:margin-top="0cm" fo:margin-bottom="0cm" loext:contextual-spacing="false" fo:text-align="justify" style:justify-single-word="false" fo:background-color="#ffffff">
        <style:background-image/>
      </style:paragraph-properties>
      <style:text-properties fo:color="#3465a4" style:font-name="Liberation Serif" fo:font-size="16pt" officeooo:rsid="01ae7855" officeooo:paragraph-rsid="01b1bc52" style:font-size-asian="16pt" style:font-size-complex="16pt"/>
    </style:style>
    <style:style style:name="P119" style:family="paragraph" style:parent-style-name="Heading_20_2">
      <style:paragraph-properties fo:margin-top="0cm" fo:margin-bottom="0cm" loext:contextual-spacing="false" fo:text-align="justify" style:justify-single-word="false" fo:background-color="#ffffff">
        <style:background-image/>
      </style:paragraph-properties>
      <style:text-properties fo:color="#3465a4" style:font-name="Liberation Serif" fo:font-size="12pt" fo:font-weight="bold" officeooo:rsid="01aa80f1" officeooo:paragraph-rsid="01aa80f1" fo:background-color="#ffffff" style:font-size-asian="12pt" style:font-weight-asian="bold" style:font-size-complex="12pt" style:font-weight-complex="bold"/>
    </style:style>
    <style:style style:name="P120" style:family="paragraph" style:parent-style-name="Preformatted_20_Text">
      <style:paragraph-properties fo:margin-top="0cm" fo:margin-bottom="0cm" loext:contextual-spacing="false"/>
      <style:text-properties style:font-name="Nimbus Mono L" fo:font-size="11pt" fo:font-weight="bold" style:font-size-asian="11pt" style:font-weight-asian="bold" style:font-size-complex="11pt" style:font-weight-complex="bold"/>
    </style:style>
    <style:style style:name="P121" style:family="paragraph" style:parent-style-name="Text_20_body">
      <style:paragraph-properties fo:text-align="justify" style:justify-single-word="false"/>
      <style:text-properties fo:color="#000000" style:font-name="Liberation Serif" fo:font-size="12pt" fo:font-weight="bold" officeooo:paragraph-rsid="0033d018" fo:background-color="#ffffff" style:font-size-asian="12pt" style:font-weight-asian="bold" style:font-size-complex="12pt" style:font-weight-complex="bold"/>
    </style:style>
    <style:style style:name="P122" style:family="paragraph" style:parent-style-name="Text_20_body">
      <style:paragraph-properties fo:text-align="justify" style:justify-single-word="false"/>
    </style:style>
    <style:style style:name="P123" style:family="paragraph" style:parent-style-name="Text_20_body">
      <style:paragraph-properties fo:text-align="justify" style:justify-single-word="false"/>
      <style:text-properties officeooo:paragraph-rsid="0193ed83"/>
    </style:style>
    <style:style style:name="P124" style:family="paragraph" style:parent-style-name="Text_20_body">
      <style:paragraph-properties fo:text-align="justify" style:justify-single-word="false"/>
      <style:text-properties officeooo:paragraph-rsid="01bc4110"/>
    </style:style>
    <style:style style:name="P125" style:family="paragraph" style:parent-style-name="Text_20_body">
      <style:paragraph-properties fo:text-align="justify" style:justify-single-word="false"/>
      <style:text-properties officeooo:paragraph-rsid="01bcf470"/>
    </style:style>
    <style:style style:name="P126" style:family="paragraph" style:parent-style-name="Text_20_body">
      <style:text-properties officeooo:rsid="0193ed83" officeooo:paragraph-rsid="0193ed83"/>
    </style:style>
    <style:style style:name="P127" style:family="paragraph" style:parent-style-name="Text_20_body">
      <style:text-properties officeooo:rsid="019d3a40" officeooo:paragraph-rsid="019d3a40"/>
    </style:style>
    <style:style style:name="P128" style:family="paragraph" style:parent-style-name="Text_20_body">
      <style:text-properties officeooo:paragraph-rsid="01bcf470"/>
    </style:style>
    <style:style style:name="P129" style:family="paragraph" style:parent-style-name="Preformatted_20_Text">
      <style:paragraph-properties fo:background-color="#ffffff">
        <style:background-image/>
      </style:paragraph-properties>
      <style:text-properties fo:color="#000000" style:font-name="Nimbus Mono L" fo:font-size="11pt" fo:font-weight="bold" fo:background-color="#ffffff" style:font-size-asian="11pt" style:font-weight-asian="bold" style:font-size-complex="11pt" style:font-weight-complex="bold"/>
    </style:style>
    <style:style style:name="P130" style:family="paragraph" style:parent-style-name="Text_20_body">
      <style:paragraph-properties fo:text-align="justify" style:justify-single-word="false" fo:background-color="#ffffff">
        <style:background-image/>
      </style:paragraph-properties>
      <style:text-properties officeooo:paragraph-rsid="01bcf470"/>
    </style:style>
    <style:style style:name="P131" style:family="paragraph" style:parent-style-name="Heading_20_1">
      <style:paragraph-properties fo:text-align="justify" style:justify-single-word="false"/>
      <style:text-properties fo:color="#3465a4" style:font-name="Liberation Serif" fo:font-size="16pt" fo:font-weight="bold" officeooo:paragraph-rsid="0033d018" fo:background-color="#ffffff" style:font-size-asian="16pt" style:font-weight-asian="bold" style:font-size-complex="16pt" style:font-weight-complex="bold"/>
    </style:style>
    <style:style style:name="P132" style:family="paragraph" style:parent-style-name="Heading_20_2">
      <style:paragraph-properties fo:text-align="justify" style:justify-single-word="false"/>
      <style:text-properties fo:color="#3465a4" style:font-name="Liberation Serif" fo:font-size="16pt" fo:font-weight="bold" officeooo:paragraph-rsid="0033d018" fo:background-color="#ffffff" style:font-size-asian="16pt" style:font-weight-asian="bold" style:font-size-complex="16pt" style:font-weight-complex="bold"/>
    </style:style>
    <style:style style:name="P133" style:family="paragraph" style:parent-style-name="Heading_20_2">
      <style:paragraph-properties fo:text-align="justify" style:justify-single-word="false"/>
      <style:text-properties fo:color="#3465a4" style:font-name="Liberation Serif" fo:font-size="14pt" fo:font-weight="bold" officeooo:paragraph-rsid="0033d018" fo:background-color="#ffffff" style:font-size-asian="14pt" style:font-weight-asian="bold" style:font-size-complex="14pt" style:font-weight-complex="bold"/>
    </style:style>
    <style:style style:name="P134" style:family="paragraph" style:parent-style-name="Heading_20_2">
      <style:text-properties fo:color="#3465a4" officeooo:rsid="0193ed83" officeooo:paragraph-rsid="0193ed83"/>
    </style:style>
    <style:style style:name="P135" style:family="paragraph" style:parent-style-name="Heading_20_2">
      <style:text-properties fo:font-size="12pt" style:font-size-asian="12pt" style:font-size-complex="12pt"/>
    </style:style>
    <style:style style:name="P136" style:family="paragraph" style:parent-style-name="Preformatted_20_Text">
      <style:text-properties style:font-name="Nimbus Mono L" fo:font-size="11pt" fo:font-weight="bold" style:font-size-asian="11pt" style:font-weight-asian="bold" style:font-size-complex="11pt" style:font-weight-complex="bold"/>
    </style:style>
    <style:style style:name="P137" style:family="paragraph" style:parent-style-name="Preformatted_20_Text">
      <style:paragraph-properties fo:margin-top="0cm" fo:margin-bottom="0.499cm" loext:contextual-spacing="false"/>
      <style:text-properties style:font-name="Nimbus Mono L" fo:font-size="11pt" fo:font-weight="bold" style:font-size-asian="11pt" style:font-weight-asian="bold" style:font-size-complex="11pt" style:font-weight-complex="bold"/>
    </style:style>
    <style:style style:name="P138" style:family="paragraph" style:parent-style-name="Preformatted_20_Text">
      <style:paragraph-properties fo:margin-top="0cm" fo:margin-bottom="0.499cm" loext:contextual-spacing="false"/>
      <style:text-properties officeooo:paragraph-rsid="01bcf470"/>
    </style:style>
    <style:style style:name="P139" style:family="paragraph" style:parent-style-name="Preformatted_20_Text">
      <style:paragraph-properties fo:margin-top="0cm" fo:margin-bottom="0.499cm" loext:contextual-spacing="false" fo:background-color="#ffffff">
        <style:background-image/>
      </style:paragraph-properties>
      <style:text-properties fo:color="#000000" style:font-name="Nimbus Mono L" fo:font-size="11pt" fo:font-weight="bold" fo:background-color="#ffffff" style:font-size-asian="11pt" style:font-weight-asian="bold" style:font-size-complex="11pt" style:font-weight-complex="bold"/>
    </style:style>
    <style:style style:name="P140" style:family="paragraph" style:parent-style-name="Text_20_body">
      <style:paragraph-properties fo:margin-top="0cm" fo:margin-bottom="0.499cm" loext:contextual-spacing="false"/>
    </style:style>
    <style:style style:name="P141" style:family="paragraph" style:parent-style-name="Text_20_body">
      <style:paragraph-properties fo:margin-left="2.501cm" fo:margin-right="0cm" fo:margin-top="0cm" fo:margin-bottom="0cm" loext:contextual-spacing="false" fo:text-align="justify" style:justify-single-word="false" fo:text-indent="0cm" style:auto-text-indent="false" fo:background-color="#ffffcc">
        <style:background-image/>
      </style:paragraph-properties>
      <style:text-properties fo:color="#336600" style:font-name="Nimbus Mono L" fo:font-size="11pt" fo:font-weight="bold" officeooo:rsid="018fb7c9" officeooo:paragraph-rsid="018fb7c9" fo:background-color="#ffffff" style:font-size-asian="11pt" style:font-weight-asian="bold" style:font-size-complex="11pt" style:font-weight-complex="bold"/>
    </style:style>
    <style:style style:name="P142" style:family="paragraph" style:parent-style-name="Text_20_body">
      <style:paragraph-properties fo:margin-left="2.501cm" fo:margin-right="0cm" fo:margin-top="0cm" fo:margin-bottom="0cm" loext:contextual-spacing="false" fo:text-align="justify" style:justify-single-word="false" fo:text-indent="0cm" style:auto-text-indent="false" fo:background-color="#ffffcc">
        <style:background-image/>
      </style:paragraph-properties>
      <style:text-properties officeooo:paragraph-rsid="01aa80f1"/>
    </style:style>
    <style:style style:name="P143" style:family="paragraph" style:parent-style-name="Text_20_body">
      <style:paragraph-properties fo:margin-left="2.501cm" fo:margin-right="0cm" fo:text-indent="0cm" style:auto-text-indent="false" fo:background-color="#ffffcc">
        <style:background-image/>
      </style:paragraph-properties>
    </style:style>
    <style:style style:name="P144" style:family="paragraph" style:parent-style-name="Text_20_body">
      <style:paragraph-properties fo:margin-left="2.501cm" fo:margin-right="0cm" fo:text-align="justify" style:justify-single-word="false" fo:text-indent="0cm" style:auto-text-indent="false" fo:background-color="#ffffcc">
        <style:background-image/>
      </style:paragraph-properties>
    </style:style>
    <style:style style:name="P145" style:family="paragraph" style:parent-style-name="Text_20_body">
      <style:paragraph-properties fo:margin-left="2.501cm" fo:margin-right="0cm" fo:text-align="justify" style:justify-single-word="false" fo:text-indent="0cm" style:auto-text-indent="false" fo:background-color="#ffffcc">
        <style:background-image/>
      </style:paragraph-properties>
      <style:text-properties officeooo:paragraph-rsid="01bc4110"/>
    </style:style>
    <style:style style:name="P146" style:family="paragraph" style:parent-style-name="Text_20_body">
      <style:paragraph-properties fo:margin-left="2.501cm" fo:margin-right="0cm" fo:text-indent="0cm" style:auto-text-indent="false" fo:background-color="#ffffcc">
        <style:background-image/>
      </style:paragraph-properties>
      <style:text-properties officeooo:rsid="0193ed83" officeooo:paragraph-rsid="0193ed83"/>
    </style:style>
    <style:style style:name="P147" style:family="paragraph" style:parent-style-name="Text_20_body">
      <style:paragraph-properties fo:margin-left="3.752cm" fo:margin-right="0cm" fo:text-indent="0cm" style:auto-text-indent="false" fo:background-color="#ffffcc">
        <style:background-image/>
      </style:paragraph-properties>
    </style:style>
    <style:style style:name="P148" style:family="paragraph" style:parent-style-name="Text_20_body">
      <style:paragraph-properties fo:margin-left="3.752cm" fo:margin-right="0cm" fo:text-indent="0cm" style:auto-text-indent="false" fo:background-color="#ffffcc">
        <style:background-image/>
      </style:paragraph-properties>
      <style:text-properties officeooo:rsid="0193ed83" officeooo:paragraph-rsid="0193ed83"/>
    </style:style>
    <style:style style:name="P149" style:family="paragraph" style:parent-style-name="Text_20_body">
      <style:paragraph-properties fo:margin-left="3.752cm" fo:margin-right="0cm" fo:text-indent="0cm" style:auto-text-indent="false" fo:background-color="#ffffcc">
        <style:background-image/>
      </style:paragraph-properties>
      <style:text-properties officeooo:paragraph-rsid="01bc4110"/>
    </style:style>
    <style:style style:name="P150" style:family="paragraph" style:parent-style-name="Text_20_body">
      <style:paragraph-properties fo:margin-left="3.752cm" fo:margin-right="0cm" fo:text-align="justify" style:justify-single-word="false" fo:text-indent="0cm" style:auto-text-indent="false" fo:background-color="#ffffcc">
        <style:background-image/>
      </style:paragraph-properties>
    </style:style>
    <style:style style:name="P151" style:family="paragraph" style:parent-style-name="Text_20_body">
      <style:paragraph-properties fo:margin-left="3.752cm" fo:margin-right="0cm" fo:margin-top="0cm" fo:margin-bottom="0cm" loext:contextual-spacing="false" fo:text-align="justify" style:justify-single-word="false" fo:text-indent="0cm" style:auto-text-indent="false" fo:background-color="#ffffcc">
        <style:background-image/>
      </style:paragraph-properties>
      <style:text-properties officeooo:paragraph-rsid="01aa80f1"/>
    </style:style>
    <style:style style:name="P152" style:family="paragraph" style:parent-style-name="Text_20_body">
      <style:paragraph-properties fo:margin-left="3.752cm" fo:margin-right="0cm" fo:margin-top="0cm" fo:margin-bottom="0cm" loext:contextual-spacing="false" fo:text-align="justify" style:justify-single-word="false" fo:text-indent="0cm" style:auto-text-indent="false" fo:background-color="#ffffcc">
        <style:background-image/>
      </style:paragraph-properties>
      <style:text-properties fo:color="#000000" style:font-name="Liberation Serif" fo:font-size="12pt" fo:font-weight="normal" officeooo:rsid="01becc18" officeooo:paragraph-rsid="01c70b88" style:font-size-asian="12pt" style:font-weight-asian="normal" style:font-size-complex="12pt" style:font-weight-complex="normal"/>
    </style:style>
    <style:style style:name="P153" style:family="paragraph" style:parent-style-name="Quotations">
      <style:paragraph-properties fo:margin-left="3.752cm" fo:margin-right="0cm" fo:margin-top="0cm" fo:margin-bottom="0cm" loext:contextual-spacing="false" fo:text-align="justify" style:justify-single-word="false" fo:text-indent="0cm" style:auto-text-indent="false" fo:background-color="#ffffcc">
        <style:background-image/>
      </style:paragraph-properties>
      <style:text-properties fo:color="#000000" style:font-name="Liberation Serif" fo:font-size="12pt" fo:font-weight="normal" officeooo:rsid="01becc18" officeooo:paragraph-rsid="01c70b88" style:font-size-asian="12pt" style:font-weight-asian="normal" style:font-size-complex="12pt" style:font-weight-complex="normal"/>
    </style:style>
    <style:style style:name="P154" style:family="paragraph" style:parent-style-name="Text_20_body">
      <style:paragraph-properties fo:margin-left="7.504cm" fo:margin-right="0cm" fo:text-indent="0cm" style:auto-text-indent="false" fo:background-color="#ffffcc">
        <style:background-image/>
      </style:paragraph-properties>
    </style:style>
    <style:style style:name="P155" style:family="paragraph" style:parent-style-name="Text_20_body">
      <style:paragraph-properties fo:margin-left="7.504cm" fo:margin-right="0cm" fo:text-indent="0cm" style:auto-text-indent="false" fo:background-color="#ffffcc">
        <style:background-image/>
      </style:paragraph-properties>
      <style:text-properties officeooo:rsid="0193ed83" officeooo:paragraph-rsid="0193ed83"/>
    </style:style>
    <style:style style:name="P156" style:family="paragraph" style:parent-style-name="Text_20_body">
      <style:paragraph-properties fo:margin-left="7.504cm" fo:margin-right="0cm" fo:text-align="justify" style:justify-single-word="false" fo:text-indent="0cm" style:auto-text-indent="false" fo:background-color="#ffffcc">
        <style:background-image/>
      </style:paragraph-properties>
    </style:style>
    <style:style style:name="P157" style:family="paragraph" style:parent-style-name="Standard">
      <style:paragraph-properties fo:margin-left="7.504cm" fo:margin-right="0cm" fo:margin-top="0cm" fo:margin-bottom="0cm" loext:contextual-spacing="false" fo:text-align="start" style:justify-single-word="false" fo:text-indent="0cm" style:auto-text-indent="false" fo:background-color="#e6e6ff">
        <style:background-image/>
      </style:paragraph-properties>
      <style:text-properties fo:color="#000000" style:font-name="Liberation Serif" fo:font-size="12pt" fo:font-weight="bold" officeooo:paragraph-rsid="0033d018" fo:background-color="#ffffff" style:font-size-asian="12pt" style:font-weight-asian="bold" style:font-size-complex="12pt" style:font-weight-complex="bold"/>
    </style:style>
    <style:style style:name="P158" style:family="paragraph" style:parent-style-name="Text_20_body">
      <style:paragraph-properties fo:margin-left="7.504cm" fo:margin-right="0cm" fo:margin-top="0cm" fo:margin-bottom="0cm" loext:contextual-spacing="false" fo:text-align="start" style:justify-single-word="false" fo:text-indent="0cm" style:auto-text-indent="false" fo:background-color="#e6e6ff">
        <style:background-image/>
      </style:paragraph-properties>
    </style:style>
    <style:style style:name="P159" style:family="paragraph" style:parent-style-name="Text_20_body">
      <style:paragraph-properties fo:margin-left="7.504cm" fo:margin-right="0cm" fo:margin-top="0cm" fo:margin-bottom="0cm" loext:contextual-spacing="false" fo:text-align="start" style:justify-single-word="false" fo:text-indent="0cm" style:auto-text-indent="false" fo:background-color="#e6e6ff">
        <style:background-image/>
      </style:paragraph-properties>
      <style:text-properties fo:background-color="#e6e6ff"/>
    </style:style>
    <style:style style:name="P160" style:family="paragraph" style:parent-style-name="Text_20_body">
      <style:paragraph-properties fo:margin-left="7.504cm" fo:margin-right="0cm" fo:margin-top="0cm" fo:margin-bottom="0cm" loext:contextual-spacing="false" fo:text-align="justify" style:justify-single-word="false" fo:text-indent="0cm" style:auto-text-indent="false" fo:background-color="#ffffcc">
        <style:background-image/>
      </style:paragraph-properties>
      <style:text-properties fo:color="#000000" style:font-name="Nimbus Mono L" fo:font-size="11pt" fo:font-weight="bold" officeooo:rsid="01a15a97" officeooo:paragraph-rsid="01a15a97" fo:background-color="#ffffff" style:font-size-asian="11pt" style:font-weight-asian="bold" style:font-size-complex="11pt" style:font-weight-complex="bold"/>
    </style:style>
    <style:style style:name="P161" style:family="paragraph" style:parent-style-name="Text_20_body">
      <style:paragraph-properties fo:margin-left="7.504cm" fo:margin-right="0cm" fo:margin-top="0cm" fo:margin-bottom="0cm" loext:contextual-spacing="false" fo:text-align="justify" style:justify-single-word="false" fo:text-indent="0cm" style:auto-text-indent="false" fo:background-color="#ffffcc">
        <style:background-image/>
      </style:paragraph-properties>
      <style:text-properties fo:color="#000000" style:font-name="Nimbus Mono L" fo:font-size="11pt" fo:font-weight="bold" officeooo:rsid="01aa80f1" officeooo:paragraph-rsid="01aa80f1" fo:background-color="#ffffff" style:font-size-asian="11pt" style:font-weight-asian="bold" style:font-size-complex="11pt" style:font-weight-complex="bold"/>
    </style:style>
    <style:style style:name="P162" style:family="paragraph" style:parent-style-name="Text_20_body">
      <style:paragraph-properties fo:margin-left="7.504cm" fo:margin-right="0cm" fo:margin-top="0cm" fo:margin-bottom="0cm" loext:contextual-spacing="false" fo:text-align="justify" style:justify-single-word="false" fo:text-indent="0cm" style:auto-text-indent="false" fo:background-color="#ffffcc">
        <style:background-image/>
      </style:paragraph-properties>
      <style:text-properties fo:color="#000000" style:font-name="Liberation Serif" fo:font-size="12pt" fo:font-weight="normal" officeooo:rsid="01becc18" officeooo:paragraph-rsid="01c70b88" style:font-size-asian="12pt" style:font-weight-asian="normal" style:font-size-complex="12pt" style:font-weight-complex="normal"/>
    </style:style>
    <style:style style:name="P163" style:family="paragraph" style:parent-style-name="Text_20_body">
      <style:paragraph-properties fo:margin-left="7.504cm" fo:margin-right="0cm" fo:margin-top="0cm" fo:margin-bottom="0cm" loext:contextual-spacing="false" fo:text-indent="0cm" style:auto-text-indent="false" fo:background-color="#ffffcc">
        <style:background-image/>
      </style:paragraph-properties>
      <style:text-properties style:font-name="Liberation Serif" fo:font-size="12pt" fo:background-color="#ffffcc" style:font-size-asian="12pt" style:font-size-complex="12pt"/>
    </style:style>
    <style:style style:name="P164" style:family="paragraph" style:parent-style-name="Text_20_body">
      <style:paragraph-properties fo:margin-left="7.504cm" fo:margin-right="0cm" fo:margin-top="0cm" fo:margin-bottom="0cm" loext:contextual-spacing="false" fo:text-align="justify" style:justify-single-word="false" fo:text-indent="0cm" style:auto-text-indent="false" fo:background-color="#ffffcc">
        <style:background-image/>
      </style:paragraph-properties>
      <style:text-properties style:font-name="Liberation Serif" fo:font-size="12pt" fo:background-color="#ffffcc" style:font-size-asian="12pt" style:font-size-complex="12pt"/>
    </style:style>
    <style:style style:name="P165" style:family="paragraph" style:parent-style-name="Standard">
      <style:paragraph-properties fo:margin-left="1.251cm" fo:margin-right="0cm" fo:margin-top="0cm" fo:margin-bottom="0cm" loext:contextual-spacing="false" fo:text-align="justify" style:justify-single-word="false" fo:text-indent="0cm" style:auto-text-indent="false" fo:background-color="#e6e6ff">
        <style:background-image/>
      </style:paragraph-properties>
      <style:text-properties officeooo:paragraph-rsid="01bc4110"/>
    </style:style>
    <style:style style:name="P166" style:family="paragraph" style:parent-style-name="Standard">
      <style:paragraph-properties fo:margin-left="1.251cm" fo:margin-right="0cm" fo:margin-top="0cm" fo:margin-bottom="0cm" loext:contextual-spacing="false" fo:text-align="justify" style:justify-single-word="false" fo:text-indent="0cm" style:auto-text-indent="false" fo:background-color="#ffcccc">
        <style:background-image/>
      </style:paragraph-properties>
      <style:text-properties officeooo:rsid="01b26010" officeooo:paragraph-rsid="01b26010"/>
    </style:style>
    <style:style style:name="P167" style:family="paragraph" style:parent-style-name="Text_20_body">
      <style:paragraph-properties fo:margin-left="1.251cm" fo:margin-right="0cm" fo:text-indent="0cm" style:auto-text-indent="false" fo:background-color="#ffcccc">
        <style:background-image/>
      </style:paragraph-properties>
    </style:style>
    <style:style style:name="P168" style:family="paragraph" style:parent-style-name="Text_20_body">
      <style:paragraph-properties fo:margin-left="6.253cm" fo:margin-right="0cm" fo:margin-top="0cm" fo:margin-bottom="0cm" loext:contextual-spacing="false" fo:text-align="justify" style:justify-single-word="false" fo:text-indent="0cm" style:auto-text-indent="false" fo:background-color="#ffffcc">
        <style:background-image/>
      </style:paragraph-properties>
      <style:text-properties fo:color="#000000" style:font-name="Liberation Serif" fo:font-size="12pt" fo:font-weight="normal" officeooo:rsid="01a4fef8" officeooo:paragraph-rsid="01a4fef8" fo:background-color="#ffffff" style:font-size-asian="12pt" style:font-weight-asian="normal" style:font-size-complex="12pt" style:font-weight-complex="normal"/>
    </style:style>
    <style:style style:name="P169" style:family="paragraph" style:parent-style-name="Text_20_body">
      <style:paragraph-properties fo:margin-left="6.253cm" fo:margin-right="0cm" fo:text-indent="0cm" style:auto-text-indent="false" fo:background-color="#ffffcc">
        <style:background-image/>
      </style:paragraph-properties>
      <style:text-properties fo:background-color="#ffffcc"/>
    </style:style>
    <style:style style:name="P17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Liberation Serif" fo:font-size="12pt" fo:font-weight="normal" officeooo:paragraph-rsid="0033d018" fo:background-color="#ffffff" style:font-size-asian="12pt" style:font-weight-asian="normal" style:font-size-complex="12pt" style:font-weight-complex="normal"/>
    </style:style>
    <style:style style:name="P17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Liberation Serif" fo:font-size="12pt" fo:font-weight="bold" officeooo:paragraph-rsid="0033d018" fo:background-color="#ffffff" style:font-size-asian="12pt" style:font-weight-asian="bold" style:font-size-complex="12pt" style:font-weight-complex="bold"/>
    </style:style>
    <style:style style:name="P17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1bd44ae"/>
    </style:style>
    <style:style style:name="P173" style:family="paragraph" style:parent-style-name="Heading_20_2">
      <style:paragraph-properties fo:margin-left="0cm" fo:margin-right="0cm" fo:margin-top="0cm" fo:margin-bottom="0cm" loext:contextual-spacing="false" fo:text-align="justify" style:justify-single-word="false" fo:text-indent="0cm" style:auto-text-indent="false"/>
      <style:text-properties fo:color="#3465a4" style:font-name="Liberation Serif" fo:font-size="16pt" fo:font-weight="bold" officeooo:paragraph-rsid="0033d018" fo:background-color="#ffffff" style:font-size-asian="16pt" style:font-weight-asian="bold" style:font-size-complex="16pt" style:font-weight-complex="bold"/>
    </style:style>
    <style:style style:name="P174" style:family="paragraph" style:parent-style-name="Text_20_body">
      <style:paragraph-properties fo:margin-left="0cm" fo:margin-right="0cm" fo:margin-top="0cm" fo:margin-bottom="0cm" loext:contextual-spacing="false" fo:text-align="justify" style:justify-single-word="false" fo:text-indent="0cm" style:auto-text-indent="false" fo:background-color="#eeeeee">
        <style:background-image/>
      </style:paragraph-properties>
      <style:text-properties fo:color="#336600" style:font-name="Nimbus Mono L" fo:font-size="11pt" fo:font-weight="bold" officeooo:rsid="01c414e1" officeooo:paragraph-rsid="01c414e1" style:font-size-asian="11pt" style:font-weight-asian="bold" style:font-size-complex="11pt" style:font-weight-complex="bold"/>
    </style:style>
    <style:style style:name="P175" style:family="paragraph" style:parent-style-name="Text_20_body">
      <style:paragraph-properties fo:margin-left="0cm" fo:margin-right="0cm" fo:margin-top="0cm" fo:margin-bottom="0cm" loext:contextual-spacing="false" fo:text-align="justify" style:justify-single-word="false" fo:text-indent="0cm" style:auto-text-indent="false" fo:background-color="#eeeeee">
        <style:background-image/>
      </style:paragraph-properties>
      <style:text-properties fo:color="#336600" style:font-name="Nimbus Mono L" fo:font-size="10pt" fo:font-weight="bold" officeooo:rsid="01c93a0d" officeooo:paragraph-rsid="01c93a0d" style:font-size-asian="10pt" style:font-weight-asian="bold" style:font-size-complex="10pt" style:font-weight-complex="bold"/>
    </style:style>
    <style:style style:name="P176" style:family="paragraph" style:parent-style-name="Text_20_body">
      <style:paragraph-properties fo:margin-left="0cm" fo:margin-right="0cm" fo:margin-top="0cm" fo:margin-bottom="0cm" loext:contextual-spacing="false" fo:text-align="justify" style:justify-single-word="false" fo:text-indent="0cm" style:auto-text-indent="false" fo:background-color="#eeeeee">
        <style:background-image/>
      </style:paragraph-properties>
      <style:text-properties fo:color="#000000" style:font-name="Liberation Serif" fo:font-size="12pt" fo:font-weight="normal" officeooo:rsid="01becc18" officeooo:paragraph-rsid="01c70b88" style:font-size-asian="12pt" style:font-weight-asian="normal" style:font-size-complex="12pt" style:font-weight-complex="normal"/>
    </style:style>
    <style:style style:name="P177" style:family="paragraph" style:parent-style-name="Text_20_body">
      <style:paragraph-properties fo:margin-left="0cm" fo:margin-right="0cm" fo:margin-top="0cm" fo:margin-bottom="0cm" loext:contextual-spacing="false" fo:text-align="start" style:justify-single-word="false" fo:text-indent="0cm" style:auto-text-indent="false" fo:background-color="#eeeeee">
        <style:background-image/>
      </style:paragraph-properties>
      <style:text-properties fo:color="#000000" style:font-name="Liberation Serif" fo:font-size="12pt" fo:font-weight="normal" officeooo:rsid="01becc18" officeooo:paragraph-rsid="01ccb998" style:font-size-asian="12pt" style:font-weight-asian="normal" style:font-size-complex="12pt" style:font-weight-complex="normal"/>
    </style:style>
    <style:style style:name="P178" style:family="paragraph" style:parent-style-name="Text_20_body">
      <style:paragraph-properties fo:margin-left="0cm" fo:margin-right="0cm" fo:margin-top="0cm" fo:margin-bottom="0cm" loext:contextual-spacing="false" fo:text-align="start" style:justify-single-word="false" fo:text-indent="0cm" style:auto-text-indent="false" fo:background-color="#eeeeee">
        <style:background-image/>
      </style:paragraph-properties>
      <style:text-properties fo:color="#000000" style:font-name="Liberation Serif" fo:font-size="12pt" fo:font-weight="normal" officeooo:rsid="01becc18" officeooo:paragraph-rsid="01cdb00f" style:font-size-asian="12pt" style:font-weight-asian="normal" style:font-size-complex="12pt" style:font-weight-complex="normal"/>
    </style:style>
    <style:style style:name="P179" style:family="paragraph" style:parent-style-name="Text_20_body">
      <style:paragraph-properties fo:margin-left="0cm" fo:margin-right="0cm" fo:margin-top="0cm" fo:margin-bottom="0cm" loext:contextual-spacing="false" fo:text-align="start" style:justify-single-word="false" fo:text-indent="0cm" style:auto-text-indent="false" fo:background-color="#eeeeee">
        <style:background-image/>
      </style:paragraph-properties>
      <style:text-properties fo:color="#000000" style:font-name="Liberation Serif" fo:font-size="9pt" fo:font-weight="normal" officeooo:rsid="01becc18" officeooo:paragraph-rsid="01ccb998" style:font-size-asian="9pt" style:font-weight-asian="normal" style:font-size-complex="9pt" style:font-weight-complex="normal"/>
    </style:style>
    <style:style style:name="P180" style:family="paragraph" style:parent-style-name="Text_20_body">
      <style:paragraph-properties fo:margin-left="0cm" fo:margin-right="0cm" fo:margin-top="0cm" fo:margin-bottom="0cm" loext:contextual-spacing="false" fo:text-align="justify" style:justify-single-word="false" fo:text-indent="0cm" style:auto-text-indent="false" fo:background-color="#ffffff">
        <style:background-image/>
      </style:paragraph-properties>
      <style:text-properties fo:color="#000000" style:font-name="Liberation Serif" fo:font-size="12pt" fo:font-weight="normal" officeooo:rsid="01becc18" officeooo:paragraph-rsid="01c70b88" style:font-size-asian="12pt" style:font-weight-asian="normal" style:font-size-complex="12pt" style:font-weight-complex="normal"/>
    </style:style>
    <style:style style:name="P181" style:family="paragraph" style:parent-style-name="Text_20_body">
      <style:paragraph-properties fo:margin-left="0cm" fo:margin-right="0cm" fo:margin-top="0cm" fo:margin-bottom="0cm" loext:contextual-spacing="false" fo:text-align="start" style:justify-single-word="false" fo:text-indent="0cm" style:auto-text-indent="false" fo:background-color="#ffffff">
        <style:background-image/>
      </style:paragraph-properties>
      <style:text-properties fo:color="#000000" style:font-name="Liberation Serif" fo:font-size="12pt" fo:font-weight="normal" officeooo:rsid="01becc18" officeooo:paragraph-rsid="01ccb998" style:font-size-asian="12pt" style:font-weight-asian="normal" style:font-size-complex="12pt" style:font-weight-complex="normal"/>
    </style:style>
    <style:style style:name="P182" style:family="paragraph" style:parent-style-name="Heading_20_2">
      <style:paragraph-properties fo:margin-left="0cm" fo:margin-right="0cm" fo:margin-top="0cm" fo:margin-bottom="0cm" loext:contextual-spacing="false" fo:text-align="justify" style:justify-single-word="false" fo:text-indent="0cm" style:auto-text-indent="false" fo:background-color="#ffffff">
        <style:background-image/>
      </style:paragraph-properties>
      <style:text-properties fo:color="#3465a4" style:font-name="Liberation Serif" fo:font-size="12pt" fo:font-weight="bold" officeooo:rsid="01becc18" officeooo:paragraph-rsid="01c70b88" style:font-size-asian="12pt" style:font-weight-asian="bold" style:font-size-complex="12pt" style:font-weight-complex="bold"/>
    </style:style>
    <style:style style:name="P183" style:family="paragraph" style:parent-style-name="Heading_20_1" style:master-page-name="">
      <style:paragraph-properties fo:margin-top="0.423cm" fo:margin-bottom="0.212cm" loext:contextual-spacing="false" style:page-number="auto" fo:keep-with-next="always"/>
      <style:text-properties fo:color="#3465a4" fo:font-size="12pt" officeooo:paragraph-rsid="0193ed83" style:font-size-asian="12pt" style:font-size-complex="12pt"/>
    </style:style>
    <style:style style:name="P184" style:family="paragraph" style:parent-style-name="Heading_20_1">
      <style:paragraph-properties fo:margin-top="0.423cm" fo:margin-bottom="0.212cm" loext:contextual-spacing="false"/>
      <style:text-properties fo:color="#3465a4" fo:font-size="12pt" officeooo:paragraph-rsid="0193ed83" style:font-size-asian="12pt" style:font-size-complex="12pt"/>
    </style:style>
    <style:style style:name="P185" style:family="paragraph" style:parent-style-name="Quotations">
      <style:paragraph-properties fo:margin-left="0cm" fo:margin-right="1cm" fo:margin-top="0cm" fo:margin-bottom="0cm" loext:contextual-spacing="false" fo:text-align="justify" style:justify-single-word="false" fo:text-indent="0cm" style:auto-text-indent="false" fo:background-color="#ffffcc">
        <style:background-image/>
      </style:paragraph-properties>
      <style:text-properties officeooo:rsid="01ae7855" officeooo:paragraph-rsid="01c22c85"/>
    </style:style>
    <style:style style:name="P186" style:family="paragraph" style:parent-style-name="Text_20_body" style:list-style-name="L1">
      <style:paragraph-properties fo:text-align="justify" style:justify-single-word="false"/>
      <style:text-properties officeooo:paragraph-rsid="0033d018"/>
    </style:style>
    <style:style style:name="P187" style:family="paragraph" style:parent-style-name="Text_20_body" style:list-style-name="L2"/>
    <style:style style:name="P188" style:family="paragraph" style:parent-style-name="Text_20_body" style:list-style-name="L3"/>
    <style:style style:name="P189" style:family="paragraph" style:parent-style-name="Text_20_body" style:list-style-name="L4">
      <style:text-properties officeooo:paragraph-rsid="0193ed83"/>
    </style:style>
    <style:style style:name="P190" style:family="paragraph" style:parent-style-name="Text_20_body" style:list-style-name="L6"/>
    <style:style style:name="P191" style:family="paragraph" style:parent-style-name="Text_20_body" style:list-style-name="L2">
      <style:paragraph-properties fo:margin-top="0cm" fo:margin-bottom="0cm" loext:contextual-spacing="false"/>
    </style:style>
    <style:style style:name="P192" style:family="paragraph" style:parent-style-name="Text_20_body" style:list-style-name="L3">
      <style:paragraph-properties fo:margin-top="0cm" fo:margin-bottom="0cm" loext:contextual-spacing="false"/>
    </style:style>
    <style:style style:name="P193" style:family="paragraph" style:parent-style-name="Text_20_body" style:list-style-name="L6">
      <style:paragraph-properties fo:margin-top="0cm" fo:margin-bottom="0cm" loext:contextual-spacing="false"/>
    </style:style>
    <style:style style:name="P194" style:family="paragraph" style:parent-style-name="Text_20_body" style:list-style-name="L5">
      <style:paragraph-properties fo:margin-top="0cm" fo:margin-bottom="0cm" loext:contextual-spacing="false" fo:text-align="justify" style:justify-single-word="false" fo:background-color="#ffffff">
        <style:background-image/>
      </style:paragraph-properties>
      <style:text-properties officeooo:paragraph-rsid="01b1bc52"/>
    </style:style>
    <style:style style:name="P195" style:family="paragraph" style:parent-style-name="Text_20_body">
      <style:paragraph-properties fo:margin-top="0cm" fo:margin-bottom="0cm" loext:contextual-spacing="false" fo:text-align="justify" style:justify-single-word="false" fo:background-color="#eeeeee">
        <style:background-image/>
      </style:paragraph-properties>
      <style:text-properties fo:color="#000000" style:font-name="Nimbus Mono L" fo:font-size="11pt" officeooo:rsid="01becc18" officeooo:paragraph-rsid="01becc18" fo:background-color="#eeeeee" style:font-size-asian="11pt" style:font-size-complex="11pt"/>
    </style:style>
    <style:style style:name="P196" style:family="paragraph" style:parent-style-name="Text_20_body">
      <style:paragraph-properties fo:margin-left="0cm" fo:margin-right="0cm" fo:margin-top="0cm" fo:margin-bottom="0cm" loext:contextual-spacing="false" fo:text-align="start" style:justify-single-word="false" fo:text-indent="0cm" style:auto-text-indent="false" fo:background-color="#ffffff">
        <style:background-image/>
      </style:paragraph-properties>
      <style:text-properties fo:color="#000000" style:font-name="Nimbus Mono L" fo:font-size="11pt" fo:font-weight="bold" officeooo:rsid="01d0e15f" officeooo:paragraph-rsid="01d0e15f" style:font-size-asian="11pt" style:font-weight-asian="bold" style:font-size-complex="11pt" style:font-weight-complex="bold"/>
    </style:style>
    <style:style style:name="P197" style:family="paragraph" style:parent-style-name="Text_20_body">
      <style:paragraph-properties fo:margin-left="0cm" fo:margin-right="0cm" fo:margin-top="0cm" fo:margin-bottom="0cm" loext:contextual-spacing="false" fo:text-align="start" style:justify-single-word="false" fo:text-indent="0cm" style:auto-text-indent="false" fo:background-color="#ffffff">
        <style:background-image/>
      </style:paragraph-properties>
      <style:text-properties fo:color="#000000" style:font-name="Nimbus Mono L" fo:font-size="11pt" fo:font-weight="bold" officeooo:paragraph-rsid="01cddbb3" style:font-size-asian="11pt" style:font-weight-asian="bold" style:font-size-complex="11pt" style:font-weight-complex="bold"/>
    </style:style>
    <style:style style:name="P198" style:family="paragraph" style:parent-style-name="Text_20_body">
      <style:paragraph-properties fo:margin-left="0cm" fo:margin-right="0cm" fo:margin-top="0cm" fo:margin-bottom="0cm" loext:contextual-spacing="false" fo:text-align="start" style:justify-single-word="false" fo:text-indent="0cm" style:auto-text-indent="false" fo:background-color="#ffffff">
        <style:background-image/>
      </style:paragraph-properties>
      <style:text-properties fo:color="#000000" fo:font-weight="normal" officeooo:paragraph-rsid="01cddbb3" style:font-weight-asian="normal" style:font-weight-complex="normal"/>
    </style:style>
    <style:style style:name="P199" style:family="paragraph" style:parent-style-name="Text_20_body">
      <style:paragraph-properties fo:margin-left="0cm" fo:margin-right="0cm" fo:margin-top="0cm" fo:margin-bottom="0cm" loext:contextual-spacing="false" fo:text-align="start" style:justify-single-word="false" fo:text-indent="0cm" style:auto-text-indent="false" fo:background-color="#ffffff">
        <style:background-image/>
      </style:paragraph-properties>
      <style:text-properties fo:color="#000000" style:font-name="Liberation Serif" fo:font-size="12pt" fo:font-weight="normal" officeooo:paragraph-rsid="01cddbb3" style:font-size-asian="12pt" style:font-weight-asian="normal" style:font-size-complex="12pt" style:font-weight-complex="normal"/>
    </style:style>
    <style:style style:name="P200" style:family="paragraph" style:parent-style-name="Text_20_body">
      <style:paragraph-properties fo:margin-left="0cm" fo:margin-right="0cm" fo:margin-top="0cm" fo:margin-bottom="0cm" loext:contextual-spacing="false" fo:text-align="start" style:justify-single-word="false" fo:text-indent="0cm" style:auto-text-indent="false" fo:background-color="#ffffff">
        <style:background-image/>
      </style:paragraph-properties>
      <style:text-properties fo:color="#000000" style:font-name="Liberation Serif" fo:font-size="12pt" fo:font-weight="normal" officeooo:rsid="01d0e15f" officeooo:paragraph-rsid="01d0e15f" style:font-size-asian="12pt" style:font-weight-asian="normal" style:font-size-complex="12pt" style:font-weight-complex="normal"/>
    </style:style>
    <style:style style:name="P201" style:family="paragraph" style:parent-style-name="Text_20_body">
      <style:paragraph-properties fo:margin-left="0cm" fo:margin-right="0cm" fo:margin-top="0cm" fo:margin-bottom="0cm" loext:contextual-spacing="false" fo:text-align="start" style:justify-single-word="false" fo:text-indent="0cm" style:auto-text-indent="false" fo:background-color="#ffffff">
        <style:background-image/>
      </style:paragraph-properties>
      <style:text-properties fo:color="#336600" style:font-name="Nimbus Mono L" fo:font-size="10pt" fo:font-weight="bold" officeooo:rsid="01cddbb3" officeooo:paragraph-rsid="01cddbb3" style:font-size-asian="10pt" style:font-weight-asian="bold" style:font-size-complex="10pt" style:font-weight-complex="bold"/>
    </style:style>
    <style:style style:name="P202" style:family="paragraph" style:parent-style-name="Text_20_body">
      <style:paragraph-properties fo:margin-left="0cm" fo:margin-right="0cm" fo:margin-top="0cm" fo:margin-bottom="0cm" loext:contextual-spacing="false" fo:text-align="start" style:justify-single-word="false" fo:text-indent="0cm" style:auto-text-indent="false" fo:background-color="#eeeeee">
        <style:background-image/>
      </style:paragraph-properties>
      <style:text-properties fo:color="#336600" style:font-name="Nimbus Mono L" fo:font-size="10pt" fo:font-weight="bold" officeooo:rsid="01cddbb3" officeooo:paragraph-rsid="01cddbb3" style:font-size-asian="10pt" style:font-weight-asian="bold" style:font-size-complex="10pt" style:font-weight-complex="bold"/>
    </style:style>
    <style:style style:name="P203" style:family="paragraph" style:parent-style-name="Heading_20_2">
      <style:paragraph-properties fo:margin-left="0cm" fo:margin-right="0cm" fo:margin-top="0cm" fo:margin-bottom="0cm" loext:contextual-spacing="false" fo:text-align="start" style:justify-single-word="false" fo:text-indent="0cm" style:auto-text-indent="false" fo:background-color="#ffffff">
        <style:background-image/>
      </style:paragraph-properties>
      <style:text-properties fo:color="#3465a4" style:font-name="Liberation Serif" fo:font-size="12pt" fo:font-weight="bold" officeooo:paragraph-rsid="01cddbb3" style:font-size-asian="12pt" style:font-weight-asian="bold" style:font-size-complex="12pt" style:font-weight-complex="bold"/>
    </style:style>
    <style:style style:name="P204" style:family="paragraph" style:parent-style-name="Heading_20_3">
      <style:paragraph-properties fo:text-align="justify" style:justify-single-word="false"/>
      <style:text-properties fo:color="#3465a4" style:font-name="Liberation Serif" fo:font-size="14pt" fo:font-weight="bold" officeooo:paragraph-rsid="0033d018" fo:background-color="#ffffff" style:font-size-asian="14pt" style:font-weight-asian="bold" style:font-size-complex="14pt" style:font-weight-complex="bold"/>
    </style:style>
    <style:style style:name="P205" style:family="paragraph" style:parent-style-name="Heading_20_3">
      <style:paragraph-properties fo:margin-top="0cm" fo:margin-bottom="0cm" loext:contextual-spacing="false" fo:text-align="justify" style:justify-single-word="false" fo:background-color="#ffffff">
        <style:background-image/>
      </style:paragraph-properties>
      <style:text-properties fo:color="#3465a4" style:font-name="Liberation Serif" fo:font-size="12pt" fo:font-weight="bold" officeooo:rsid="0177baf1" officeooo:paragraph-rsid="0177baf1" fo:background-color="#ffffff" style:font-size-asian="12pt" style:font-weight-asian="bold" style:font-size-complex="12pt" style:font-weight-complex="bold"/>
    </style:style>
    <style:style style:name="P206" style:family="paragraph" style:parent-style-name="Heading_20_3">
      <style:paragraph-properties fo:margin-top="0cm" fo:margin-bottom="0cm" loext:contextual-spacing="false" fo:text-align="justify" style:justify-single-word="false" fo:background-color="#ffffff">
        <style:background-image/>
      </style:paragraph-properties>
      <style:text-properties fo:color="#3465a4" style:font-name="Liberation Serif" fo:font-size="12pt" fo:font-weight="bold" officeooo:rsid="0188b413" officeooo:paragraph-rsid="0188b413" fo:background-color="#ffffff" style:font-size-asian="12pt" style:font-weight-asian="bold" style:font-size-complex="12pt" style:font-weight-complex="bold"/>
    </style:style>
    <style:style style:name="P207" style:family="paragraph" style:parent-style-name="Heading_20_3">
      <style:paragraph-properties fo:margin-top="0cm" fo:margin-bottom="0cm" loext:contextual-spacing="false" fo:text-align="justify" style:justify-single-word="false" fo:background-color="#ffffff">
        <style:background-image/>
      </style:paragraph-properties>
      <style:text-properties fo:color="#3465a4" style:font-name="Liberation Serif" fo:font-size="12pt" fo:font-weight="bold" officeooo:rsid="0188b413" officeooo:paragraph-rsid="018d813c" fo:background-color="#ffffff" style:font-size-asian="12pt" style:font-weight-asian="bold" style:font-size-complex="12pt" style:font-weight-complex="bold"/>
    </style:style>
    <style:style style:name="P208" style:family="paragraph" style:parent-style-name="Heading_20_3">
      <style:paragraph-properties fo:margin-top="0cm" fo:margin-bottom="0cm" loext:contextual-spacing="false" fo:text-align="justify" style:justify-single-word="false" fo:background-color="#ffffff">
        <style:background-image/>
      </style:paragraph-properties>
      <style:text-properties fo:color="#3465a4" style:font-name="Liberation Serif" fo:font-size="12pt" fo:font-weight="bold" officeooo:rsid="01c70b88" officeooo:paragraph-rsid="01c70b88" style:font-size-asian="12pt" style:font-weight-asian="bold" style:font-size-complex="12pt" style:font-weight-complex="bold"/>
    </style:style>
    <style:style style:name="P209" style:family="paragraph" style:parent-style-name="Heading_20_3">
      <style:paragraph-properties fo:margin-top="0cm" fo:margin-bottom="0cm" loext:contextual-spacing="false" fo:text-align="justify" style:justify-single-word="false" fo:background-color="#ffffff">
        <style:background-image/>
      </style:paragraph-properties>
      <style:text-properties fo:color="#3465a4" style:font-name="Liberation Serif" fo:font-size="12pt" officeooo:rsid="01ae7855" officeooo:paragraph-rsid="01b1bc52" style:font-size-asian="12pt" style:font-size-complex="12pt"/>
    </style:style>
    <style:style style:name="P210" style:family="paragraph" style:parent-style-name="Heading_20_3">
      <style:paragraph-properties fo:margin-top="0cm" fo:margin-bottom="0cm" loext:contextual-spacing="false" fo:text-align="start" style:justify-single-word="false" fo:background-color="#ffffff">
        <style:background-image/>
      </style:paragraph-properties>
      <style:text-properties fo:color="#3465a4" style:font-name="Nimbus Mono L" fo:font-size="11pt" fo:font-weight="bold" officeooo:rsid="018d813c" officeooo:paragraph-rsid="018d813c" fo:background-color="#ffffff" style:font-size-asian="11pt" style:font-weight-asian="bold" style:font-size-complex="11pt" style:font-weight-complex="bold"/>
    </style:style>
    <style:style style:name="P211" style:family="paragraph" style:parent-style-name="Heading_20_3">
      <style:paragraph-properties fo:margin-left="0cm" fo:margin-right="0cm" fo:margin-top="0cm" fo:margin-bottom="0cm" loext:contextual-spacing="false" fo:text-align="justify" style:justify-single-word="false" fo:text-indent="0cm" style:auto-text-indent="false" fo:background-color="#ffffff">
        <style:background-image/>
      </style:paragraph-properties>
      <style:text-properties fo:color="#3465a4" style:font-name="Liberation Serif" fo:font-size="12pt" fo:font-weight="bold" officeooo:rsid="01becc18" officeooo:paragraph-rsid="01c70b88" style:font-size-asian="12pt" style:font-weight-asian="bold" style:font-size-complex="12pt" style:font-weight-complex="bold"/>
    </style:style>
    <style:style style:name="P212" style:family="paragraph" style:parent-style-name="Heading_20_3">
      <style:paragraph-properties fo:margin-left="0cm" fo:margin-right="0cm" fo:margin-top="0cm" fo:margin-bottom="0cm" loext:contextual-spacing="false" fo:text-align="start" style:justify-single-word="false" fo:text-indent="0cm" style:auto-text-indent="false" fo:background-color="#ffffff">
        <style:background-image/>
      </style:paragraph-properties>
      <style:text-properties fo:color="#3465a4" style:font-name="Liberation Serif" fo:font-size="12pt" fo:font-weight="bold" officeooo:rsid="01becc18" officeooo:paragraph-rsid="01ccb998" style:font-size-asian="12pt" style:font-weight-asian="bold" style:font-size-complex="12pt" style:font-weight-complex="bold"/>
    </style:style>
    <style:style style:name="P213" style:family="paragraph" style:parent-style-name="Heading_20_3">
      <style:paragraph-properties fo:margin-left="0cm" fo:margin-right="0cm" fo:margin-top="0cm" fo:margin-bottom="0cm" loext:contextual-spacing="false" fo:text-align="start" style:justify-single-word="false" fo:text-indent="0cm" style:auto-text-indent="false" fo:background-color="#ffffff">
        <style:background-image/>
      </style:paragraph-properties>
      <style:text-properties fo:color="#3465a4" style:font-name="Liberation Serif" fo:font-size="12pt" fo:font-weight="bold" officeooo:rsid="01cddbb3" officeooo:paragraph-rsid="01cddbb3"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color="#336600" style:font-name="Nimbus Mono L" fo:font-size="11pt" fo:background-color="#eeeeee" loext:char-shading-value="0" style:font-size-asian="11pt" style:font-size-complex="11pt"/>
    </style:style>
    <style:style style:name="T3" style:family="text">
      <style:text-properties fo:color="#336600" style:font-name="Nimbus Mono L" fo:font-size="11pt" officeooo:rsid="0189f83c" fo:background-color="#eeeeee" loext:char-shading-value="0" style:font-size-asian="11pt" style:font-size-complex="11pt"/>
    </style:style>
    <style:style style:name="T4" style:family="text">
      <style:text-properties fo:color="#336600" style:font-name="Nimbus Mono L" fo:font-size="11pt" officeooo:rsid="01c70b88" fo:background-color="#eeeeee" loext:char-shading-value="0" style:font-size-asian="11pt" style:font-size-complex="11pt"/>
    </style:style>
    <style:style style:name="T5" style:family="text">
      <style:text-properties fo:color="#336600" style:font-name="Nimbus Mono L" fo:font-size="11pt" fo:font-weight="bold" fo:background-color="#eeeeee" loext:char-shading-value="0" style:font-size-asian="11pt" style:font-weight-asian="bold" style:font-size-complex="11pt" style:font-weight-complex="bold"/>
    </style:style>
    <style:style style:name="T6" style:family="text">
      <style:text-properties fo:color="#336600" style:font-name="Nimbus Mono L" fo:font-size="11pt" fo:font-weight="bold" officeooo:rsid="01c70b88" fo:background-color="#eeeeee" loext:char-shading-value="0" style:font-size-asian="11pt" style:font-weight-asian="bold" style:font-size-complex="11pt" style:font-weight-complex="bold"/>
    </style:style>
    <style:style style:name="T7" style:family="text">
      <style:text-properties fo:color="#336600" style:font-name="Nimbus Mono L" fo:font-size="9pt" officeooo:rsid="01ccb998" fo:background-color="#eeeeee" loext:char-shading-value="0" style:font-size-asian="9pt" style:font-size-complex="9pt"/>
    </style:style>
    <style:style style:name="T8" style:family="text">
      <style:text-properties fo:color="#3465a4"/>
    </style:style>
    <style:style style:name="T9" style:family="text">
      <style:text-properties fo:color="#3465a4" style:font-name="Nimbus Mono L" fo:font-size="11pt" officeooo:rsid="0189f83c" fo:background-color="#eeeeee" loext:char-shading-value="0" style:font-size-asian="11pt" style:font-size-complex="11pt"/>
    </style:style>
    <style:style style:name="T10" style:family="text">
      <style:text-properties fo:color="#3465a4" style:font-name="Nimbus Mono L" fo:font-size="11pt" officeooo:rsid="01a51452" fo:background-color="#eeeeee" loext:char-shading-value="0" style:font-size-asian="11pt" style:font-size-complex="11pt"/>
    </style:style>
    <style:style style:name="T11" style:family="text">
      <style:text-properties fo:color="#3465a4" style:font-name="Nimbus Mono L" fo:font-size="11pt" officeooo:rsid="01c70b88" fo:background-color="#eeeeee" loext:char-shading-value="0" style:font-size-asian="11pt" style:font-size-complex="11pt"/>
    </style:style>
    <style:style style:name="T12" style:family="text">
      <style:text-properties fo:color="#3465a4" style:font-name="Nimbus Mono L" fo:font-size="11pt" fo:font-weight="bold" fo:background-color="#eeeeee" loext:char-shading-value="0" style:font-size-asian="11pt" style:font-weight-asian="bold" style:font-size-complex="11pt" style:font-weight-complex="bold"/>
    </style:style>
    <style:style style:name="T13" style:family="text">
      <style:text-properties fo:color="#3465a4" style:font-name="Nimbus Mono L" fo:font-size="11pt" fo:font-weight="bold" officeooo:rsid="01c70b88" fo:background-color="#eeeeee" loext:char-shading-value="0" style:font-size-asian="11pt" style:font-weight-asian="bold" style:font-size-complex="11pt" style:font-weight-complex="bold"/>
    </style:style>
    <style:style style:name="T14" style:family="text">
      <style:text-properties fo:color="#3465a4" style:font-name="Nimbus Mono L" officeooo:rsid="01a6ed40"/>
    </style:style>
    <style:style style:name="T15" style:family="text">
      <style:text-properties fo:color="#3465a4" style:font-name="Nimbus Mono L" fo:font-size="9pt" officeooo:rsid="01ccb998" fo:background-color="#eeeeee" loext:char-shading-value="0" style:font-size-asian="9pt" style:font-size-complex="9pt"/>
    </style:style>
    <style:style style:name="T16" style:family="text">
      <style:text-properties fo:color="#3465a4" officeooo:rsid="018d813c"/>
    </style:style>
    <style:style style:name="T17" style:family="text">
      <style:text-properties fo:color="#3465a4" officeooo:rsid="019f0af1"/>
    </style:style>
    <style:style style:name="T18" style:family="text">
      <style:text-properties fo:color="#3465a4" officeooo:rsid="018fb7c9"/>
    </style:style>
    <style:style style:name="T19" style:family="text">
      <style:text-properties fo:color="#3465a4" officeooo:rsid="01a8703f"/>
    </style:style>
    <style:style style:name="T20" style:family="text">
      <style:text-properties fo:color="#3465a4" officeooo:rsid="01b1bc52"/>
    </style:style>
    <style:style style:name="T21" style:family="text">
      <style:text-properties fo:color="#3465a4" officeooo:rsid="01b38e8e"/>
    </style:style>
    <style:style style:name="T22" style:family="text">
      <style:text-properties fo:color="#3465a4" officeooo:rsid="01b51c11"/>
    </style:style>
    <style:style style:name="T23" style:family="text">
      <style:text-properties fo:color="#3465a4" officeooo:rsid="01b6a48b"/>
    </style:style>
    <style:style style:name="T24" style:family="text">
      <style:text-properties fo:color="#3465a4" officeooo:rsid="01b9b270"/>
    </style:style>
    <style:style style:name="T25" style:family="text">
      <style:text-properties fo:color="#3465a4" style:font-name="Liberation Serif" fo:font-size="12pt" fo:font-weight="bold" officeooo:rsid="01cddbb3" style:font-size-asian="12pt" style:font-weight-asian="bold" style:font-size-complex="12pt" style:font-weight-complex="bold"/>
    </style:style>
    <style:style style:name="T26" style:family="text">
      <style:text-properties fo:color="#cc0000"/>
    </style:style>
    <style:style style:name="T27" style:family="text">
      <style:text-properties fo:color="#cc0000" fo:font-weight="normal" style:font-weight-asian="normal" style:font-weight-complex="normal"/>
    </style:style>
    <style:style style:name="T28" style:family="text">
      <style:text-properties fo:color="#cc0000" style:font-name="Nimbus Mono L" fo:font-size="11pt" officeooo:rsid="0189f83c" fo:background-color="#eeeeee" loext:char-shading-value="0" style:font-size-asian="11pt" style:font-size-complex="11pt"/>
    </style:style>
    <style:style style:name="T29" style:family="text">
      <style:text-properties fo:color="#cc0000" style:font-name="Nimbus Mono L" fo:font-size="11pt" officeooo:rsid="01a51452" fo:background-color="#eeeeee" loext:char-shading-value="0" style:font-size-asian="11pt" style:font-size-complex="11pt"/>
    </style:style>
    <style:style style:name="T30" style:family="text">
      <style:text-properties fo:color="#cc0000" style:font-name="Nimbus Mono L" fo:font-size="11pt" officeooo:rsid="01c70b88" fo:background-color="#eeeeee" loext:char-shading-value="0" style:font-size-asian="11pt" style:font-size-complex="11pt"/>
    </style:style>
    <style:style style:name="T31" style:family="text">
      <style:text-properties fo:color="#cc0000" style:font-name="Nimbus Mono L" fo:font-size="11pt" fo:font-weight="bold" fo:background-color="#eeeeee" loext:char-shading-value="0" style:font-size-asian="11pt" style:font-weight-asian="bold" style:font-size-complex="11pt" style:font-weight-complex="bold"/>
    </style:style>
    <style:style style:name="T32" style:family="text">
      <style:text-properties fo:color="#cc0000" style:font-name="Nimbus Mono L" officeooo:rsid="01a6ed40"/>
    </style:style>
    <style:style style:name="T33" style:family="text">
      <style:text-properties fo:color="#cc0000" style:font-name="Nimbus Mono L" fo:font-size="9pt" officeooo:rsid="01ccb998" fo:background-color="#eeeeee" loext:char-shading-value="0" style:font-size-asian="9pt" style:font-size-complex="9pt"/>
    </style:style>
    <style:style style:name="T34" style:family="text">
      <style:text-properties fo:color="#cc0000" officeooo:rsid="018f8d64"/>
    </style:style>
    <style:style style:name="T35" style:family="text">
      <style:text-properties fo:color="#cc0000" officeooo:rsid="019d3a40"/>
    </style:style>
    <style:style style:name="T36" style:family="text">
      <style:text-properties fo:color="#cc0000" officeooo:rsid="018fb7c9"/>
    </style:style>
    <style:style style:name="T37" style:family="text">
      <style:text-properties fo:color="#cc0000" officeooo:rsid="01b6a48b"/>
    </style:style>
    <style:style style:name="T38" style:family="text">
      <style:text-properties fo:color="#000000" fo:font-weight="normal" style:font-weight-asian="normal" style:font-weight-complex="normal"/>
    </style:style>
    <style:style style:name="T39" style:family="text">
      <style:text-properties fo:color="#000000" fo:font-style="normal" fo:background-color="#ffffff" loext:char-shading-value="0" style:font-style-asian="normal" style:font-style-complex="normal"/>
    </style:style>
    <style:style style:name="T40" style:family="text">
      <style:text-properties fo:color="#000000" style:font-name="Liberation Serif" fo:font-size="12pt" fo:font-weight="normal" fo:background-color="#ffffff" loext:char-shading-value="0" style:font-size-asian="12pt" style:font-weight-asian="normal" style:font-size-complex="12pt" style:font-weight-complex="normal"/>
    </style:style>
    <style:style style:name="T41" style:family="text">
      <style:text-properties fo:color="#000000" style:font-name="Liberation Serif" fo:font-size="12pt" fo:font-weight="normal" officeooo:rsid="0177baf1" fo:background-color="#ffffff" loext:char-shading-value="0" style:font-size-asian="12pt" style:font-weight-asian="normal" style:font-size-complex="12pt" style:font-weight-complex="normal"/>
    </style:style>
    <style:style style:name="T42" style:family="text">
      <style:text-properties fo:color="#000000" style:font-name="Liberation Serif" fo:font-size="12pt" fo:font-weight="normal" officeooo:rsid="018d813c" fo:background-color="#ffffff" loext:char-shading-value="0" style:font-size-asian="12pt" style:font-weight-asian="normal" style:font-size-complex="12pt" style:font-weight-complex="normal"/>
    </style:style>
    <style:style style:name="T43" style:family="text">
      <style:text-properties fo:color="#000000" style:font-name="Liberation Serif" fo:font-size="12pt" fo:font-weight="normal" officeooo:rsid="018fb7c9" fo:background-color="#ffffff" loext:char-shading-value="0" style:font-size-asian="12pt" style:font-weight-asian="normal" style:font-size-complex="12pt" style:font-weight-complex="normal"/>
    </style:style>
    <style:style style:name="T44" style:family="text">
      <style:text-properties fo:color="#000000" style:font-name="Liberation Serif" fo:font-size="12pt" fo:font-weight="normal" officeooo:rsid="01aa80f1" fo:background-color="#ffffff" loext:char-shading-value="0" style:font-size-asian="12pt" style:font-weight-asian="normal" style:font-size-complex="12pt" style:font-weight-complex="normal"/>
    </style:style>
    <style:style style:name="T45" style:family="text">
      <style:text-properties fo:color="#000000" style:font-name="Liberation Serif" fo:font-size="12pt" fo:font-weight="normal" style:font-size-asian="12pt" style:font-weight-asian="normal" style:font-size-complex="12pt" style:font-weight-complex="normal"/>
    </style:style>
    <style:style style:name="T46" style:family="text">
      <style:text-properties fo:color="#000000" style:font-name="Liberation Serif" fo:font-size="12pt" fo:font-weight="bold" fo:background-color="#ffffff" loext:char-shading-value="0" style:font-size-asian="12pt" style:font-weight-asian="bold" style:font-size-complex="12pt" style:font-weight-complex="bold"/>
    </style:style>
    <style:style style:name="T47" style:family="text">
      <style:text-properties fo:color="#000000" style:font-name="Liberation Serif" fo:font-size="12pt" fo:background-color="#ffffff" loext:char-shading-value="0" style:font-size-asian="12pt" style:font-size-complex="12pt"/>
    </style:style>
    <style:style style:name="T48" style:family="text">
      <style:text-properties fo:color="#000000" style:font-name="Liberation Serif" fo:font-size="12pt" officeooo:rsid="01ae7855" style:font-size-asian="12pt" style:font-size-complex="12pt"/>
    </style:style>
    <style:style style:name="T49" style:family="text">
      <style:text-properties fo:color="#000000" style:font-name="Liberation Serif" fo:font-size="12pt" fo:font-style="italic" fo:font-weight="normal" officeooo:rsid="0177baf1" fo:background-color="#ffffff" loext:char-shading-value="0" style:font-size-asian="12pt" style:font-style-asian="italic" style:font-weight-asian="normal" style:font-size-complex="12pt" style:font-style-complex="italic" style:font-weight-complex="normal"/>
    </style:style>
    <style:style style:name="T50" style:family="text">
      <style:text-properties fo:color="#000000" style:font-name="Nimbus Mono L"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51" style:family="text">
      <style:text-properties fo:color="#000000" style:font-name="Nimbus Mono L" fo:font-size="12pt" fo:font-weight="bold" fo:background-color="#ffffff" loext:char-shading-value="0" style:font-size-asian="12pt" style:font-weight-asian="bold" style:font-size-complex="12pt" style:font-weight-complex="bold"/>
    </style:style>
    <style:style style:name="T52" style:family="text">
      <style:text-properties fo:color="#000000" style:font-name="Nimbus Mono L" fo:font-size="11pt" fo:font-style="normal" fo:font-weight="bold" fo:background-color="#ffffff" loext:char-shading-value="0" style:font-size-asian="11pt" style:font-style-asian="normal" style:font-weight-asian="bold" style:font-size-complex="11pt" style:font-style-complex="normal" style:font-weight-complex="bold"/>
    </style:style>
    <style:style style:name="T53" style:family="text">
      <style:text-properties fo:color="#000000" style:font-name="Nimbus Mono L" fo:font-size="11pt" fo:font-style="normal" fo:font-weight="bold" officeooo:rsid="018d813c" fo:background-color="#ffffff" loext:char-shading-value="0" style:font-size-asian="11pt" style:font-style-asian="normal" style:font-weight-asian="bold" style:font-size-complex="11pt" style:font-style-complex="normal" style:font-weight-complex="bold"/>
    </style:style>
    <style:style style:name="T54" style:family="text">
      <style:text-properties fo:color="#000000" fo:background-color="#ffffcc" loext:char-shading-value="0"/>
    </style:style>
    <style:style style:name="T55" style:family="text">
      <style:text-properties fo:color="#cc9900"/>
    </style:style>
    <style:style style:name="T56" style:family="text">
      <style:text-properties fo:color="#cc9900" style:font-name="Nimbus Mono L" fo:font-size="11pt" officeooo:rsid="01a51452" fo:background-color="#eeeeee" loext:char-shading-value="0" style:font-size-asian="11pt" style:font-size-complex="11pt"/>
    </style:style>
    <style:style style:name="T57" style:family="text">
      <style:text-properties fo:color="#cc9900" style:font-name="Nimbus Mono L" officeooo:rsid="01a6ed40"/>
    </style:style>
    <style:style style:name="T58" style:family="text">
      <style:text-properties fo:color="#cc9900" style:font-name="Nimbus Mono L" fo:font-size="9pt" officeooo:rsid="01ccb998" fo:background-color="#eeeeee" loext:char-shading-value="0" style:font-size-asian="9pt" style:font-size-complex="9pt"/>
    </style:style>
    <style:style style:name="T59" style:family="text">
      <style:text-properties fo:color="#cc9900" officeooo:rsid="018fb7c9"/>
    </style:style>
    <style:style style:name="T60" style:family="text">
      <style:text-properties fo:color="#007700" style:font-name="Nimbus Mono L" fo:font-size="11pt" fo:background-color="#eeeeee" loext:char-shading-value="0" style:font-size-asian="11pt" style:font-size-complex="11pt"/>
    </style:style>
    <style:style style:name="T61" style:family="text">
      <style:text-properties fo:color="#007700" style:font-name="Nimbus Mono L" fo:font-size="11pt" officeooo:rsid="01a51452" fo:background-color="#eeeeee" loext:char-shading-value="0" style:font-size-asian="11pt" style:font-size-complex="11pt"/>
    </style:style>
    <style:style style:name="T62" style:family="text">
      <style:text-properties officeooo:rsid="0177baf1"/>
    </style:style>
    <style:style style:name="T63" style:family="text">
      <style:text-properties style:font-name="Nimbus Mono L"/>
    </style:style>
    <style:style style:name="T64" style:family="text">
      <style:text-properties style:font-name="Nimbus Mono L" fo:font-size="11pt" fo:font-weight="bold" style:font-size-asian="11pt" style:font-weight-asian="bold" style:font-size-complex="11pt" style:font-weight-complex="bold"/>
    </style:style>
    <style:style style:name="T65" style:family="text">
      <style:text-properties style:font-name="Nimbus Mono L" fo:font-size="11pt" fo:font-weight="bold" fo:background-color="#eeeeee" loext:char-shading-value="0" style:font-size-asian="11pt" style:font-weight-asian="bold" style:font-size-complex="11pt" style:font-weight-complex="bold"/>
    </style:style>
    <style:style style:name="T66" style:family="text">
      <style:text-properties style:font-name="Nimbus Mono L" fo:font-size="11pt" fo:font-weight="bold" officeooo:rsid="018d813c" fo:background-color="#eeeeee" loext:char-shading-value="0" style:font-size-asian="11pt" style:font-weight-asian="bold" style:font-size-complex="11pt" style:font-weight-complex="bold"/>
    </style:style>
    <style:style style:name="T67" style:family="text">
      <style:text-properties style:font-name="Nimbus Mono L" fo:font-size="11pt" fo:font-style="normal" fo:font-weight="bold" style:font-size-asian="11pt" style:font-style-asian="normal" style:font-weight-asian="bold" style:font-size-complex="11pt" style:font-style-complex="normal" style:font-weight-complex="bold"/>
    </style:style>
    <style:style style:name="T68" style:family="text">
      <style:text-properties style:font-name="Nimbus Mono L" fo:font-size="11pt" fo:font-style="normal" fo:font-weight="bold" officeooo:rsid="0193ed83" style:font-size-asian="11pt" style:font-style-asian="normal" style:font-weight-asian="bold" style:font-size-complex="11pt" style:font-style-complex="normal" style:font-weight-complex="bold"/>
    </style:style>
    <style:style style:name="T69" style:family="text">
      <style:text-properties style:font-name="Nimbus Mono L" fo:font-style="normal" style:font-style-asian="normal" style:font-style-complex="normal"/>
    </style:style>
    <style:style style:name="T70" style:family="text">
      <style:text-properties style:font-name="Nimbus Mono L" officeooo:rsid="01a6ed40"/>
    </style:style>
    <style:style style:name="T71" style:family="text">
      <style:text-properties style:font-name="Liberation Serif" fo:font-size="12pt" fo:font-weight="normal" style:font-size-asian="10.5pt" style:font-weight-asian="normal" style:font-size-complex="12pt" style:font-weight-complex="normal"/>
    </style:style>
    <style:style style:name="T72" style:family="text">
      <style:text-properties style:font-name="Liberation Serif" fo:font-size="12pt" fo:font-weight="normal" style:font-size-asian="12pt" style:font-weight-asian="normal" style:font-size-complex="12pt" style:font-weight-complex="normal"/>
    </style:style>
    <style:style style:name="T73" style:family="text">
      <style:text-properties style:font-name="Liberation Serif" fo:font-size="12pt" style:font-size-asian="12pt" style:font-size-complex="12pt"/>
    </style:style>
    <style:style style:name="T74" style:family="text">
      <style:text-properties style:font-name="Liberation Serif" fo:font-size="12pt" fo:background-color="#ffffcc" loext:char-shading-value="0" style:font-size-asian="12pt" style:font-size-complex="12pt"/>
    </style:style>
    <style:style style:name="T75" style:family="text">
      <style:text-properties style:font-name="Liberation Serif" fo:font-style="italic" style:font-style-asian="italic" style:font-style-complex="italic"/>
    </style:style>
    <style:style style:name="T76" style:family="text">
      <style:text-properties officeooo:rsid="0189a521"/>
    </style:style>
    <style:style style:name="T77" style:family="text">
      <style:text-properties officeooo:rsid="018d813c"/>
    </style:style>
    <style:style style:name="T78" style:family="text">
      <style:text-properties fo:background-color="#ffffcc" loext:char-shading-value="0"/>
    </style:style>
    <style:style style:name="T79" style:family="text">
      <style:text-properties officeooo:rsid="0193ed83"/>
    </style:style>
    <style:style style:name="T80" style:family="text">
      <style:text-properties officeooo:rsid="019f0af1"/>
    </style:style>
    <style:style style:name="T81" style:family="text">
      <style:text-properties officeooo:rsid="018fb7c9"/>
    </style:style>
    <style:style style:name="T82" style:family="text">
      <style:text-properties fo:font-weight="normal" fo:background-color="#e6e6ff" loext:char-shading-value="0" style:font-weight-asian="normal" style:font-weight-complex="normal"/>
    </style:style>
    <style:style style:name="T83" style:family="text">
      <style:text-properties officeooo:rsid="01ae1138"/>
    </style:style>
    <style:style style:name="T84" style:family="text">
      <style:text-properties officeooo:rsid="01b024df"/>
    </style:style>
    <style:style style:name="T85" style:family="text">
      <style:text-properties officeooo:rsid="01b1bc52"/>
    </style:style>
    <style:style style:name="T86" style:family="text">
      <style:text-properties officeooo:rsid="01b6a48b"/>
    </style:style>
    <style:style style:name="T87" style:family="text">
      <style:text-properties fo:background-color="#e6e6ff" loext:char-shading-value="0"/>
    </style:style>
    <style:style style:name="T88" style:family="text">
      <style:text-properties fo:font-size="10pt" style:font-size-asian="10pt" style:font-size-complex="10pt"/>
    </style:style>
    <style:style style:name="T89" style:family="text">
      <style:text-properties officeooo:rsid="01c70b88"/>
    </style:style>
    <style:style style:name="T90" style:family="text">
      <style:text-properties style:font-name="Liberation Serif" fo:font-size="12pt" fo:font-weight="bold" officeooo:rsid="01cddbb3" style:font-size-asian="12pt" style:font-weight-asian="bold" style:font-size-complex="12pt"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Clases y objetos</text:h>
      <text:h text:style-name="P133" text:outline-level="2">Tabla de contenidos</text:h>
      <text:p text:style-name="P121"/>
      <text:list xml:id="list4317076611370124718" text:style-name="L1">
        <text:list-item>
          <text:p text:style-name="P186"><text:a xlink:type="simple" xlink:href="http://php.net/manual/es/oop5.intro.php" text:style-name="Internet_20_link" text:visited-style-name="Visited_20_Internet_20_Link">Introducción</text:a></text:p>
        </text:list-item>
        <text:list-item text:style-override="L2">
          <text:p text:style-name="P191"><text:a xlink:type="simple" xlink:href="http://php.net/manual/es/language.oop5.basic.php" text:style-name="Internet_20_link" text:visited-style-name="Visited_20_Internet_20_Link">Lo básico</text:a></text:p>
        </text:list-item>
        <text:list-item text:style-override="L2">
          <text:p text:style-name="P191"><text:a xlink:type="simple" xlink:href="http://php.net/manual/es/language.oop5.properties.php" text:style-name="Internet_20_link" text:visited-style-name="Visited_20_Internet_20_Link">Propiedades</text:a></text:p>
        </text:list-item>
        <text:list-item text:style-override="L2">
          <text:p text:style-name="P191"><text:a xlink:type="simple" xlink:href="http://php.net/manual/es/language.oop5.constants.php" text:style-name="Internet_20_link" text:visited-style-name="Visited_20_Internet_20_Link">Constantes de clases</text:a></text:p>
        </text:list-item>
        <text:list-item text:style-override="L2">
          <text:p text:style-name="P191"><text:a xlink:type="simple" xlink:href="http://php.net/manual/es/language.oop5.autoload.php" text:style-name="Internet_20_link" text:visited-style-name="Visited_20_Internet_20_Link">Autocarga de clases</text:a></text:p>
        </text:list-item>
        <text:list-item text:style-override="L2">
          <text:p text:style-name="P191"><text:a xlink:type="simple" xlink:href="http://php.net/manual/es/language.oop5.decon.php" text:style-name="Internet_20_link" text:visited-style-name="Visited_20_Internet_20_Link">Constructores y destructores</text:a></text:p>
        </text:list-item>
        <text:list-item text:style-override="L2">
          <text:p text:style-name="P191"><text:a xlink:type="simple" xlink:href="http://php.net/manual/es/language.oop5.visibility.php" text:style-name="Internet_20_link" text:visited-style-name="Visited_20_Internet_20_Link">Visibilidad</text:a></text:p>
        </text:list-item>
        <text:list-item text:style-override="L2">
          <text:p text:style-name="P191"><text:a xlink:type="simple" xlink:href="http://php.net/manual/es/language.oop5.inheritance.php" text:style-name="Internet_20_link" text:visited-style-name="Visited_20_Internet_20_Link">Herencia de Objetos</text:a></text:p>
        </text:list-item>
        <text:list-item text:style-override="L2">
          <text:p text:style-name="P191"><text:a xlink:type="simple" xlink:href="http://php.net/manual/es/language.oop5.paamayim-nekudotayim.php" text:style-name="Internet_20_link" text:visited-style-name="Visited_20_Internet_20_Link">Operador de Resolución de Ámbito (::)</text:a></text:p>
        </text:list-item>
        <text:list-item text:style-override="L2">
          <text:p text:style-name="P191"><text:a xlink:type="simple" xlink:href="http://php.net/manual/es/language.oop5.static.php" text:style-name="Internet_20_link" text:visited-style-name="Visited_20_Internet_20_Link">La palabra reservada 'static'</text:a></text:p>
        </text:list-item>
        <text:list-item text:style-override="L2">
          <text:p text:style-name="P191"><text:a xlink:type="simple" xlink:href="http://php.net/manual/es/language.oop5.abstract.php" text:style-name="Internet_20_link" text:visited-style-name="Visited_20_Internet_20_Link">Abstracción de clases</text:a></text:p>
        </text:list-item>
        <text:list-item text:style-override="L2">
          <text:p text:style-name="P191"><text:a xlink:type="simple" xlink:href="http://php.net/manual/es/language.oop5.interfaces.php" text:style-name="Internet_20_link" text:visited-style-name="Visited_20_Internet_20_Link">Interfaces de objetos</text:a></text:p>
        </text:list-item>
        <text:list-item text:style-override="L2">
          <text:p text:style-name="P191"><text:a xlink:type="simple" xlink:href="http://php.net/manual/es/language.oop5.traits.php" text:style-name="Internet_20_link" text:visited-style-name="Visited_20_Internet_20_Link">Rasgos (Traits)</text:a></text:p>
        </text:list-item>
        <text:list-item text:style-override="L2">
          <text:p text:style-name="P191"><text:a xlink:type="simple" xlink:href="http://php.net/manual/es/language.oop5.anonymous.php" text:style-name="Internet_20_link" text:visited-style-name="Visited_20_Internet_20_Link">Clases anónimas</text:a></text:p>
        </text:list-item>
        <text:list-item text:style-override="L2">
          <text:p text:style-name="P191"><text:a xlink:type="simple" xlink:href="http://php.net/manual/es/language.oop5.overloading.php" text:style-name="Internet_20_link" text:visited-style-name="Visited_20_Internet_20_Link">Sobrecarga</text:a></text:p>
        </text:list-item>
        <text:list-item text:style-override="L2">
          <text:p text:style-name="P191"><text:a xlink:type="simple" xlink:href="http://php.net/manual/es/language.oop5.iterations.php" text:style-name="Internet_20_link" text:visited-style-name="Visited_20_Internet_20_Link">Iteración de objetos</text:a></text:p>
        </text:list-item>
        <text:list-item text:style-override="L2">
          <text:p text:style-name="P191"><text:a xlink:type="simple" xlink:href="http://php.net/manual/es/language.oop5.magic.php" text:style-name="Internet_20_link" text:visited-style-name="Visited_20_Internet_20_Link">Métodos mágicos</text:a></text:p>
        </text:list-item>
        <text:list-item text:style-override="L2">
          <text:p text:style-name="P191"><text:a xlink:type="simple" xlink:href="http://php.net/manual/es/language.oop5.final.php" text:style-name="Internet_20_link" text:visited-style-name="Visited_20_Internet_20_Link">Palabra clave Final</text:a></text:p>
        </text:list-item>
        <text:list-item text:style-override="L2">
          <text:p text:style-name="P191"><text:a xlink:type="simple" xlink:href="http://php.net/manual/es/language.oop5.cloning.php" text:style-name="Internet_20_link" text:visited-style-name="Visited_20_Internet_20_Link">Clonación de Objetos</text:a></text:p>
        </text:list-item>
        <text:list-item text:style-override="L2">
          <text:p text:style-name="P191"><text:a xlink:type="simple" xlink:href="http://php.net/manual/es/language.oop5.object-comparison.php" text:style-name="Internet_20_link" text:visited-style-name="Visited_20_Internet_20_Link">Comparación de Objetos</text:a></text:p>
        </text:list-item>
        <text:list-item text:style-override="L2">
          <text:p text:style-name="P191"><text:a xlink:type="simple" xlink:href="http://php.net/manual/es/language.oop5.typehinting.php" text:style-name="Internet_20_link" text:visited-style-name="Visited_20_Internet_20_Link">Determinación de tipos</text:a></text:p>
        </text:list-item>
        <text:list-item text:style-override="L2">
          <text:p text:style-name="P191"><text:a xlink:type="simple" xlink:href="http://php.net/manual/es/language.oop5.late-static-bindings.php" text:style-name="Internet_20_link" text:visited-style-name="Visited_20_Internet_20_Link">Enlaces estáticos en tiempo de ejecución</text:a></text:p>
        </text:list-item>
        <text:list-item text:style-override="L2">
          <text:p text:style-name="P191"><text:a xlink:type="simple" xlink:href="http://php.net/manual/es/language.oop5.references.php" text:style-name="Internet_20_link" text:visited-style-name="Visited_20_Internet_20_Link">Objetos y referencias</text:a></text:p>
        </text:list-item>
        <text:list-item text:style-override="L2">
          <text:p text:style-name="P191"><text:a xlink:type="simple" xlink:href="http://php.net/manual/es/language.oop5.serialization.php" text:style-name="Internet_20_link" text:visited-style-name="Visited_20_Internet_20_Link">Serialización de objetos</text:a></text:p>
        </text:list-item>
        <text:list-item text:style-override="L2">
          <text:p text:style-name="P187"><text:a xlink:type="simple" xlink:href="http://php.net/manual/es/language.oop5.changelog.php" text:style-name="Internet_20_link" text:visited-style-name="Visited_20_Internet_20_Link">Registro de cambios de la POO</text:a></text:p>
        </text:list-item>
      </text:list>
      <text:p text:style-name="P121"/>
      <text:p text:style-name="P121"/>
      <text:p text:style-name="P121"/>
      <text:p text:style-name="P121"/>
      <text:p text:style-name="P121"/>
      <text:h text:style-name="P173" text:outline-level="2"><text:soft-page-break/><text:span text:style-name="T62">I</text:span>ntroducción</text:h>
      <text:p text:style-name="P170"/>
      <text:p text:style-name="P170">A partir de PHP 5, el modelo de objetos ha sido reescrito para tener en cuenta un mejor rendimiento y mayor funcionalidad. Este fue un cambio importante a partir de PHP 4. PHP 5 tiene un modelo de objetos completo.</text:p>
      <text:p text:style-name="P170"/>
      <text:p text:style-name="P170">Entre las características de PHP 5 están la inclusión de la <text:a xlink:type="simple" xlink:href="http://php.net/manual/es/language.oop5.visibility.php" text:style-name="Internet_20_link" text:visited-style-name="Visited_20_Internet_20_Link">visibilidad</text:a>, clases y métodos <text:a xlink:type="simple" xlink:href="http://php.net/manual/es/language.oop5.abstract.php" text:style-name="Internet_20_link" text:visited-style-name="Visited_20_Internet_20_Link">abstractos</text:a> y <text:a xlink:type="simple" xlink:href="http://php.net/manual/es/language.oop5.final.php" text:style-name="Internet_20_link" text:visited-style-name="Visited_20_Internet_20_Link">finales</text:a>, <text:a xlink:type="simple" xlink:href="http://php.net/manual/es/language.oop5.magic.php" text:style-name="Internet_20_link" text:visited-style-name="Visited_20_Internet_20_Link">métodos mágicos</text:a> adicionales, <text:a xlink:type="simple" xlink:href="http://php.net/manual/es/language.oop5.interfaces.php" text:style-name="Internet_20_link" text:visited-style-name="Visited_20_Internet_20_Link">interfaces</text:a>, <text:a xlink:type="simple" xlink:href="http://php.net/manual/es/language.oop5.cloning.php" text:style-name="Internet_20_link" text:visited-style-name="Visited_20_Internet_20_Link">clonación</text:a> y <text:a xlink:type="simple" xlink:href="http://php.net/manual/es/language.oop5.typehinting.php" text:style-name="Internet_20_link" text:visited-style-name="Visited_20_Internet_20_Link">determinación de tipos</text:a>. </text:p>
      <text:p text:style-name="P170"/>
      <text:p text:style-name="P172">PHP trata los objetos de la misma manera que las referencias o manejadores, lo que significa que cada variable contiene una referencia a un objeto en lugar de una copia de todo el objeto. Véanse los <text:a xlink:type="simple" xlink:href="http://php.net/manual/es/language.oop5.references.php" text:style-name="Internet_20_link" text:visited-style-name="Visited_20_Internet_20_Link">Objetos y referencias</text:a><text:span text:style-name="T1">.</text:span></text:p>
      <text:p text:style-name="P171"/>
      <text:p text:style-name="P171"/>
      <text:p text:style-name="P157"><text:span text:style-name="Strong_20_Emphasis"><text:span text:style-name="T87">Sugerencia</text:span></text:span></text:p>
      <text:p text:style-name="P158"><text:span text:style-name="T87">Vea también </text:span><text:a xlink:type="simple" xlink:href="http://php.net/manual/es/userlandnaming.php" text:style-name="Internet_20_link" text:visited-style-name="Visited_20_Internet_20_Link"><text:span text:style-name="T87">Guía de entorno de usuario para nombres</text:span></text:a><text:span text:style-name="T87">.</text:span></text:p>
      <text:p text:style-name="P159"/>
      <text:p text:style-name="P171"/>
      <text:p text:style-name="P17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132" text:outline-level="2"><text:soft-page-break/>Lo básico</text:h>
      <text:h text:style-name="P204" text:outline-level="3">class</text:h>
      <text:p text:style-name="P62"/>
      <text:p text:style-name="P62"><text:span text:style-name="T38">La definición básica de una clase comienza con la palabra reservada </text:span><text:span text:style-name="Emphasis"><text:span text:style-name="T38">class</text:span></text:span><text:span text:style-name="T38">, seguida de un nombre de clase, y continuando con un par de llaves que encierran las definiciones de las propiedades y métodos pertenecientes a dicha clase. </text:span></text:p>
      <text:p text:style-name="P63"/>
      <text:p text:style-name="P61"><text:span text:style-name="T40">El nombre de clase puede ser cualquier etiqueta válida, siempre que no sea una </text:span><text:a xlink:type="simple" xlink:href="http://php.net/manual/es/reserved.php" text:style-name="Internet_20_link" text:visited-style-name="Visited_20_Internet_20_Link">palabra reservada</text:a><text:span text:style-name="T40"> de PHP. Un nombre válido de clase comienza con una letra o un guión bajo, seguido de una cantidad arbitraria de letras, números o guiones bajos. Como expresión regular, se expresaría de la siguiente forma: </text:span><text:span text:style-name="Emphasis"><text:span text:style-name="T50">^[a-zA-Z_\x7f-\xff][a-zA-Z0-9_\x7f-\xff]*$</text:span></text:span><text:span text:style-name="T50">. </text:span></text:p>
      <text:p text:style-name="P65"/>
      <text:p text:style-name="P61"><text:span text:style-name="T40">Una clase puede tener sus propias </text:span><text:a xlink:type="simple" xlink:href="http://php.net/manual/es/language.oop5.constants.php" text:style-name="Internet_20_link" text:visited-style-name="Visited_20_Internet_20_Link">constantes</text:a>, <text:a xlink:type="simple" xlink:href="http://php.net/manual/es/language.oop5.properties.php" text:style-name="Internet_20_link" text:visited-style-name="Visited_20_Internet_20_Link">variables</text:a><text:span text:style-name="T40"> (llamadas "propiedades"), y funciones (llamados "métodos"). </text:span></text:p>
      <text:p text:style-name="P63"/>
      <text:p text:style-name="P63"><text:span text:style-name="Strong_20_Emphasis">Ejemplo #1 Definición de una clase sencilla</text:span></text:p>
      <text:p text:style-name="P63"/>
      <text:p text:style-name="P54"><text:span text:style-name="Source_20_Text"><text:span text:style-name="T61"><text:s/></text:span></text:span><text:span text:style-name="Source_20_Text"><text:span text:style-name="T10">&lt;?php</text:span></text:span></text:p>
      <text:p text:style-name="P54"><text:span text:style-name="Source_20_Text"><text:span text:style-name="T61"><text:s/></text:span></text:span><text:span text:style-name="Source_20_Text"><text:span text:style-name="T56">//Declaración de una clase</text:span></text:span></text:p>
      <text:p text:style-name="P54"><text:span text:style-name="Source_20_Text"><text:span text:style-name="T61"><text:s/>class </text:span></text:span><text:span text:style-name="Source_20_Text"><text:span text:style-name="T10">ClaseSencilla</text:span></text:span></text:p>
      <text:p text:style-name="P54"><text:span text:style-name="Source_20_Text"><text:span text:style-name="T61"><text:s/>{</text:span></text:span></text:p>
      <text:p text:style-name="P54"><text:span text:style-name="Source_20_Text"><text:span text:style-name="T61"><text:s text:c="5"/></text:span></text:span><text:span text:style-name="Source_20_Text"><text:span text:style-name="T56">// Declaración de una propiedad</text:span></text:span></text:p>
      <text:p text:style-name="P54"><text:span text:style-name="Source_20_Text"><text:span text:style-name="T61"><text:s text:c="5"/>public </text:span></text:span><text:span text:style-name="Source_20_Text"><text:span text:style-name="T10">$var </text:span></text:span><text:span text:style-name="Source_20_Text"><text:span text:style-name="T61">= </text:span></text:span><text:span text:style-name="Source_20_Text"><text:span text:style-name="T29">'un valor predeterminado'</text:span></text:span><text:span text:style-name="Source_20_Text"><text:span text:style-name="T61">;</text:span></text:span></text:p>
      <text:p text:style-name="P54"/>
      <text:p text:style-name="P54"><text:span text:style-name="Source_20_Text"><text:span text:style-name="T61"><text:s text:c="5"/></text:span></text:span><text:span text:style-name="Source_20_Text"><text:span text:style-name="T56">// Declaración de un método</text:span></text:span></text:p>
      <text:p text:style-name="P54"><text:span text:style-name="Source_20_Text"><text:span text:style-name="T61"><text:s text:c="5"/>public function </text:span></text:span><text:span text:style-name="Source_20_Text"><text:span text:style-name="T10">mostrarVar</text:span></text:span><text:span text:style-name="Source_20_Text"><text:span text:style-name="T61">() {</text:span></text:span></text:p>
      <text:p text:style-name="P54"><text:span text:style-name="Source_20_Text"><text:span text:style-name="T61"><text:s text:c="9"/>echo </text:span></text:span><text:span text:style-name="Source_20_Text"><text:span text:style-name="T10">$this</text:span></text:span><text:span text:style-name="Source_20_Text"><text:span text:style-name="T61">-&gt;</text:span></text:span><text:span text:style-name="Source_20_Text"><text:span text:style-name="T10">var</text:span></text:span><text:span text:style-name="Source_20_Text"><text:span text:style-name="T61">;</text:span></text:span></text:p>
      <text:p text:style-name="P54"><text:span text:style-name="Source_20_Text"><text:span text:style-name="T61"><text:s text:c="5"/>}</text:span></text:span></text:p>
      <text:p text:style-name="P54"><text:span text:style-name="Source_20_Text"><text:span text:style-name="T61"><text:s/>}</text:span></text:span></text:p>
      <text:p text:style-name="P54"><text:span text:style-name="Source_20_Text"><text:span text:style-name="T61"><text:s/></text:span></text:span><text:span text:style-name="Source_20_Text"><text:span text:style-name="T56">//Instanciación de una clase</text:span></text:span></text:p>
      <text:p text:style-name="P54"><text:span text:style-name="Source_20_Text"><text:span text:style-name="T61"><text:s/></text:span></text:span><text:span text:style-name="Source_20_Text"><text:span text:style-name="T10">$a </text:span></text:span><text:span text:style-name="Source_20_Text"><text:span text:style-name="T61">= new </text:span></text:span><text:span text:style-name="Source_20_Text"><text:span text:style-name="T10">ClaseSencilla</text:span></text:span><text:span text:style-name="Source_20_Text"><text:span text:style-name="T61">();</text:span></text:span></text:p>
      <text:p text:style-name="P54"><text:span text:style-name="Source_20_Text"><text:span text:style-name="T61"><text:s/></text:span></text:span></text:p>
      <text:p text:style-name="P54"><text:span text:style-name="Source_20_Text"><text:span text:style-name="T61"><text:s/></text:span></text:span><text:span text:style-name="Source_20_Text"><text:span text:style-name="T10">$a</text:span></text:span><text:span text:style-name="Source_20_Text"><text:span text:style-name="T61">-&gt;</text:span></text:span><text:span text:style-name="Source_20_Text"><text:span text:style-name="T10">mostrarVar</text:span></text:span><text:span text:style-name="Source_20_Text"><text:span text:style-name="T61">();</text:span></text:span><text:span text:style-name="Source_20_Text"><text:span text:style-name="T60"><text:line-break/></text:span></text:span></text:p>
      <text:p text:style-name="P66"/>
      <text:p text:style-name="P61"><text:span text:style-name="T40">La pseudovariable </text:span><text:span text:style-name="Variable"><text:span text:style-name="T52">$this</text:span></text:span><text:span text:style-name="T40"> está disponible cuando un método es invocado dentro del contexto de un objeto. </text:span><text:span text:style-name="Variable"><text:span text:style-name="T52">$this</text:span></text:span><text:span text:style-name="T40"> es una referencia al objeto invocador (usualmente el objeto al cual el método pertenece, aunque puede que sea otro objeto si el método es llamado </text:span><text:a xlink:type="simple" xlink:href="http://php.net/manual/es/language.oop5.static.php" text:style-name="Internet_20_link" text:visited-style-name="Visited_20_Internet_20_Link">estáticamente</text:a><text:span text:style-name="T40"> desde el contexto de un objeto secundario). A partir de PHP 7.0.0, la llamada estática a un método no estático desde un contexto incompatible resulta en que </text:span><text:span text:style-name="T51">$this</text:span><text:span text:style-name="T40"> no esté definido dentro del método. Una llamada estática a un método no estático desde un contexto no compatible está obsoleta desde PHP 5.6.0. A partir de PHP 7.0.0, una llamada estática a un método no estático está obsoleta en general (incluso si se llama desde un contexto compatible). Antes de PHP 5.6.0, tales llamadas ya ocasionaban un aviso de estrictez.</text:span></text:p>
      <text:p text:style-name="P58"><text:soft-page-break/><text:span text:style-name="Strong_20_Emphasis">Ejemplo #2 Algunos ejemplos de la pseudovariable </text:span><text:span text:style-name="Strong_20_Emphasis"><text:span text:style-name="Variable"><text:span text:style-name="T69">$this</text:span></text:span></text:span></text:p>
      <text:p text:style-name="Text_20_body"/>
      <text:p text:style-name="Text_20_body">Se asume que para este ejemplo <text:span text:style-name="T64">error_reporting</text:span> está inhabilitado; de lo contrario, el siguiente código emitirá avisos de estrictez y obsolescencia, respectivamente, dependiendo de la versión de PHP. </text:p>
      <text:p text:style-name="P9"><text:s/><text:span text:style-name="T8">&lt;?php</text:span></text:p>
      <text:p text:style-name="P9"><text:s/>class <text:span text:style-name="T8">A</text:span></text:p>
      <text:p text:style-name="P9"><text:s/>{</text:p>
      <text:p text:style-name="P9"><text:s text:c="5"/>function <text:span text:style-name="T19">F</text:span><text:span text:style-name="T8">oo</text:span>()</text:p>
      <text:p text:style-name="P9"><text:s text:c="5"/>{</text:p>
      <text:p text:style-name="P10"><text:s text:c="8"/>if (<text:span text:style-name="T8">isset</text:span>(<text:span text:style-name="T8">$this</text:span>)) {</text:p>
      <text:p text:style-name="P10"><text:s text:c="12"/>echo <text:span text:style-name="T26">"</text:span><text:span text:style-name="T27">\</text:span><text:span text:style-name="T26">$this está definida ("</text:span>.<text:span text:style-name="T8">get_class</text:span>(<text:span text:style-name="T8">$this</text:span>).<text:span text:style-name="T26">").&lt;br/&gt;"</text:span>;</text:p>
      <text:p text:style-name="P10"><text:s text:c="8"/>} else {</text:p>
      <text:p text:style-name="P10"><text:s text:c="12"/>echo <text:span text:style-name="T26">'$this no está definida.&lt;br/&gt;&lt;br/&gt;'</text:span>;</text:p>
      <text:p text:style-name="P10"><text:s text:c="8"/>}</text:p>
      <text:p text:style-name="P9"><text:s text:c="5"/>}</text:p>
      <text:p text:style-name="P9"><text:s/>}</text:p>
      <text:p text:style-name="P9"/>
      <text:p text:style-name="P9"><text:s/>class <text:span text:style-name="T8">B</text:span></text:p>
      <text:p text:style-name="P9"><text:s/>{</text:p>
      <text:p text:style-name="P9"><text:s text:c="5"/>function <text:span text:style-name="T8">bar</text:span>()</text:p>
      <text:p text:style-name="P9"><text:s text:c="5"/>{</text:p>
      <text:p text:style-name="P9"><text:s text:c="9"/><text:span text:style-name="T8">A</text:span>::<text:span text:style-name="T19">F</text:span><text:span text:style-name="T8">oo</text:span>();</text:p>
      <text:p text:style-name="P9"><text:s text:c="5"/>}</text:p>
      <text:p text:style-name="P9"><text:s/>}</text:p>
      <text:p text:style-name="P9"/>
      <text:p text:style-name="P9"><text:s/><text:span text:style-name="T8">$a</text:span> = new <text:span text:style-name="T8">A</text:span>();</text:p>
      <text:p text:style-name="P9"><text:s/><text:span text:style-name="T8">$a</text:span>-&gt;<text:span text:style-name="T19">F</text:span><text:span text:style-name="T8">oo</text:span>();</text:p>
      <text:p text:style-name="P9"><text:s/><text:span text:style-name="T8">A</text:span>::<text:span text:style-name="T19">F</text:span><text:span text:style-name="T8">oo</text:span>();</text:p>
      <text:p text:style-name="P9"/>
      <text:p text:style-name="P9"><text:s/><text:span text:style-name="T8">$b</text:span> = new <text:span text:style-name="T8">B</text:span>();</text:p>
      <text:p text:style-name="P9"><text:s/><text:span text:style-name="T8">$b</text:span>-&gt;<text:span text:style-name="T8">bar</text:span>();</text:p>
      <text:p text:style-name="P9"><text:s/><text:span text:style-name="T8">B</text:span>::<text:span text:style-name="T8">bar</text:span>();</text:p>
      <text:p text:style-name="P8"/>
      <text:p text:style-name="P90"/>
      <text:p text:style-name="P71">Salida del ejemplo anterior en PHP 5:</text:p>
      <text:p text:style-name="P112"><text:s/>$this está definida (A)</text:p>
      <text:p text:style-name="P129"><text:s/>$this no está definida.</text:p>
      <text:p text:style-name="P129"><text:s/>$this está definida (B)</text:p>
      <text:p text:style-name="P139"><text:s/>$this no está definida.</text:p>
      <text:p text:style-name="P71"/>
      <text:p text:style-name="P71"/>
      <text:p text:style-name="P71"><text:soft-page-break/>Salida del ejemplo anterior en PHP 7:</text:p>
      <text:p text:style-name="P112"><text:s/>$this está definida (A)</text:p>
      <text:p text:style-name="P129"><text:s/>$this no está definida.</text:p>
      <text:p text:style-name="P129"><text:s/>$this no está definida.</text:p>
      <text:p text:style-name="P139"><text:s/>$this no está definida.</text:p>
      <text:h text:style-name="P205" text:outline-level="3">new</text:h>
      <text:p text:style-name="P71"/>
      <text:p text:style-name="P103"><text:span text:style-name="T41">Para crear una instancia de una clase, se debe emplear la palabra reservada </text:span><text:span text:style-name="Emphasis"><text:span text:style-name="T49">new</text:span></text:span><text:span text:style-name="T41">. Un objeto se creará siempre a menos que el objeto tenga un </text:span><text:a xlink:type="simple" xlink:href="http://php.net/manual/es/language.oop5.decon.php" text:style-name="Internet_20_link" text:visited-style-name="Visited_20_Internet_20_Link">constructor</text:a><text:span text:style-name="T41"> que arroje una </text:span><text:a xlink:type="simple" xlink:href="http://php.net/manual/es/language.exceptions.php" text:style-name="Internet_20_link" text:visited-style-name="Visited_20_Internet_20_Link">excepción</text:a><text:span text:style-name="T41"> en caso de error. Las clases deberían ser definidas antes de la instanciación (y en algunos casos esto es un requerimiento).</text:span></text:p>
      <text:p text:style-name="P99"/>
      <text:p text:style-name="P103">Si se emplea un <text:a xlink:type="simple" xlink:href="http://php.net/manual/es/language.types.string.php" text:style-name="Internet_20_link" text:visited-style-name="Visited_20_Internet_20_Link">string</text:a> que contenga el nombre de una clase con <text:span text:style-name="Emphasis">new</text:span>, se creará una nueva instancia de esa clase. Si la clase estuviera en un espacio de nombres, se debe utilizar su nombre completo al realizar esto.</text:p>
      <text:p text:style-name="P95"/>
      <text:p text:style-name="P90"><text:span text:style-name="Strong_20_Emphasis"><text:span text:style-name="T46">Ejemplo #3 Creación de una instancia</text:span></text:span></text:p>
      <text:p text:style-name="P69"/>
      <text:p text:style-name="P55"><text:span text:style-name="Source_20_Text"><text:span text:style-name="T70"><text:s/></text:span></text:span><text:span text:style-name="Source_20_Text"><text:span text:style-name="T14">&lt;?php</text:span></text:span></text:p>
      <text:p text:style-name="P55"><text:span text:style-name="Source_20_Text"><text:span text:style-name="T70"><text:s/>class </text:span></text:span><text:span text:style-name="Source_20_Text"><text:span text:style-name="T14">ClaseSencilla</text:span></text:span><text:span text:style-name="Source_20_Text"><text:span text:style-name="T70"> {}</text:span></text:span></text:p>
      <text:p text:style-name="P55"/>
      <text:p text:style-name="P55"><text:span text:style-name="Source_20_Text"><text:span text:style-name="T70"><text:s/></text:span></text:span><text:span text:style-name="Source_20_Text"><text:span text:style-name="T14">$instancia1</text:span></text:span><text:span text:style-name="Source_20_Text"><text:span text:style-name="T70"> = new </text:span></text:span><text:span text:style-name="Source_20_Text"><text:span text:style-name="T14">ClaseSencilla</text:span></text:span><text:span text:style-name="Source_20_Text"><text:span text:style-name="T70">();</text:span></text:span></text:p>
      <text:p text:style-name="P55"/>
      <text:p text:style-name="P55"><text:span text:style-name="Source_20_Text"><text:span text:style-name="T70"><text:s/></text:span></text:span><text:span text:style-name="Source_20_Text"><text:span text:style-name="T57">// Esto también se puede hacer con una variable:</text:span></text:span></text:p>
      <text:p text:style-name="P55"><text:span text:style-name="Source_20_Text"><text:span text:style-name="T70"><text:s/></text:span></text:span><text:span text:style-name="Source_20_Text"><text:span text:style-name="T14">$nombreClase</text:span></text:span><text:span text:style-name="Source_20_Text"><text:span text:style-name="T70"> = </text:span></text:span><text:span text:style-name="Source_20_Text"><text:span text:style-name="T32">'ClaseSencilla'</text:span></text:span><text:span text:style-name="Source_20_Text"><text:span text:style-name="T70">;</text:span></text:span></text:p>
      <text:p text:style-name="P55"><text:span text:style-name="Source_20_Text"><text:span text:style-name="T70"><text:s/></text:span></text:span><text:span text:style-name="Source_20_Text"><text:span text:style-name="T14">$instancia2</text:span></text:span><text:span text:style-name="Source_20_Text"><text:span text:style-name="T70"> = new </text:span></text:span><text:span text:style-name="Source_20_Text"><text:span text:style-name="T14">$nombreClase</text:span></text:span><text:span text:style-name="Source_20_Text"><text:span text:style-name="T70">(); </text:span></text:span><text:span text:style-name="Source_20_Text"><text:span text:style-name="T57">// new ClaseSencilla()</text:span></text:span></text:p>
      <text:p text:style-name="P55"/>
      <text:p text:style-name="P55"><text:span text:style-name="Source_20_Text"><text:span text:style-name="T70"><text:s/></text:span></text:span><text:span text:style-name="Source_20_Text"><text:span text:style-name="T14">var_dump</text:span></text:span><text:span text:style-name="Source_20_Text"><text:span text:style-name="T70">(</text:span></text:span><text:span text:style-name="Source_20_Text"><text:span text:style-name="T14">$instancia1</text:span></text:span><text:span text:style-name="Source_20_Text"><text:span text:style-name="T70">);</text:span></text:span></text:p>
      <text:p text:style-name="P55"><text:span text:style-name="Source_20_Text"><text:span text:style-name="T70"><text:s/></text:span></text:span><text:span text:style-name="Source_20_Text"><text:span text:style-name="T14">var_dump</text:span></text:span><text:span text:style-name="Source_20_Text"><text:span text:style-name="T70">(</text:span></text:span><text:span text:style-name="Source_20_Text"><text:span text:style-name="T14">$instancia2</text:span></text:span><text:span text:style-name="Source_20_Text"><text:span text:style-name="T70">);</text:span></text:span><text:span text:style-name="Source_20_Text"><text:span text:style-name="T63"><text:line-break/></text:span></text:span></text:p>
      <text:p text:style-name="P90"/>
      <text:p text:style-name="P90"><text:span text:style-name="T40">En el contexto de una clase, es posible crear un nuevo objeto con </text:span><text:span text:style-name="Emphasis"><text:span text:style-name="T39">new self</text:span></text:span><text:span text:style-name="T40"> y </text:span><text:span text:style-name="Emphasis"><text:span text:style-name="T39">new parent</text:span></text:span><text:span text:style-name="T40">. </text:span></text:p>
      <text:p text:style-name="P68"/>
      <text:p text:style-name="P130"><text:span text:style-name="T47">Cuando se asigna una instancia ya creada de una clase a una nueva variable, ésta última accederá a la misma instancia que el objeto que le fue asignado. Esta conducta es la misma que cuando se pasan instancias a una función. Se puede realizar una copia de un objeto ya creado a través de la </text:span><text:a xlink:type="simple" xlink:href="http://php.net/manual/es/language.oop5.cloning.php" text:style-name="Internet_20_link" text:visited-style-name="Visited_20_Internet_20_Link">clonación</text:a><text:span text:style-name="T47"> del mismo. </text:span></text:p>
      <text:p text:style-name="P69"/>
      <text:p text:style-name="P69"/>
      <text:p text:style-name="P69"/>
      <text:p text:style-name="P69"/>
      <text:p text:style-name="P69"/>
      <text:p text:style-name="P69"/>
      <text:p text:style-name="P69"/>
      <text:p text:style-name="P69"><text:soft-page-break/><text:span text:style-name="Strong_20_Emphasis">Ejemplo #4 Asignación de objetos</text:span></text:p>
      <text:p text:style-name="P90"/>
      <text:p text:style-name="P42">&lt;?php</text:p>
      <text:p text:style-name="P11"/>
      <text:p text:style-name="P11">class <text:span text:style-name="T8">ClaseSencilla</text:span></text:p>
      <text:p text:style-name="P11">{</text:p>
      <text:p text:style-name="P11">}</text:p>
      <text:p text:style-name="P11"/>
      <text:p text:style-name="P11"><text:span text:style-name="T8">$instancia</text:span> = new <text:span text:style-name="T8">ClaseSencilla</text:span>();</text:p>
      <text:p text:style-name="P11"/>
      <text:p text:style-name="P11"><text:span text:style-name="T8">$asignada</text:span> <text:s text:c="2"/>= <text:s/><text:span text:style-name="T8">$instancia</text:span>;</text:p>
      <text:p text:style-name="P11"><text:span text:style-name="T8">$referencia</text:span> =&amp; <text:span text:style-name="T8">$instancia</text:span>;</text:p>
      <text:p text:style-name="P11"/>
      <text:p text:style-name="P11"><text:span text:style-name="T8">$instancia</text:span>-&gt;<text:span text:style-name="T8">var</text:span> = <text:span text:style-name="T26">'$asignada tendrá este valor'</text:span>;</text:p>
      <text:p text:style-name="P11"/>
      <text:p text:style-name="P11"><text:span text:style-name="T8">$instancia</text:span> = <text:span text:style-name="T8">null</text:span>; // $instancia y $referencia son null</text:p>
      <text:p text:style-name="P11"/>
      <text:p text:style-name="P11"><text:span text:style-name="T8">var_dump</text:span>(<text:span text:style-name="T8">$instancia</text:span>);</text:p>
      <text:p text:style-name="P11"><text:span text:style-name="T8">var_dump</text:span>(<text:span text:style-name="T8">$referencia</text:span>);</text:p>
      <text:p text:style-name="P11"><text:span text:style-name="T8">var_dump</text:span>(<text:span text:style-name="T8">$asignada</text:span>);</text:p>
      <text:p text:style-name="P11"/>
      <text:p text:style-name="P91"/>
      <text:p text:style-name="P72">El resultado del ejemplo sería:</text:p>
      <text:p text:style-name="P72"/>
      <text:p text:style-name="P113"><text:s/>NULL</text:p>
      <text:p text:style-name="P136"><text:s/>NULL</text:p>
      <text:p text:style-name="P136"><text:s/>object(ClaseSencilla)#1 (1) {</text:p>
      <text:p text:style-name="P136"><text:s text:c="4"/>["var"]=&gt;</text:p>
      <text:p text:style-name="P136"><text:s text:c="6"/>string(27) "$asignada tendrá este valor"</text:p>
      <text:p text:style-name="P137"><text:s/>}</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PHP 5.3.0 introdujo un par de formas nuevas para crear instancias de un objeto: </text:p>
      <text:p text:style-name="P72"/>
      <text:p text:style-name="P72"><text:span text:style-name="Strong_20_Emphasis">Ejemplo #5 Creación de nuevos objetos</text:span></text:p>
      <text:p text:style-name="P72"/>
      <text:p text:style-name="P12"><text:s/><text:span text:style-name="T8">&lt;?php</text:span></text:p>
      <text:p text:style-name="P12"><text:s/>class <text:span text:style-name="T8">Prueba</text:span></text:p>
      <text:p text:style-name="P12"><text:s/>{</text:p>
      <text:p text:style-name="P12"><text:s text:c="5"/>static public function <text:span text:style-name="T8">getNew</text:span>()</text:p>
      <text:p text:style-name="P12"><text:s text:c="5"/>{</text:p>
      <text:p text:style-name="P12"><text:s text:c="9"/>return new <text:span text:style-name="T8">static</text:span>;</text:p>
      <text:p text:style-name="P12"><text:s text:c="5"/>}</text:p>
      <text:p text:style-name="P12"><text:s/>}</text:p>
      <text:p text:style-name="P12"/>
      <text:p text:style-name="P12"><text:s/>class <text:span text:style-name="T8">Hija</text:span> extends <text:span text:style-name="T8">Prueba</text:span></text:p>
      <text:p text:style-name="P12"><text:s/>{}</text:p>
      <text:p text:style-name="P12"/>
      <text:p text:style-name="P12"><text:s/><text:span text:style-name="T8">$obj1</text:span> = new <text:span text:style-name="T8">Prueba</text:span>();</text:p>
      <text:p text:style-name="P12"><text:s/><text:span text:style-name="T8">$obj2</text:span> = new <text:span text:style-name="T8">$obj1</text:span>;</text:p>
      <text:p text:style-name="P12"><text:s/><text:span text:style-name="T8">var_dump</text:span>(<text:span text:style-name="T8">$obj1</text:span> !== <text:span text:style-name="T8">$obj2</text:span>);</text:p>
      <text:p text:style-name="P12"/>
      <text:p text:style-name="P12"><text:s/><text:span text:style-name="T8">$obj3</text:span> = Prueba::<text:span text:style-name="T8">getNew</text:span>();</text:p>
      <text:p text:style-name="P12"><text:s/><text:span text:style-name="T8">var_dump</text:span>(<text:span text:style-name="T8">$obj3</text:span> instanceof <text:span text:style-name="T8">Prueba</text:span>);</text:p>
      <text:p text:style-name="P12"/>
      <text:p text:style-name="P12"><text:s/><text:span text:style-name="T8">$obj4</text:span> = Hija::<text:span text:style-name="T8">getNew</text:span>();</text:p>
      <text:p text:style-name="P12"><text:s/><text:span text:style-name="T8">var_dump</text:span>(<text:span text:style-name="T8">$obj4</text:span> instanceof <text:span text:style-name="T8">Hija</text:span>);</text:p>
      <text:p text:style-name="P11"/>
      <text:p text:style-name="P91"/>
      <text:p text:style-name="P72">El resultado del ejemplo sería:</text:p>
      <text:p text:style-name="P72"/>
      <text:p text:style-name="P113"><text:s/>bool(true)</text:p>
      <text:p text:style-name="P120"><text:s/>bool(true)</text:p>
      <text:p text:style-name="P120"><text:s/>bool(true)</text:p>
      <text:p text:style-name="P72"/>
      <text:p text:style-name="P72"/>
      <text:p text:style-name="P72"/>
      <text:p text:style-name="P72"/>
      <text:p text:style-name="P72"/>
      <text:p text:style-name="P72"/>
      <text:p text:style-name="P72"/>
      <text:p text:style-name="P72"/>
      <text:p text:style-name="P72"/>
      <text:p text:style-name="P72"/>
      <text:p text:style-name="P72"><text:soft-page-break/>PHP 5.4.0 introdujo la posibilidad de acceder a un miembro de un objeto recién crecado en una única expresión: </text:p>
      <text:p text:style-name="P72"/>
      <text:p text:style-name="P72"><text:span text:style-name="Strong_20_Emphasis">Ejemplo #6 Acceder a un mimebro de un objeto recién creado</text:span></text:p>
      <text:p text:style-name="P72"/>
      <text:p text:style-name="P43"><text:s/>&lt;?php</text:p>
      <text:p text:style-name="P13"><text:s/>echo (new <text:span text:style-name="T8">DateTime</text:span>())-&gt;<text:span text:style-name="T8">format</text:span>(<text:span text:style-name="T26">'Y'</text:span>);</text:p>
      <text:p text:style-name="P13"/>
      <text:p text:style-name="P92"/>
      <text:p text:style-name="P73">El resultado del ejemplo sería algo similar a:</text:p>
      <text:p text:style-name="P73"/>
      <text:p text:style-name="P114">201<text:span text:style-name="T76">8</text:span></text:p>
      <text:p text:style-name="P73"/>
      <text:h text:style-name="P206" text:outline-level="3">Propiedades y métodos</text:h>
      <text:p text:style-name="P73"/>
      <text:p text:style-name="P73">Las propiedades y métodos de una clase viven en «espacios de nombres» diferentes, por tanto, es posible tener una propiedad y un método con el mismo nombre. Al hacer referencia tanto a una propiedad como a un método se utiliza la misma notación, y si se accederá a la propiedad o se llamará al método, solamente depende del contexto, es decir, si el empleo es el acceso a una variable o la llamada a una función. </text:p>
      <text:p text:style-name="P73"/>
      <text:p text:style-name="P73"><text:span text:style-name="Strong_20_Emphasis">Ejemplo #7 Acceso a propiedad contra llamada a método</text:span></text:p>
      <text:p text:style-name="P73"/>
      <text:p text:style-name="P1"><text:span text:style-name="Strong_20_Emphasis"><text:span text:style-name="T3"><text:s/></text:span></text:span><text:span text:style-name="Strong_20_Emphasis"><text:span text:style-name="T9">&lt;?php</text:span></text:span></text:p>
      <text:p text:style-name="P1"><text:span text:style-name="Strong_20_Emphasis"><text:span text:style-name="T3"><text:s/>class </text:span></text:span><text:span text:style-name="Strong_20_Emphasis"><text:span text:style-name="T9">Foo</text:span></text:span></text:p>
      <text:p text:style-name="P1"><text:span text:style-name="Strong_20_Emphasis"><text:span text:style-name="T3"><text:s/>{</text:span></text:span></text:p>
      <text:p text:style-name="P1"><text:span text:style-name="Strong_20_Emphasis"><text:span text:style-name="T3"><text:s text:c="5"/>public </text:span></text:span><text:span text:style-name="Strong_20_Emphasis"><text:span text:style-name="T9">$bar</text:span></text:span><text:span text:style-name="Strong_20_Emphasis"><text:span text:style-name="T3"> = </text:span></text:span><text:span text:style-name="Strong_20_Emphasis"><text:span text:style-name="T28">'propiedad'</text:span></text:span><text:span text:style-name="Strong_20_Emphasis"><text:span text:style-name="T3">;</text:span></text:span></text:p>
      <text:p text:style-name="P1"><text:span text:style-name="Strong_20_Emphasis"><text:span text:style-name="T3"><text:s text:c="4"/></text:span></text:span></text:p>
      <text:p text:style-name="P1"><text:span text:style-name="Strong_20_Emphasis"><text:span text:style-name="T3"><text:s text:c="5"/>public function </text:span></text:span><text:span text:style-name="Strong_20_Emphasis"><text:span text:style-name="T9">bar</text:span></text:span><text:span text:style-name="Strong_20_Emphasis"><text:span text:style-name="T3">() {</text:span></text:span></text:p>
      <text:p text:style-name="P1"><text:span text:style-name="Strong_20_Emphasis"><text:span text:style-name="T3"><text:s text:c="9"/>return </text:span></text:span><text:span text:style-name="Strong_20_Emphasis"><text:span text:style-name="T28">'método'</text:span></text:span><text:span text:style-name="Strong_20_Emphasis"><text:span text:style-name="T3">;</text:span></text:span></text:p>
      <text:p text:style-name="P1"><text:span text:style-name="Strong_20_Emphasis"><text:span text:style-name="T3"><text:s text:c="5"/>}</text:span></text:span></text:p>
      <text:p text:style-name="P1"><text:span text:style-name="Strong_20_Emphasis"><text:span text:style-name="T3"><text:s/>}</text:span></text:span></text:p>
      <text:p text:style-name="P40"/>
      <text:p text:style-name="P1"><text:span text:style-name="Strong_20_Emphasis"><text:span text:style-name="T3"><text:s/></text:span></text:span><text:span text:style-name="Strong_20_Emphasis"><text:span text:style-name="T9">$obj</text:span></text:span><text:span text:style-name="Strong_20_Emphasis"><text:span text:style-name="T3"> = new </text:span></text:span><text:span text:style-name="Strong_20_Emphasis"><text:span text:style-name="T9">Foo</text:span></text:span><text:span text:style-name="Strong_20_Emphasis"><text:span text:style-name="T3">();</text:span></text:span></text:p>
      <text:p text:style-name="P1"><text:span text:style-name="Strong_20_Emphasis"><text:span text:style-name="T3"><text:s/>echo </text:span></text:span><text:span text:style-name="Strong_20_Emphasis"><text:span text:style-name="T9">$obj</text:span></text:span><text:span text:style-name="Strong_20_Emphasis"><text:span text:style-name="T3">-&gt;</text:span></text:span><text:span text:style-name="Strong_20_Emphasis"><text:span text:style-name="T9">bar</text:span></text:span><text:span text:style-name="Strong_20_Emphasis"><text:span text:style-name="T3">, </text:span></text:span><text:span text:style-name="Strong_20_Emphasis"><text:span text:style-name="T9">PHP_EOL</text:span></text:span><text:span text:style-name="Strong_20_Emphasis"><text:span text:style-name="T3">, </text:span></text:span><text:span text:style-name="Strong_20_Emphasis"><text:span text:style-name="T9">$obj</text:span></text:span><text:span text:style-name="Strong_20_Emphasis"><text:span text:style-name="T3">-&gt;</text:span></text:span><text:span text:style-name="Strong_20_Emphasis"><text:span text:style-name="T9">bar</text:span></text:span><text:span text:style-name="Strong_20_Emphasis"><text:span text:style-name="T3">(), </text:span></text:span><text:span text:style-name="Strong_20_Emphasis"><text:span text:style-name="T9">PHP_EOL</text:span></text:span><text:span text:style-name="Strong_20_Emphasis"><text:span text:style-name="T3">;</text:span></text:span></text:p>
      <text:p text:style-name="P40"/>
      <text:p text:style-name="P74"/>
      <text:p text:style-name="P74">El resultado del ejemplo sería:</text:p>
      <text:p text:style-name="P74"/>
      <text:p text:style-name="P115">propiedad</text:p>
      <text:p text:style-name="P137">método</text:p>
      <text:p text:style-name="P138"><text:soft-page-break/><text:span text:style-name="T71">Esto significa que llamar a una</text:span><text:span text:style-name="T72"> </text:span><text:a xlink:type="simple" xlink:href="http://php.net/manual/es/functions.anonymous.php" text:style-name="Internet_20_link" text:visited-style-name="Visited_20_Internet_20_Link"><text:span text:style-name="T73">función anónima</text:span></text:a><text:span text:style-name="T71"> que ha sido asignada a una propiedad no es posible directamte. En su lugar, la propiedad ha de ser asignada primero a una variable, por ejemplo. A partir de PHP 7.0.0, es posible llamar a dicha propiedad directamente encerrándola entre paréntesis.</text:span></text:p>
      <text:p text:style-name="P140"><text:span text:style-name="Strong_20_Emphasis">Ejemplo #8 Llamar a una función anónima almacenada en una propiedad</text:span></text:p>
      <text:p text:style-name="P52"><text:s/><text:span text:style-name="T8">&lt;?php</text:span> </text:p>
      <text:p text:style-name="P52"/>
      <text:p text:style-name="P52"><text:s/>class <text:span text:style-name="T8">Foo</text:span></text:p>
      <text:p text:style-name="P52"><text:s/>{</text:p>
      <text:p text:style-name="P52"><text:s text:c="5"/>public <text:span text:style-name="T8">$bar</text:span>;</text:p>
      <text:p text:style-name="P52"><text:s text:c="4"/></text:p>
      <text:p text:style-name="P52"><text:s text:c="5"/>public function <text:span text:style-name="T8">__construct</text:span>() </text:p>
      <text:p text:style-name="P52"><text:s text:c="5"/>{</text:p>
      <text:p text:style-name="P52"><text:s text:c="9"/><text:span text:style-name="T8">$this</text:span>-&gt;<text:span text:style-name="T8">bar</text:span> = function() {</text:p>
      <text:p text:style-name="P52"><text:s text:c="13"/>return <text:span text:style-name="T8">42</text:span>;</text:p>
      <text:p text:style-name="P52"><text:s text:c="9"/>};</text:p>
      <text:p text:style-name="P52"><text:s text:c="5"/>}</text:p>
      <text:p text:style-name="P52"><text:s/>}</text:p>
      <text:p text:style-name="P52"/>
      <text:p text:style-name="P52"><text:s/><text:span text:style-name="T55">// A partir de PHP 5.3.0:</text:span></text:p>
      <text:p text:style-name="P52"><text:s/><text:span text:style-name="T8">$obj</text:span> = new <text:span text:style-name="T8">Foo</text:span>();</text:p>
      <text:p text:style-name="P52"><text:s/><text:span text:style-name="T8">$func</text:span> = <text:span text:style-name="T8">$obj</text:span>-&gt;<text:span text:style-name="T8">bar</text:span>;</text:p>
      <text:p text:style-name="P52"><text:s/>echo <text:span text:style-name="T8">$func</text:span>(), <text:span text:style-name="T8">PHP_EOL</text:span>;</text:p>
      <text:p text:style-name="P52"/>
      <text:p text:style-name="P52"><text:s/><text:span text:style-name="T55">// Alternativamente, a partir de PHP 7.0.0:</text:span></text:p>
      <text:p text:style-name="P52"><text:s/>echo (<text:span text:style-name="T8">$obj</text:span>-&gt;<text:span text:style-name="T8">bar</text:span>()), <text:span text:style-name="T8">PHP_EOL</text:span>;</text:p>
      <text:p text:style-name="P52"/>
      <text:p text:style-name="P74"/>
      <text:p text:style-name="P74">El resultado del ejemplo sería:</text:p>
      <text:p text:style-name="P74"/>
      <text:p text:style-name="P2"><text:span text:style-name="Strong_20_Emphasis"><text:span text:style-name="T66"><text:s/>42</text:span></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207" text:outline-level="3"><text:soft-page-break/>extends</text:h>
      <text:p text:style-name="P75"/>
      <text:p text:style-name="P75">Una clase puede heredar los métodos y propiedades de otra clase empleando la palabra <text:span text:style-name="T75">reservada </text:span><text:span text:style-name="Emphasis"><text:span text:style-name="T75">extends</text:span></text:span> en la declaración de la clase. No es posible la extensión de múltiples clases; una clase sólo puede heredar de una clase base. </text:p>
      <text:p text:style-name="P75"/>
      <text:p text:style-name="P125">Los métodos y propiedades heredados pueden ser sobrescritos con la redeclaración de éstos utilizando el mismo nombre que en la clase madre. Sin embargo, si la clase madre definió un método como <text:a xlink:type="simple" xlink:href="http://php.net/manual/es/language.oop5.final.php" text:style-name="Internet_20_link" text:visited-style-name="Visited_20_Internet_20_Link">final</text:a>, éste no podrá ser sobrescrito. Es posible acceder a los métodos sobrescritos o a las propiedades estáticas haciendo referencia a ellos con <text:a xlink:type="simple" xlink:href="http://php.net/manual/es/language.oop5.paamayim-nekudotayim.php" text:style-name="Internet_20_link" text:visited-style-name="Visited_20_Internet_20_Link">parent::</text:a>. </text:p>
      <text:p text:style-name="P122">Cuando se sobrescriben métodos, la firma de los parámetros debería ser la misma o PHP generará un error de nivel <text:span text:style-name="Strong_20_Emphasis"><text:span text:style-name="Source_20_Text">E_STRICT</text:span></text:span>. Esto no se aplica a los constructores, los cuales permiten la sobrescritura con diferentes parámetros. </text:p>
      <text:p text:style-name="P75"><text:span text:style-name="Strong_20_Emphasis">Ejemplo #9 Herencia de clases sencilla</text:span></text:p>
      <text:p text:style-name="P75"/>
      <text:p text:style-name="P14"><text:s/><text:span text:style-name="T8">&lt;?php</text:span></text:p>
      <text:p text:style-name="P14"><text:s/>class <text:span text:style-name="T8">ClaseSencilla</text:span></text:p>
      <text:p text:style-name="P14"><text:s/>{</text:p>
      <text:p text:style-name="P14"><text:s text:c="5"/>function <text:span text:style-name="T8">mostrarVar</text:span>()</text:p>
      <text:p text:style-name="P14"><text:s text:c="5"/>{</text:p>
      <text:p text:style-name="P15"><text:s text:c="9"/>echo <text:span text:style-name="T26">"Clase </text:span><text:span text:style-name="T34">sencilla</text:span><text:span text:style-name="T26">\n"</text:span>;</text:p>
      <text:p text:style-name="P14"><text:s text:c="5"/>}</text:p>
      <text:p text:style-name="P14"><text:s/>}</text:p>
      <text:p text:style-name="P14"/>
      <text:p text:style-name="P14"><text:s/>class <text:span text:style-name="T8">ClaseExtendida</text:span> extends <text:span text:style-name="T8">ClaseSencilla</text:span></text:p>
      <text:p text:style-name="P14"><text:s/>{</text:p>
      <text:p text:style-name="P14"><text:s text:c="5"/><text:span text:style-name="T55">// Redefinición del método padre</text:span></text:p>
      <text:p text:style-name="P14"><text:s text:c="5"/>function <text:span text:style-name="T8">mostrarVar</text:span>()</text:p>
      <text:p text:style-name="P14"><text:s text:c="5"/>{</text:p>
      <text:p text:style-name="P15"><text:s text:c="9"/>echo <text:span text:style-name="T26">"Clase </text:span><text:span text:style-name="T34">extendida</text:span><text:span text:style-name="T26">\n"</text:span>;</text:p>
      <text:p text:style-name="P14"><text:s text:c="9"/><text:span text:style-name="T8">parent</text:span>::<text:span text:style-name="T8">mostrarVar</text:span>();</text:p>
      <text:p text:style-name="P14"><text:s text:c="5"/>}</text:p>
      <text:p text:style-name="P14"><text:s/>}</text:p>
      <text:p text:style-name="P14"/>
      <text:p text:style-name="P14"><text:s/><text:span text:style-name="T8">$extendida</text:span> = new <text:span text:style-name="T8">ClaseExtendida</text:span>();</text:p>
      <text:p text:style-name="P14"><text:s/><text:span text:style-name="T8">$extendida</text:span>-&gt;<text:span text:style-name="T8">mostrarVar</text:span>();</text:p>
      <text:p text:style-name="P14"/>
      <text:p text:style-name="P76"/>
      <text:p text:style-name="P76">El resultado del ejemplo sería:</text:p>
      <text:p text:style-name="P84">Clase extendida<text:line-break/>Clase sencilla</text:p>
      <text:h text:style-name="P210" text:outline-level="3"><text:soft-page-break/>::class</text:h>
      <text:p text:style-name="P84"/>
      <text:p text:style-name="P103"><text:span text:style-name="T42">Desde PHP 5.5, también se emplea la palabra reservada </text:span><text:span text:style-name="Emphasis"><text:span text:style-name="T53">class</text:span></text:span><text:span text:style-name="T42"> para la resolución de nombres de clases. Se puede obtener un string con el nombre completamente cualificado de la clase </text:span><text:span text:style-name="Emphasis"><text:span text:style-name="T53">NombreClase</text:span></text:span><text:span text:style-name="T42"> utilizando </text:span><text:span text:style-name="Emphasis"><text:span text:style-name="T53">NombreClase::class</text:span></text:span><text:span text:style-name="T42">. Esto es particularme</text:span><text:span text:style-name="T43">n</text:span><text:span text:style-name="T42">te útil con clases en </text:span><text:a xlink:type="simple" xlink:href="http://php.net/manual/es/language.namespaces.php" text:style-name="Internet_20_link" text:visited-style-name="Visited_20_Internet_20_Link">espacios de nombres</text:a><text:span text:style-name="T42">.</text:span></text:p>
      <text:p text:style-name="P100"/>
      <text:p text:style-name="P100"><text:span text:style-name="Strong_20_Emphasis">Ejemplo #10 Resolución de nombres de clases</text:span></text:p>
      <text:p text:style-name="P100"/>
      <text:p text:style-name="P17"><text:span text:style-name="T77"><text:s/></text:span><text:span text:style-name="T16">&lt;?php</text:span></text:p>
      <text:p text:style-name="P17"><text:span text:style-name="T77"><text:s/>namespace </text:span><text:span text:style-name="T16">NS</text:span><text:span text:style-name="T77"> </text:span></text:p>
      <text:p text:style-name="P16"><text:s/>{</text:p>
      <text:p text:style-name="P17"><text:span text:style-name="T77"><text:s text:c="4"/>class </text:span><text:span text:style-name="T16">NombreClase</text:span><text:span text:style-name="T77"> </text:span></text:p>
      <text:p text:style-name="P16"><text:s text:c="4"/>{</text:p>
      <text:p text:style-name="P16"><text:s text:c="4"/>}</text:p>
      <text:p text:style-name="P16"><text:s text:c="4"/></text:p>
      <text:p text:style-name="P17"><text:span text:style-name="T77"><text:s text:c="4"/>echo </text:span><text:span text:style-name="T16">NombreClase</text:span><text:span text:style-name="T77">::</text:span><text:span text:style-name="T16">class</text:span><text:span text:style-name="T77">;</text:span></text:p>
      <text:p text:style-name="P16">}</text:p>
      <text:p text:style-name="P17"/>
      <text:p text:style-name="P93"/>
      <text:p text:style-name="P83">El resultado del ejemplo sería:</text:p>
      <text:p text:style-name="P96"/>
      <text:p text:style-name="P116">NS\NombreClase</text:p>
      <text:p text:style-name="P96"/>
      <text:p text:style-name="P96"/>
      <text:p text:style-name="P141"><text:span text:style-name="Strong_20_Emphasis"><text:span text:style-name="T54">Nota</text:span></text:span><text:span text:style-name="T54">:</text:span><text:span text:style-name="T78"> </text:span></text:p>
      <text:p text:style-name="P144">La resolución de nombres de clases con <text:span text:style-name="Emphasis"><text:span text:style-name="T67">::class</text:span></text:span> es una transformación durante la compilación. Esto significa que, en el instante de crear el string del nombre de la clase, aún no se ha realizado ninguna autocarga. Como consecuencia, los nombres de clases se expanden incluso si la clase no existe. No se emite ningún error en tal caso. </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P117" text:outline-level="2"><text:soft-page-break/>Propiedades</text:h>
      <text:p text:style-name="P77"/>
      <text:p text:style-name="P96"><text:span text:style-name="T45">Las variables pertenecientes a una clase se llaman "propiedades". También se les puede llamar usando otros términos como "atributos" o "campos", pero para los propósitos de esta referencia se va a utilizar "propiedades". Éstas se definen usando una de las palabras reservadas </text:span><text:span text:style-name="Emphasis"><text:span text:style-name="T45">public</text:span></text:span><text:span text:style-name="T45">, </text:span><text:span text:style-name="Emphasis"><text:span text:style-name="T45">protected</text:span></text:span><text:span text:style-name="T45">, o </text:span><text:span text:style-name="Emphasis"><text:span text:style-name="T45">private</text:span></text:span><text:span text:style-name="T45">, seguido de una declaración normal de variable. Esta declaración puede incluir una inicialización, pero esta inicialización debe ser un valor constante, es decir, debe poder ser evaluada durante la compilación y no depender de información generada durante la ejecución. </text:span></text:p>
      <text:p text:style-name="P77"/>
      <text:p text:style-name="P128"><text:span text:style-name="T43">Véase la </text:span><text:a xlink:type="simple" xlink:href="http://php.net/manual/es/language.oop5.visibility.php" text:style-name="Internet_20_link" text:visited-style-name="Visited_20_Internet_20_Link">Visibilidad</text:a><text:span text:style-name="T43"> para más información sobre el significado de </text:span><text:span text:style-name="Emphasis"><text:span text:style-name="T43">public</text:span></text:span><text:span text:style-name="T43">, </text:span><text:span text:style-name="Emphasis"><text:span text:style-name="T43">protected</text:span></text:span><text:span text:style-name="T43">, y </text:span><text:span text:style-name="Emphasis"><text:span text:style-name="T43">private</text:span></text:span><text:span text:style-name="T43">.</text:span></text:p>
      <text:p text:style-name="P146"><text:span text:style-name="Strong_20_Emphasis">Nota</text:span>: </text:p>
      <text:p text:style-name="P144">Con el fin de mantener la compatibilidad con PHP 4, PHP 5 continuará aceptando el uso de la palabra reservada <text:span text:style-name="Emphasis">var</text:span> en la declaración de propiedades en lugar de (o además de) <text:span text:style-name="Emphasis">public</text:span>, <text:span text:style-name="Emphasis">protected</text:span>, o <text:span text:style-name="Emphasis">private</text:span>. Sin embargo, <text:span text:style-name="Emphasis">var</text:span> ya no es necesaria. Entre las versiones 5.0 y 5.1.3 de PHP, el uso de <text:span text:style-name="Emphasis">var</text:span> fue considerado obsoleto y emitía una advertencia de nivel <text:span text:style-name="Strong_20_Emphasis"><text:span text:style-name="Source_20_Text">E_STRICT</text:span></text:span>; pero a partir de PHP 5.1.3 ya no está obsoleta y no se emite la advertencia. </text:p>
      <text:p text:style-name="P144">Si se declara una propiedad utilizando <text:span text:style-name="Emphasis">var</text:span> en lugar de <text:span text:style-name="Emphasis">public</text:span>, <text:span text:style-name="Emphasis">protected</text:span>, o <text:span text:style-name="Emphasis">private</text:span>, PHP tratará dicha propiedad como si hubiera sido definida como <text:span text:style-name="Emphasis">public</text:span>. </text:p>
      <text:p text:style-name="P125"><text:span text:style-name="T79">Dentro de los métodos de una clase, se puede acceder a las propiedades no estáticas utilizando </text:span><text:span text:style-name="Emphasis"><text:span text:style-name="T79">-&gt;</text:span></text:span><text:span text:style-name="T79"> (el operador de objeto): </text:span><text:span text:style-name="Variable"><text:span text:style-name="T68">$this-&gt;propiedad</text:span></text:span><text:span text:style-name="T79"> (donde </text:span><text:span text:style-name="Emphasis"><text:span text:style-name="T79">propiedad</text:span></text:span><text:span text:style-name="T79"> es el nombre de la propiedad). A las propiedades estáticas se puede acceder utilizando </text:span><text:span text:style-name="Emphasis"><text:span text:style-name="T79">::</text:span></text:span><text:span text:style-name="T79"> (doble dos puntos): </text:span><text:span text:style-name="Variable"><text:span text:style-name="T68">self::$propiedad</text:span></text:span><text:span text:style-name="T79">. Véase </text:span><text:a xlink:type="simple" xlink:href="http://php.net/manual/es/language.oop5.static.php" text:style-name="Internet_20_link" text:visited-style-name="Visited_20_Internet_20_Link">la palabra reservada 'static'</text:a><text:span text:style-name="T79"> para más información sobre la diferencia entre propiedades estáticas y no estáticas. </text:span></text:p>
      <text:p text:style-name="P125">La pseudovariable <text:span text:style-name="Variable"><text:span text:style-name="T67">$this</text:span></text:span> está disponible dentro de cualquier método de clase cuando éste es invocado dentro del contexto de un objeto. <text:span text:style-name="Variable"><text:span text:style-name="T67">$this</text:span></text:span> es una referencia al objeto invocador (usualmente el objeto al cual pertenece el método, aunque puede que sea otro objeto si el método es llamado <text:a xlink:type="simple" xlink:href="http://php.net/manual/es/language.oop5.static.php" text:style-name="Internet_20_link" text:visited-style-name="Visited_20_Internet_20_Link">estáticamente</text:a> desde el contexto de un objeto secundario). </text:p>
      <text:p text:style-name="P126"/>
      <text:p text:style-name="P126"/>
      <text:p text:style-name="P126"/>
      <text:p text:style-name="P126"/>
      <text:p text:style-name="P126"/>
      <text:p text:style-name="P126"/>
      <text:p text:style-name="P126"/>
      <text:p text:style-name="P126"/>
      <text:p text:style-name="P126"><text:soft-page-break/><text:span text:style-name="Strong_20_Emphasis">Ejemplo #1 Declaración de propiedades</text:span></text:p>
      <text:p text:style-name="P31"><text:s/><text:span text:style-name="T8">&lt;?php</text:span></text:p>
      <text:p text:style-name="P31"><text:s/>class <text:span text:style-name="T8">ClaseSencilla</text:span></text:p>
      <text:p text:style-name="P31"><text:s/>{</text:p>
      <text:p text:style-name="P31"><text:s text:c="5"/><text:span text:style-name="T55">//Válido a partir de PHP 5.6.0:</text:span></text:p>
      <text:p text:style-name="P31"><text:s text:c="5"/>public <text:span text:style-name="T8">$var1</text:span> = <text:span text:style-name="T26">'hola '</text:span> . <text:span text:style-name="T26">'mundo'</text:span>;</text:p>
      <text:p text:style-name="P31"><text:s text:c="4"/></text:p>
      <text:p text:style-name="P31"><text:s text:c="5"/><text:span text:style-name="T55">//Válido a partir de PHP 5.3.0</text:span></text:p>
      <text:p text:style-name="P31"><text:s text:c="5"/>public <text:span text:style-name="T8">$var2</text:span> = <text:s/>&lt;&lt;&lt;EOD</text:p>
      <text:p text:style-name="P31"><text:s/><text:span text:style-name="T26">hola mundo</text:span></text:p>
      <text:p text:style-name="P31"><text:s/>EOD;</text:p>
      <text:p text:style-name="P31"><text:s text:c="5"/><text:span text:style-name="T55">//Válido a partir de PHP 5.6.0</text:span></text:p>
      <text:p text:style-name="P31"><text:s text:c="5"/>public <text:span text:style-name="T8">$var3</text:span> = <text:span text:style-name="T8">1</text:span>+<text:span text:style-name="T8">2</text:span>;</text:p>
      <text:p text:style-name="P31"><text:s text:c="5"/><text:span text:style-name="T55">// Declaraciones de propiedades inválidas:</text:span></text:p>
      <text:p text:style-name="P49"><text:s text:c="5"/>//public $var4 = self::miMetodoEstatico();</text:p>
      <text:p text:style-name="P49"><text:s text:c="5"/>//public $var5 = $myVar;</text:p>
      <text:p text:style-name="P31"/>
      <text:p text:style-name="P31"><text:s text:c="5"/><text:span text:style-name="T55">// Declaraciones de propiedades válidas:</text:span></text:p>
      <text:p text:style-name="P31"><text:s text:c="5"/>const <text:s/><text:span text:style-name="T8">miConstante</text:span> = <text:span text:style-name="T8">1</text:span>;</text:p>
      <text:p text:style-name="P31"><text:s text:c="5"/>public <text:span text:style-name="T8">$var6 </text:span>= <text:span text:style-name="T8">self</text:span>::<text:span text:style-name="T8">miConstante</text:span>;</text:p>
      <text:p text:style-name="P31"><text:s text:c="5"/>public <text:span text:style-name="T8">$var7</text:span> = <text:span text:style-name="T8">array</text:span>(<text:span text:style-name="T8">true</text:span>, <text:span text:style-name="T8">false</text:span>);</text:p>
      <text:p text:style-name="P31"/>
      <text:p text:style-name="P31"><text:s text:c="5"/>public <text:span text:style-name="T8">$var8</text:span> = &lt;&lt;&lt;'EOD'</text:p>
      <text:p text:style-name="P31"><text:s/><text:span text:style-name="T26">hola mundo</text:span></text:p>
      <text:p text:style-name="P31"><text:s/>EOD;</text:p>
      <text:p text:style-name="P31"/>
      <text:p text:style-name="P31"><text:s text:c="5"/>function <text:span text:style-name="T8">imprime</text:span>()</text:p>
      <text:p text:style-name="P31"><text:s text:c="5"/>{</text:p>
      <text:p text:style-name="P31"><text:s text:c="9"/>echo <text:span text:style-name="T8">$this</text:span>-&gt;<text:span text:style-name="T8">var1</text:span>.<text:span text:style-name="T26">'&lt;br/&gt;'</text:span>;</text:p>
      <text:p text:style-name="P32"><text:s text:c="9"/>echo <text:span text:style-name="T8">$this</text:span>-&gt;<text:span text:style-name="T8">var2</text:span>.<text:span text:style-name="T26">'&lt;br/&gt;'</text:span>;</text:p>
      <text:p text:style-name="P32"><text:s text:c="9"/>echo <text:span text:style-name="T8">$this</text:span>-&gt;<text:span text:style-name="T8">var3</text:span>.<text:span text:style-name="T26">'&lt;br/&gt;'</text:span>;</text:p>
      <text:p text:style-name="P32"><text:s text:c="9"/>echo <text:span text:style-name="T8">$this</text:span>-&gt;<text:span text:style-name="T8">var6</text:span>.<text:span text:style-name="T26">'&lt;br/&gt;'</text:span>;</text:p>
      <text:p text:style-name="P32"><text:s text:c="9"/><text:span text:style-name="T8">var_dump</text:span>(<text:span text:style-name="T8">$this</text:span>-&gt;<text:span text:style-name="T8">var7</text:span>);</text:p>
      <text:p text:style-name="P32"><text:s text:c="9"/>echo <text:span text:style-name="T8">$this</text:span>-&gt;<text:span text:style-name="T8">var8</text:span>;</text:p>
      <text:p text:style-name="P31"><text:s text:c="5"/>}</text:p>
      <text:p text:style-name="P31"><text:s/>}</text:p>
      <text:p text:style-name="P31"/>
      <text:p text:style-name="P31"><text:s/><text:span text:style-name="T8">$obj</text:span> = new <text:span text:style-name="T8">ClaseSencilla</text:span>();</text:p>
      <text:p text:style-name="P31"><text:s/><text:span text:style-name="T8">$obj</text:span>-&gt;<text:span text:style-name="T8">imprime</text:span>();</text:p>
      <text:p text:style-name="P44"/>
      <text:p text:style-name="P126"/>
      <text:p text:style-name="P126"/>
      <text:p text:style-name="P126"><text:soft-page-break/></text:p>
      <text:p text:style-name="P148"><text:span text:style-name="Strong_20_Emphasis">Nota</text:span>: </text:p>
      <text:p text:style-name="P149">Existen varias funciones interesantes para manipular clases y objetos. Puede ser interesante echarle un vistazo a las <text:a xlink:type="simple" xlink:href="http://php.net/manual/es/ref.classobj.php" text:style-name="Internet_20_link" text:visited-style-name="Visited_20_Internet_20_Link">Funciones de clases/objetos</text:a>. </text:p>
      <text:h text:style-name="P183" text:outline-level="1"/>
      <text:h text:style-name="P184" text:outline-level="1">Funciones de Clases/Objetos</text:h>
      <text:section text:style-name="Sect1" text:name="ref.classobj">
        <text:h text:style-name="P135" text:outline-level="2">Tabla de contenidos</text:h>
        <text:list xml:id="list7902717541521233107" text:style-name="L3">
          <text:list-item>
            <text:p text:style-name="P192"><text:a xlink:type="simple" xlink:href="http://php.net/manual/es/function.autoload.php" text:style-name="Internet_20_link" text:visited-style-name="Visited_20_Internet_20_Link"><text:span text:style-name="T88">__autoload</text:span></text:a><text:span text:style-name="T88"> — Intenta cargar una clase sin definir</text:span></text:p>
          </text:list-item>
          <text:list-item>
            <text:p text:style-name="P192"><text:a xlink:type="simple" xlink:href="http://php.net/manual/es/function.call-user-method-array.php" text:style-name="Internet_20_link" text:visited-style-name="Visited_20_Internet_20_Link"><text:span text:style-name="T88">call_user_method_array</text:span></text:a><text:span text:style-name="T88"> — LLamar a un método de usuario dado con un array de parámetros</text:span></text:p>
          </text:list-item>
          <text:list-item>
            <text:p text:style-name="P192"><text:a xlink:type="simple" xlink:href="http://php.net/manual/es/function.call-user-method.php" text:style-name="Internet_20_link" text:visited-style-name="Visited_20_Internet_20_Link"><text:span text:style-name="T88">call_user_method</text:span></text:a><text:span text:style-name="T88"> — Llamar a un método de usuario sobre un objeto específico</text:span></text:p>
          </text:list-item>
          <text:list-item>
            <text:p text:style-name="P192"><text:a xlink:type="simple" xlink:href="http://php.net/manual/es/function.class-alias.php" text:style-name="Internet_20_link" text:visited-style-name="Visited_20_Internet_20_Link"><text:span text:style-name="T88">class_alias</text:span></text:a><text:span text:style-name="T88"> — Crea un alias para una clase</text:span></text:p>
          </text:list-item>
          <text:list-item>
            <text:p text:style-name="P192"><text:a xlink:type="simple" xlink:href="http://php.net/manual/es/function.class-exists.php" text:style-name="Internet_20_link" text:visited-style-name="Visited_20_Internet_20_Link"><text:span text:style-name="T88">class_exists</text:span></text:a><text:span text:style-name="T88"> — Verifica si la clase ha sido definida</text:span></text:p>
          </text:list-item>
          <text:list-item>
            <text:p text:style-name="P192"><text:a xlink:type="simple" xlink:href="http://php.net/manual/es/function.get-called-class.php" text:style-name="Internet_20_link" text:visited-style-name="Visited_20_Internet_20_Link"><text:span text:style-name="T88">get_called_class</text:span></text:a><text:span text:style-name="T88"> — El nombre de la clase enlazada estáticamente en tiempo de ejecución ("Late State Binding")</text:span></text:p>
          </text:list-item>
          <text:list-item>
            <text:p text:style-name="P192"><text:a xlink:type="simple" xlink:href="http://php.net/manual/es/function.get-class-methods.php" text:style-name="Internet_20_link" text:visited-style-name="Visited_20_Internet_20_Link"><text:span text:style-name="T88">get_class_methods</text:span></text:a><text:span text:style-name="T88"> — Obtiene los nombres de los métodos de una clase</text:span></text:p>
          </text:list-item>
          <text:list-item>
            <text:p text:style-name="P192"><text:a xlink:type="simple" xlink:href="http://php.net/manual/es/function.get-class-vars.php" text:style-name="Internet_20_link" text:visited-style-name="Visited_20_Internet_20_Link"><text:span text:style-name="T88">get_class_vars</text:span></text:a><text:span text:style-name="T88"> — Obtener las propiedades predeterminadas de una clase</text:span></text:p>
          </text:list-item>
          <text:list-item>
            <text:p text:style-name="P192"><text:a xlink:type="simple" xlink:href="http://php.net/manual/es/function.get-class.php" text:style-name="Internet_20_link" text:visited-style-name="Visited_20_Internet_20_Link"><text:span text:style-name="T88">get_class</text:span></text:a><text:span text:style-name="T88"> — Devuelve el nombre de la clase de un objeto</text:span></text:p>
          </text:list-item>
          <text:list-item>
            <text:p text:style-name="P192"><text:a xlink:type="simple" xlink:href="http://php.net/manual/es/function.get-declared-classes.php" text:style-name="Internet_20_link" text:visited-style-name="Visited_20_Internet_20_Link"><text:span text:style-name="T88">get_declared_classes</text:span></text:a><text:span text:style-name="T88"> — Devuelve una matriz con los nombres de las clases definidas</text:span></text:p>
          </text:list-item>
          <text:list-item>
            <text:p text:style-name="P192"><text:a xlink:type="simple" xlink:href="http://php.net/manual/es/function.get-declared-interfaces.php" text:style-name="Internet_20_link" text:visited-style-name="Visited_20_Internet_20_Link"><text:span text:style-name="T88">get_declared_interfaces</text:span></text:a><text:span text:style-name="T88"> — Devuelve un array con todas las interfaces declaradas</text:span></text:p>
          </text:list-item>
          <text:list-item>
            <text:p text:style-name="P192"><text:a xlink:type="simple" xlink:href="http://php.net/manual/es/function.get-declared-traits.php" text:style-name="Internet_20_link" text:visited-style-name="Visited_20_Internet_20_Link"><text:span text:style-name="T88">get_declared_traits</text:span></text:a><text:span text:style-name="T88"> — Devuelve un array de todos los traits declarados</text:span></text:p>
          </text:list-item>
          <text:list-item>
            <text:p text:style-name="P192"><text:a xlink:type="simple" xlink:href="http://php.net/manual/es/function.get-object-vars.php" text:style-name="Internet_20_link" text:visited-style-name="Visited_20_Internet_20_Link"><text:span text:style-name="T88">get_object_vars</text:span></text:a><text:span text:style-name="T88"> — Obtiene las propiedades del objeto dado</text:span></text:p>
          </text:list-item>
          <text:list-item>
            <text:p text:style-name="P192"><text:a xlink:type="simple" xlink:href="http://php.net/manual/es/function.get-parent-class.php" text:style-name="Internet_20_link" text:visited-style-name="Visited_20_Internet_20_Link"><text:span text:style-name="T88">get_parent_class</text:span></text:a><text:span text:style-name="T88"> — Recupera el nombre de la clase padre de un objeto o clase</text:span></text:p>
          </text:list-item>
          <text:list-item>
            <text:p text:style-name="P192"><text:a xlink:type="simple" xlink:href="http://php.net/manual/es/function.interface-exists.php" text:style-name="Internet_20_link" text:visited-style-name="Visited_20_Internet_20_Link"><text:span text:style-name="T88">interface_exists</text:span></text:a><text:span text:style-name="T88"> — Comprueba si una interfaz ha sido definida</text:span></text:p>
          </text:list-item>
          <text:list-item>
            <text:p text:style-name="P192"><text:a xlink:type="simple" xlink:href="http://php.net/manual/es/function.is-a.php" text:style-name="Internet_20_link" text:visited-style-name="Visited_20_Internet_20_Link"><text:span text:style-name="T88">is_a</text:span></text:a><text:span text:style-name="T88"> — Comprueba si un objeto es de una clase o tiene esta clase como una de sus madres</text:span></text:p>
          </text:list-item>
          <text:list-item>
            <text:p text:style-name="P192"><text:a xlink:type="simple" xlink:href="http://php.net/manual/es/function.is-subclass-of.php" text:style-name="Internet_20_link" text:visited-style-name="Visited_20_Internet_20_Link"><text:span text:style-name="T88">is_subclass_of</text:span></text:a><text:span text:style-name="T88"> — Comprobar si el objeto tiene esta clase como una de sus madres o si la implementa</text:span></text:p>
          </text:list-item>
          <text:list-item>
            <text:p text:style-name="P192"><text:a xlink:type="simple" xlink:href="http://php.net/manual/es/function.method-exists.php" text:style-name="Internet_20_link" text:visited-style-name="Visited_20_Internet_20_Link"><text:span text:style-name="T88">method_exists</text:span></text:a><text:span text:style-name="T88"> — Comprueba si existe un método de una clase</text:span></text:p>
          </text:list-item>
          <text:list-item>
            <text:p text:style-name="P192"><text:a xlink:type="simple" xlink:href="http://php.net/manual/es/function.property-exists.php" text:style-name="Internet_20_link" text:visited-style-name="Visited_20_Internet_20_Link"><text:span text:style-name="T88">property_exists</text:span></text:a><text:span text:style-name="T88"> — Comprueba si el objeto o la clase tienen una propiedad</text:span></text:p>
          </text:list-item>
          <text:list-item>
            <text:p text:style-name="P188"><text:a xlink:type="simple" xlink:href="http://php.net/manual/es/function.trait-exists.php" text:style-name="Internet_20_link" text:visited-style-name="Visited_20_Internet_20_Link"><text:span text:style-name="T88">trait_exists</text:span></text:a><text:span text:style-name="T88"> — Comprobar si el trait existe</text:span></text:p>
          </text:list-item>
        </text:list>
      </text:section>
      <text:list xml:id="list6693335380320052122" text:style-name="L4">
        <text:list-header>
          <text:p text:style-name="P189"/>
        </text:list-header>
      </text:list>
      <text:p text:style-name="P123"/>
      <text:p text:style-name="P123"/>
      <text:p text:style-name="P123"/>
      <text:p text:style-name="P123"/>
      <text:p text:style-name="P123"/>
      <text:p text:style-name="P124"><text:soft-page-break/><text:span text:style-name="T79">A partir de PHP 5.3.0, se puede utilizar </text:span><text:a xlink:type="simple" xlink:href="http://php.net/manual/es/language.types.string.php#language.types.string.syntax.heredoc" text:style-name="Internet_20_link" text:visited-style-name="Visited_20_Internet_20_Link">heredocs</text:a> y <text:a xlink:type="simple" xlink:href="http://php.net/manual/es/language.types.string.php#language.types.string.syntax.nowdoc" text:style-name="Internet_20_link" text:visited-style-name="Visited_20_Internet_20_Link">nowdocs</text:a><text:span text:style-name="T79"> en cualquier contexto de datos estáticos, incluyendo la declaración de propiedades. </text:span></text:p>
      <text:p text:style-name="P126"><text:span text:style-name="Strong_20_Emphasis">Ejemplo #2 Ejemplo del uso de nowdoc para inicializar una propiedad</text:span></text:p>
      <text:p text:style-name="P33"><text:s/>&lt;?<text:span text:style-name="T8">php</text:span></text:p>
      <text:p text:style-name="P33"><text:s/>class <text:span text:style-name="T8">Foo</text:span> {</text:p>
      <text:p text:style-name="P33"><text:s text:c="4"/><text:span text:style-name="T55">// A paritr de PHP 5.3.0</text:span></text:p>
      <text:p text:style-name="P35"><text:s text:c="4"/>public <text:span text:style-name="T80">static </text:span><text:span text:style-name="T8">$bar</text:span> = &lt;&lt;&lt;EOT</text:p>
      <text:p text:style-name="P34"><text:s/><text:span text:style-name="T26">bar</text:span><text:span text:style-name="T35">\n</text:span></text:p>
      <text:p text:style-name="P33"><text:s/>EOT;</text:p>
      <text:p text:style-name="P35"><text:s text:c="4"/>public <text:span text:style-name="T80">static </text:span><text:span text:style-name="T8">$baz</text:span> = &lt;&lt;&lt;'EOT'</text:p>
      <text:p text:style-name="P33"><text:s/><text:span text:style-name="T26">baz</text:span></text:p>
      <text:p text:style-name="P33"><text:s/>EOT;</text:p>
      <text:p text:style-name="P33"><text:s/>}</text:p>
      <text:p text:style-name="P33"/>
      <text:p text:style-name="P33"><text:s/><text:span text:style-name="T80">echo</text:span><text:span text:style-name="T17"> Foo</text:span><text:span text:style-name="T80">::</text:span><text:span text:style-name="T17">$</text:span><text:span text:style-name="T8">bar</text:span>;</text:p>
      <text:p text:style-name="P35"><text:s/><text:span text:style-name="T80">echo</text:span><text:span text:style-name="T17"> Foo</text:span><text:span text:style-name="T80">::</text:span><text:span text:style-name="T17">$</text:span><text:span text:style-name="T8">ba</text:span><text:span text:style-name="T17">z</text:span>;</text:p>
      <text:p text:style-name="P36"/>
      <text:p text:style-name="P126"/>
      <text:p text:style-name="P155"><text:span text:style-name="Strong_20_Emphasis">Nota</text:span>: </text:p>
      <text:p text:style-name="P154">Se añadio soporte para Nowdoc y Heredoc en PHP 5.3.0. </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134" text:outline-level="2"><text:soft-page-break/>Constantes de clases</text:h>
      <text:p text:style-name="P127"/>
      <text:p text:style-name="P67">Es posible definir valores constantes en función de cada clase manteniéndola invariable. Las constantes se diferencian de las variables comunes en que no utilizan el símbolo <text:span text:style-name="Variable"><text:span text:style-name="T67">$</text:span></text:span> al declararlas o emplearlas. La visibilidad predeterminada de las constantes de clase es <text:span text:style-name="Emphasis"><text:span text:style-name="T67">public</text:span></text:span>. </text:p>
      <text:p text:style-name="P64"/>
      <text:p text:style-name="P64">El valor debe ser una expresión constante, no (por ejemplo) una variable, una propiedad o una llamada a una función. </text:p>
      <text:p text:style-name="P64"/>
      <text:p text:style-name="P60"><text:span text:style-name="T43">También es posible que las interfaces tengan </text:span><text:span text:style-name="Emphasis"><text:span text:style-name="T43">constantes</text:span></text:span><text:span text:style-name="T43">. Consulte los ejemplos de la </text:span><text:a xlink:type="simple" xlink:href="http://php.net/manual/es/language.oop5.interfaces.php" text:style-name="Internet_20_link" text:visited-style-name="Visited_20_Internet_20_Link">documentación de interfaces</text:a><text:span text:style-name="T43">. </text:span></text:p>
      <text:p text:style-name="P59"/>
      <text:p text:style-name="P59">A partir de PHP 5.3.0, es posible referirse a una clase utilizando una variable. El valor de la variable no puede ser una palabra reservada (p.ej., <text:span text:style-name="Emphasis"><text:span text:style-name="T67">self</text:span></text:span>, <text:span text:style-name="Emphasis"><text:span text:style-name="T67">parent</text:span></text:span> o <text:span text:style-name="Emphasis"><text:span text:style-name="T67">static</text:span></text:span>). </text:p>
      <text:p text:style-name="P59"/>
      <text:p text:style-name="P59">Observe que las constantes de clase están asignadas una vez por clase, y no por cada instancia de la clase. </text:p>
      <text:p text:style-name="P59"/>
      <text:p text:style-name="P59"><text:span text:style-name="Strong_20_Emphasis">Ejemplo #1 Definición y uso de una constante</text:span></text:p>
      <text:p text:style-name="P19"><text:span text:style-name="T81"><text:s/></text:span><text:span text:style-name="T18">&lt;?php</text:span></text:p>
      <text:p text:style-name="P19"><text:span text:style-name="T81"><text:s/>class </text:span><text:span text:style-name="T18">MiClase</text:span></text:p>
      <text:p text:style-name="P18"><text:s/>{</text:p>
      <text:p text:style-name="P19"><text:span text:style-name="T81"><text:s text:c="5"/>const </text:span><text:span text:style-name="T18">CONSTANTE</text:span><text:span text:style-name="T81"> = </text:span><text:span text:style-name="T36">'valor constante'</text:span><text:span text:style-name="T81">;</text:span></text:p>
      <text:p text:style-name="P19"/>
      <text:p text:style-name="P19"><text:span text:style-name="T81"><text:s text:c="5"/>function </text:span><text:span text:style-name="T18">mostrarConstante</text:span><text:span text:style-name="T81">() {</text:span></text:p>
      <text:p text:style-name="P19"><text:span text:style-name="T81"><text:s text:c="9"/>echo <text:s/></text:span><text:span text:style-name="T18">self</text:span><text:span text:style-name="T81">::</text:span><text:span text:style-name="T18">CONSTANTE</text:span><text:span text:style-name="T81"> . </text:span><text:span text:style-name="T36">"\n"</text:span><text:span text:style-name="T81">;</text:span></text:p>
      <text:p text:style-name="P18"><text:s text:c="5"/>}</text:p>
      <text:p text:style-name="P18"><text:s/>}</text:p>
      <text:p text:style-name="P19"/>
      <text:p text:style-name="P19"><text:span text:style-name="T81"><text:s/>echo </text:span><text:span text:style-name="T18">MiClase</text:span><text:span text:style-name="T81">::</text:span><text:span text:style-name="T18">CONSTANTE</text:span><text:span text:style-name="T81"> . </text:span><text:span text:style-name="T36">"\n"</text:span><text:span text:style-name="T81">;</text:span></text:p>
      <text:p text:style-name="P19"/>
      <text:p text:style-name="P19"><text:span text:style-name="T81"><text:s/></text:span><text:span text:style-name="T18">$nombreclase</text:span><text:span text:style-name="T81"> = </text:span><text:span text:style-name="T36">"MiClase"</text:span><text:span text:style-name="T81">;</text:span></text:p>
      <text:p text:style-name="P19"><text:span text:style-name="T81"><text:s/>echo </text:span><text:span text:style-name="T18">$nombreclase</text:span><text:span text:style-name="T81">::</text:span><text:span text:style-name="T18">CONSTANTE</text:span><text:span text:style-name="T81"> . </text:span><text:span text:style-name="T36">"\n"</text:span><text:span text:style-name="T81">; </text:span><text:span text:style-name="T59">// A partir de PHP 5.3.0</text:span></text:p>
      <text:p text:style-name="P19"/>
      <text:p text:style-name="P19"><text:span text:style-name="T81"><text:s/></text:span><text:span text:style-name="T18">$clase</text:span><text:span text:style-name="T81"> = new </text:span><text:span text:style-name="T18">MiClase</text:span><text:span text:style-name="T81">();</text:span></text:p>
      <text:p text:style-name="P19"><text:span text:style-name="T81"><text:s/></text:span><text:span text:style-name="T18">$clase</text:span><text:span text:style-name="T81">-&gt;</text:span><text:span text:style-name="T18">mostrarConstante</text:span><text:span text:style-name="T81">();</text:span></text:p>
      <text:p text:style-name="P19"/>
      <text:p text:style-name="P19"><text:span text:style-name="T81"><text:s/>echo </text:span><text:span text:style-name="T18">$clase</text:span><text:span text:style-name="T81">::</text:span><text:span text:style-name="T36">CONSTANTE</text:span><text:span text:style-name="T81">.</text:span><text:span text:style-name="T36">"\n"</text:span><text:span text:style-name="T81">; </text:span><text:span text:style-name="T59">// A partir de PHP 5.3.0</text:span></text:p>
      <text:p text:style-name="P19"/>
      <text:p text:style-name="P94"/>
      <text:p text:style-name="P94"/>
      <text:p text:style-name="P94"><text:soft-page-break/><text:span text:style-name="Strong_20_Emphasis"><text:span text:style-name="T47">Ejemplo #2 Ejemplo de datos estáticos</text:span></text:span></text:p>
      <text:p text:style-name="P85"/>
      <text:p text:style-name="P19"><text:s/><text:span text:style-name="T8">&lt;?php</text:span></text:p>
      <text:p text:style-name="P19"><text:s/>class <text:span text:style-name="T8">Foo</text:span> {</text:p>
      <text:p text:style-name="P19"><text:s text:c="5"/><text:span text:style-name="T55">// A partir de PHP 5.3.0</text:span></text:p>
      <text:p text:style-name="P19"><text:s text:c="5"/>const <text:span text:style-name="T8">BAR</text:span> = &lt;&lt;&lt;EOT</text:p>
      <text:p text:style-name="P19"><text:s/><text:span text:style-name="T26">bar\n</text:span></text:p>
      <text:p text:style-name="P19"><text:s/>EOT;</text:p>
      <text:p text:style-name="P19"><text:s text:c="5"/><text:span text:style-name="T55">// A partir de PHP 5.3.0</text:span></text:p>
      <text:p text:style-name="P19"><text:s text:c="5"/>const <text:span text:style-name="T8">BAZ</text:span> = &lt;&lt;&lt;'EOT'</text:p>
      <text:p text:style-name="P19"><text:s/><text:span text:style-name="T26">baz</text:span></text:p>
      <text:p text:style-name="P19"><text:s/>EOT;</text:p>
      <text:p text:style-name="P19"><text:s/>}</text:p>
      <text:p text:style-name="P19"/>
      <text:p text:style-name="P19"><text:s/>echo <text:span text:style-name="T8">Foo</text:span>::<text:span text:style-name="T8">BAR</text:span>;</text:p>
      <text:p text:style-name="P19"><text:s/>echo <text:span text:style-name="T8">Foo</text:span>::<text:span text:style-name="T8">BAR</text:span>;</text:p>
      <text:p text:style-name="P19"/>
      <text:p text:style-name="P85"/>
      <text:p text:style-name="P160"><text:span text:style-name="Strong_20_Emphasis"><text:span text:style-name="T74">Nota</text:span></text:span><text:span text:style-name="T74">: </text:span></text:p>
      <text:p text:style-name="P163">El soporte para la inicialización de constantes con la sintaxis de Heredoc y Nowdoc fue agregado en PHP 5.3.0. </text:p>
      <text:p text:style-name="P163"/>
      <text:p text:style-name="P78"/>
      <text:p text:style-name="P85"><text:span text:style-name="T72">La constante especial </text:span><text:span text:style-name="Strong_20_Emphasis"><text:span text:style-name="Source_20_Text"><text:span text:style-name="T63">::class</text:span></text:span></text:span><text:span text:style-name="T72"> está disponible a partir de PHP 5.5.0, y permite la resolución de nombres de clase completamente cualificados en la compilación. Esto es útil para clases en espacios de nombres: </text:span></text:p>
      <text:p text:style-name="P78"/>
      <text:p text:style-name="P78"><text:span text:style-name="Strong_20_Emphasis">Ejemplo #3 Ejemplo de ::class en espacio de nombres</text:span></text:p>
      <text:p text:style-name="P78"/>
      <text:p text:style-name="P20"><text:s/><text:span text:style-name="T8">&lt;?php</text:span></text:p>
      <text:p text:style-name="P20"><text:s/>namespace <text:span text:style-name="T8">Foo</text:span> {</text:p>
      <text:p text:style-name="P20"><text:s text:c="5"/>class <text:span text:style-name="T8">Bar</text:span> {</text:p>
      <text:p text:style-name="P20"><text:s text:c="5"/>}</text:p>
      <text:p text:style-name="P20"/>
      <text:p text:style-name="P20"><text:s text:c="5"/>echo <text:span text:style-name="T8">Bar</text:span>::class; <text:span text:style-name="T55">// Foo\Bar</text:span></text:p>
      <text:p text:style-name="P20"><text:s/>}</text:p>
      <text:p text:style-name="P20"/>
      <text:p text:style-name="P78"/>
      <text:p text:style-name="P78"/>
      <text:p text:style-name="P78"/>
      <text:p text:style-name="P78"/>
      <text:p text:style-name="P78"/>
      <text:p text:style-name="P78"><text:soft-page-break/><text:span text:style-name="Strong_20_Emphasis">Ejemplo #4 Ejemplo de expresión constante</text:span></text:p>
      <text:p text:style-name="P78"/>
      <text:p text:style-name="P21"><text:s/><text:span text:style-name="T8">&lt;?php</text:span></text:p>
      <text:p text:style-name="P21"><text:s/>const <text:span text:style-name="T8">UNO</text:span> = <text:span text:style-name="T8">1</text:span>;</text:p>
      <text:p text:style-name="P21"/>
      <text:p text:style-name="P21"><text:s/>class Foo {</text:p>
      <text:p text:style-name="P21"><text:s text:c="5"/><text:span text:style-name="T55">// A partir de PHP 5.6.0</text:span></text:p>
      <text:p text:style-name="P21"><text:s text:c="5"/>const <text:span text:style-name="T8">DOS</text:span> = <text:span text:style-name="T8">UNO</text:span> * <text:span text:style-name="T8">2</text:span>;</text:p>
      <text:p text:style-name="P21"><text:s text:c="5"/>const <text:span text:style-name="T8">TRES</text:span> = <text:span text:style-name="T8">UNO</text:span> + <text:span text:style-name="T8">self</text:span>::<text:span text:style-name="T8">DOS</text:span>;</text:p>
      <text:p text:style-name="P21"><text:s text:c="5"/>const <text:span text:style-name="T8">SENTENCIA</text:span> = <text:span text:style-name="T26">'El valor de TRES es '</text:span>.<text:span text:style-name="T8">self</text:span>::<text:span text:style-name="T8">TRES</text:span>;</text:p>
      <text:p text:style-name="P21"><text:s/>}</text:p>
      <text:p text:style-name="P21"/>
      <text:p text:style-name="P21"><text:s/>echo <text:span text:style-name="T8">UNO</text:span>;</text:p>
      <text:p text:style-name="P21"><text:s/>echo <text:span text:style-name="T8">Foo</text:span>::<text:span text:style-name="T8">DOS</text:span>;</text:p>
      <text:p text:style-name="P21"><text:s/>echo <text:span text:style-name="T8">Foo</text:span>::<text:span text:style-name="T8">TRES</text:span>;</text:p>
      <text:p text:style-name="P21"><text:s/>echo <text:span text:style-name="T8">Foo</text:span>::<text:span text:style-name="T8">SENTENCIA</text:span>;</text:p>
      <text:p text:style-name="P19"/>
      <text:p text:style-name="P97"/>
      <text:p text:style-name="P79">Es posible proporcionar una expresión escalar que implique literales numéricos y de string y/o constantes en el contexto de una constante de clase. </text:p>
      <text:p text:style-name="P79"/>
      <text:p text:style-name="P168"><text:span text:style-name="Strong_20_Emphasis"><text:span text:style-name="T78">Nota</text:span></text:span><text:span text:style-name="T78">: </text:span></text:p>
      <text:p text:style-name="P169">El soporte para expresiones constantes se añadió en PHP 5.6.0. </text:p>
      <text:p text:style-name="P79"><text:span text:style-name="Strong_20_Emphasis">Ejemplo #5 Modificadores de visibilidad de constantes de clase</text:span></text:p>
      <text:p text:style-name="P22"><text:s/><text:span text:style-name="T8">&lt;?php</text:span></text:p>
      <text:p text:style-name="P22"><text:s/>class <text:span text:style-name="T8">Foo</text:span> { <text:span text:style-name="T55">// A partir de PHP 7.1.0</text:span></text:p>
      <text:p text:style-name="P22"><text:s text:c="4"/></text:p>
      <text:p text:style-name="P22"><text:s text:c="5"/>private const <text:span text:style-name="T8">BAR</text:span> = <text:span text:style-name="T26">'bar'</text:span>;</text:p>
      <text:p text:style-name="P22"><text:s text:c="5"/>public const <text:span text:style-name="T8">BAZ</text:span> = <text:span text:style-name="T26">'baz'</text:span>;</text:p>
      <text:p text:style-name="P22"/>
      <text:p text:style-name="P22"><text:s text:c="5"/>public function <text:span text:style-name="T8">getBar</text:span>()</text:p>
      <text:p text:style-name="P22"><text:s text:c="5"/>{</text:p>
      <text:p text:style-name="P22"><text:s text:c="9"/>return <text:span text:style-name="T8">self</text:span>::<text:span text:style-name="T8">BAR</text:span>. <text:span text:style-name="T8">PHP_EOL</text:span>;</text:p>
      <text:p text:style-name="P22"><text:s text:c="5"/>}</text:p>
      <text:p text:style-name="P22"><text:s text:c="2"/></text:p>
      <text:p text:style-name="P22"><text:s/>}</text:p>
      <text:p text:style-name="P22"/>
      <text:p text:style-name="P22"><text:s/>echo <text:span text:style-name="T8">Foo</text:span>::<text:span text:style-name="T8">getBar</text:span>();</text:p>
      <text:p text:style-name="P22"><text:s/>echo <text:span text:style-name="T8">Foo</text:span>::<text:span text:style-name="T8">BAZ</text:span>, <text:span text:style-name="T8">PHP_EOL</text:span>;</text:p>
      <text:p text:style-name="P5"/>
      <text:p text:style-name="P87"/>
      <text:p text:style-name="P87"/>
      <text:p text:style-name="P161"><text:soft-page-break/><text:span text:style-name="Strong_20_Emphasis"><text:span text:style-name="T74">Nota</text:span></text:span><text:span text:style-name="T74">: </text:span></text:p>
      <text:p text:style-name="P164">A partir de PHP 7.1.0, están permitidos los modificadores de visibilidad para constantes de clase. </text:p>
      <text:p text:style-name="P164"/>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P119" text:outline-level="2"><text:soft-page-break/>Autocarga de clases</text:h>
      <text:p text:style-name="P80"/>
      <text:p text:style-name="P80">Muchos desarrolladores que escriben aplicaciones orientadas a objetos crean un fichero fuente de PHP para cada definición de clase. Una de las mayores molestias es tener que hacer una larga lista de inclusiones al comienzo de cada script (uno por cada clase). </text:p>
      <text:p text:style-name="P80"/>
      <text:p text:style-name="P102"><text:span text:style-name="T44">En PHP 5 esto ya no es necesario. La función </text:span><text:a xlink:type="simple" xlink:href="http://php.net/manual/es/function.spl-autoload-register.php" text:style-name="Internet_20_link" text:visited-style-name="Visited_20_Internet_20_Link">spl_autoload_register()</text:a><text:span text:style-name="T44"> registra cualquier número de autocargadores, posibilitando que las clases e interfaces sean cargadas automáticamente si no están definidas actualmente. Al registrar autocargadores, a PHP se le da una última oportunidad de cargar las clases o interfaces antes de que falle por un error.</text:span></text:p>
      <text:p text:style-name="P101"/>
      <text:p text:style-name="P165"><text:span text:style-name="Strong_20_Emphasis"><text:span text:style-name="T87">Sugerencia</text:span></text:span><text:span text:style-name="T87"> Aunque la función </text:span><text:a xlink:type="simple" xlink:href="http://php.net/manual/es/function.autoload.php" text:style-name="Internet_20_link" text:visited-style-name="Visited_20_Internet_20_Link">__autoload()</text:a><text:span text:style-name="T87"> también puede ser empleada para autocargar clases e interfaces, es preferible utilizar la función </text:span><text:a xlink:type="simple" xlink:href="http://php.net/manual/es/function.spl-autoload-register.php" text:style-name="Internet_20_link" text:visited-style-name="Visited_20_Internet_20_Link">spl_autoload_register()</text:a><text:span text:style-name="T82">.</text:span><text:span text:style-name="T87"> Esto es debido a que es una alternativa más flexible (posibilitando que se pueda especificar cualquier número de autocargadores en la aplicación, tales como los de las bibliotecas de terceros). Por esta razón, se desaconseja el uso de </text:span><text:a xlink:type="simple" xlink:href="http://php.net/manual/es/function.autoload.php" text:style-name="Internet_20_link" text:visited-style-name="Visited_20_Internet_20_Link">__autoload()</text:a><text:span text:style-name="T87">, ya que podría estar obsoleta en el futuro.</text:span><text:span text:style-name="T78"> </text:span></text:p>
      <text:p text:style-name="P101"/>
      <text:p text:style-name="P142"><text:span text:style-name="Strong_20_Emphasis"><text:span text:style-name="T78">Nota</text:span></text:span><text:span text:style-name="T78">: </text:span></text:p>
      <text:p text:style-name="P145"><text:span text:style-name="T78">Antes de 5.3.0, las excepciones lanzadas en la función </text:span><text:a xlink:type="simple" xlink:href="http://php.net/manual/es/function.autoload.php" text:style-name="Internet_20_link" text:visited-style-name="Visited_20_Internet_20_Link">__autoload()</text:a><text:span text:style-name="T78"> no podían ser capturadas en el bloque </text:span><text:a xlink:type="simple" xlink:href="http://php.net/manual/es/language.exceptions.php" text:style-name="Internet_20_link" text:visited-style-name="Visited_20_Internet_20_Link">catch</text:a><text:span text:style-name="T78">, resultando en un error fatal. Desde 5.3 en adelante, esto es posible simpre que, si se lanza una excepción personalizada, esté disponible la clase de la excepción personalizada. La función </text:span><text:a xlink:type="simple" xlink:href="http://php.net/manual/es/function.autoload.php" text:style-name="Internet_20_link" text:visited-style-name="Visited_20_Internet_20_Link">__autoload()</text:a><text:span text:style-name="T78"> podría utilizarse recursivamente para cargar la clase de excepción personalizada. </text:span></text:p>
      <text:p text:style-name="P101"/>
      <text:p text:style-name="P151"><text:span text:style-name="Strong_20_Emphasis"><text:span text:style-name="T78">Nota</text:span></text:span><text:span text:style-name="T78">: </text:span></text:p>
      <text:p text:style-name="P149"><text:span text:style-name="T78">La autocarga no está disponible si se utiliza PHP en el </text:span><text:a xlink:type="simple" xlink:href="http://php.net/manual/es/features.commandline.php" text:style-name="Internet_20_link" text:visited-style-name="Visited_20_Internet_20_Link">modo interactivo</text:a> CLI. <text:span text:style-name="T78"><text:s/></text:span></text:p>
      <text:p text:style-name="P101"/>
      <text:p text:style-name="P142"><text:span text:style-name="Strong_20_Emphasis"><text:span text:style-name="T78">Nota</text:span></text:span><text:span text:style-name="T78">: </text:span></text:p>
      <text:p text:style-name="P143"><text:span text:style-name="T78">Si el nombre de la clase se utiliza, por ejemplo, en </text:span><text:a xlink:type="simple" xlink:href="http://php.net/manual/es/function.call-user-func.php" text:style-name="Internet_20_link" text:visited-style-name="Visited_20_Internet_20_Link"><text:span text:style-name="T78">call_user_func()</text:span></text:a><text:span text:style-name="T78">, este puede contener algunos caracteres peligrosos tales como </text:span><text:span text:style-name="Emphasis"><text:span text:style-name="T78">../</text:span></text:span><text:span text:style-name="T78">. Se recomienda no utilizar la entrada del usuario en tales funciones, o al menos verificar dicha entrada en </text:span><text:a xlink:type="simple" xlink:href="http://php.net/manual/es/function.autoload.php" text:style-name="Internet_20_link" text:visited-style-name="Visited_20_Internet_20_Link"><text:span text:style-name="T78">__autoload()</text:span></text:a><text:span text:style-name="T78">. </text:span></text:p>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1"/>
      <text:p text:style-name="P101"/>
      <text:p text:style-name="P101"/>
      <text:p text:style-name="P101"><text:span text:style-name="Strong_20_Emphasis">Ejemplo #1 Ejemplo de autocarga</text:span></text:p>
      <text:p text:style-name="P57"/>
      <text:p text:style-name="P57">Este ejemplo intenta cargar la clase <text:span text:style-name="Emphasis">MiClase</text:span> desde <text:span text:style-name="T83">el</text:span> <text:span text:style-name="T83">respectivo </text:span>fichero <text:span text:style-name="Variable">MiClase.php</text:span>. </text:p>
      <text:p text:style-name="P101"/>
      <text:p text:style-name="P105">index.php</text:p>
      <text:p text:style-name="P23"><text:s/><text:span text:style-name="T8">&lt;?php</text:span></text:p>
      <text:p text:style-name="P23"/>
      <text:p text:style-name="P23"><text:s/><text:span text:style-name="T8">spl_autoload_register</text:span>(function (<text:span text:style-name="T8">$</text:span><text:span text:style-name="T21">className</text:span>) {</text:p>
      <text:p text:style-name="P25"><text:s text:c="5"/>include <text:span text:style-name="T8">$</text:span><text:span text:style-name="T21">className</text:span> . <text:span text:style-name="T26">'.php'</text:span>;</text:p>
      <text:p text:style-name="P23"><text:s/>});</text:p>
      <text:p text:style-name="P23"/>
      <text:p text:style-name="P23"><text:s/><text:span text:style-name="T8">$obj</text:span> <text:s/>= new <text:span text:style-name="T8">MiClase</text:span>();</text:p>
      <text:p text:style-name="P23"/>
      <text:p text:style-name="P23"><text:s/><text:span text:style-name="T8">var_dump</text:span>(<text:span text:style-name="T8">$obj</text:span>);</text:p>
      <text:p text:style-name="P23"/>
      <text:p text:style-name="P105"/>
      <text:p text:style-name="P105">MiClase.php</text:p>
      <text:p text:style-name="P37"><text:s/>&lt;?php</text:p>
      <text:p text:style-name="P37"><text:s/>class <text:span text:style-name="T8">MiClase</text:span> {}</text:p>
      <text:p text:style-name="P37"/>
      <text:p text:style-name="P105"/>
      <text:p text:style-name="P105">El resultado será:</text:p>
      <text:p text:style-name="P105"/>
      <text:p text:style-name="P50"><text:span text:style-name="T65"><text:s/>object(MiClase)#2 (0) { }</text:span> </text:p>
      <text:p text:style-name="P50"/>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5"/>
      <text:p text:style-name="P105"/>
      <text:p text:style-name="P105"/>
      <text:p text:style-name="P105"/>
      <text:p text:style-name="P105"><text:span text:style-name="Strong_20_Emphasis">Ejemplo #2 Otro ejemplo de autocarga</text:span></text:p>
      <text:p text:style-name="P56"/>
      <text:p text:style-name="P56">Este ejemplo intenta cargar la interfaz <text:span text:style-name="Emphasis"><text:span text:style-name="T84">MiInterface</text:span></text:span>. </text:p>
      <text:p text:style-name="P106">index.php</text:p>
      <text:p text:style-name="P24"><text:s/><text:span text:style-name="T8">&lt;?php</text:span></text:p>
      <text:p text:style-name="P24"/>
      <text:p text:style-name="P24"><text:s/><text:span text:style-name="T8">spl_autoload_register</text:span>(function (<text:span text:style-name="T8">$</text:span><text:span text:style-name="T22">className</text:span>) {</text:p>
      <text:p text:style-name="P26"><text:s text:c="5"/>include <text:span text:style-name="T8">$</text:span><text:span text:style-name="T22">className</text:span> . <text:span text:style-name="T26">'.php'</text:span>;</text:p>
      <text:p text:style-name="P24"><text:s/>});</text:p>
      <text:p text:style-name="P24"/>
      <text:p text:style-name="P24"><text:s/><text:span text:style-name="T8">$obj</text:span> <text:s/>= new <text:span text:style-name="T8">MiClase</text:span>();</text:p>
      <text:p text:style-name="P24"/>
      <text:p text:style-name="P24"><text:s/><text:span text:style-name="T8">var_dump</text:span>(<text:span text:style-name="T8">$obj</text:span>);</text:p>
      <text:p text:style-name="P24"/>
      <text:p text:style-name="P106"/>
      <text:p text:style-name="P106">MiClase.php</text:p>
      <text:p text:style-name="P38"><text:s/>&lt;?php</text:p>
      <text:p text:style-name="P38"><text:s/>class <text:span text:style-name="T8">MiClase</text:span> <text:span text:style-name="T85">implements </text:span><text:span text:style-name="T20">MiInterface</text:span>{}</text:p>
      <text:p text:style-name="P38"/>
      <text:p text:style-name="P106"/>
      <text:p text:style-name="P107">MiInterface.php</text:p>
      <text:p text:style-name="P27"><text:s/><text:span text:style-name="T8">&lt;?php</text:span></text:p>
      <text:p text:style-name="P27"><text:s/>interface <text:span text:style-name="T8">MiInterface</text:span> {}</text:p>
      <text:p text:style-name="P27"/>
      <text:p text:style-name="P106">El resultado será:</text:p>
      <text:p text:style-name="P106"/>
      <text:p text:style-name="P51"><text:span text:style-name="T65"><text:s/>object(MiClase)#2 (0) { }</text:span> </text:p>
      <text:p text:style-name="P51"/>
      <text:p text:style-name="P106"/>
      <text:p text:style-name="P106"/>
      <text:p text:style-name="P106"/>
      <text:p text:style-name="P106"/>
      <text:p text:style-name="P106"/>
      <text:p text:style-name="P106"/>
      <text:p text:style-name="P106"/>
      <text:p text:style-name="P106"/>
      <text:p text:style-name="P106"><text:soft-page-break/></text:p>
      <text:p text:style-name="P106"/>
      <text:p text:style-name="P106"/>
      <text:p text:style-name="P106"/>
      <text:p text:style-name="P106"/>
      <text:p text:style-name="P106"><text:span text:style-name="Strong_20_Emphasis">Ejemplo #3 Autocarga con manejo de excepciones para 5.3.0+</text:span></text:p>
      <text:p text:style-name="P106"/>
      <text:p text:style-name="P106">Este ejemplo lanza una excepción y demuestra los bloques try/catch. </text:p>
      <text:p text:style-name="P106"/>
      <text:p text:style-name="P108">index.php</text:p>
      <text:p text:style-name="P28"><text:s/><text:span text:style-name="T8">&lt;?php</text:span></text:p>
      <text:p text:style-name="P28"/>
      <text:p text:style-name="P28"><text:s/><text:span text:style-name="T8">spl_autoload_register</text:span>(function (<text:span text:style-name="T8">$className</text:span>) {</text:p>
      <text:p text:style-name="P28"/>
      <text:p text:style-name="P29"><text:s text:c="5"/><text:span text:style-name="T86">echo </text:span><text:span text:style-name="T37">"Intentando cargar</text:span><text:span text:style-name="T86"> </text:span><text:span text:style-name="T23">$className</text:span><text:span text:style-name="T86"> </text:span><text:span text:style-name="T37">\n"</text:span><text:span text:style-name="T86">;</text:span></text:p>
      <text:p text:style-name="P28"/>
      <text:p text:style-name="P28"><text:s text:c="5"/>if (!<text:span text:style-name="T8">file_exists</text:span>(<text:span text:style-name="T8">$className</text:span> . <text:span text:style-name="T26">'.php'</text:span>)) {</text:p>
      <text:p text:style-name="P28"><text:s text:c="9"/><text:span text:style-name="T8">throw</text:span> new <text:span text:style-name="T8">Exception</text:span>(<text:span text:style-name="T26">"Imposible cargar " </text:span>. <text:span text:style-name="T8">$className</text:span>);</text:p>
      <text:p text:style-name="P28"><text:s text:c="5"/>}</text:p>
      <text:p text:style-name="P28"/>
      <text:p text:style-name="P28"><text:s text:c="5"/>include <text:span text:style-name="T8">$className</text:span> . <text:span text:style-name="T26">'.php'</text:span>;</text:p>
      <text:p text:style-name="P28"><text:s text:c="4"/></text:p>
      <text:p text:style-name="P28"><text:s/>});</text:p>
      <text:p text:style-name="P28"/>
      <text:p text:style-name="P28"><text:s/>try {</text:p>
      <text:p text:style-name="P28"><text:s text:c="5"/><text:span text:style-name="T8">$obj</text:span> = new <text:span text:style-name="T8">MiClase</text:span>();</text:p>
      <text:p text:style-name="P28"><text:s text:c="5"/><text:span text:style-name="T8">var_dump</text:span>(<text:span text:style-name="T8">$obj</text:span>);</text:p>
      <text:p text:style-name="P28"><text:s text:c="5"/><text:span text:style-name="T8">$obj1</text:span> = new <text:span text:style-name="T8">ClaseNoCargable</text:span>();</text:p>
      <text:p text:style-name="P28"><text:s text:c="5"/><text:span text:style-name="T8">var_dump</text:span>(<text:span text:style-name="T8">$obj1</text:span>);</text:p>
      <text:p text:style-name="P28"><text:s/>} catch (<text:span text:style-name="T8">Exception</text:span> <text:span text:style-name="T8">$e</text:span>) {</text:p>
      <text:p text:style-name="P28"><text:s text:c="5"/>echo <text:span text:style-name="T8">$e</text:span>-&gt;<text:span text:style-name="T8">getMessage</text:span>(), <text:span text:style-name="T26">"\n"</text:span>;</text:p>
      <text:p text:style-name="P28"><text:s/>}</text:p>
      <text:p text:style-name="P28"/>
      <text:p text:style-name="P108"/>
      <text:p text:style-name="P108">MiClase.php</text:p>
      <text:p text:style-name="P28"><text:s/><text:span text:style-name="T8">&lt;?php</text:span></text:p>
      <text:p text:style-name="P28"><text:s/>class <text:span text:style-name="T8">MiClase</text:span> {}</text:p>
      <text:p text:style-name="P28"/>
      <text:p text:style-name="P108"/>
      <text:p text:style-name="P108">El resultado del ejemplo sería:</text:p>
      <text:p text:style-name="P45"><text:s/>Intentando cargar MiClase object(MiClase)#2 (0) { }</text:p>
      <text:p text:style-name="P45"><text:s/>Intentando cargar ClaseNoCargable Imposible cargar ClaseNoCargable </text:p>
      <text:p text:style-name="P46"><text:soft-page-break/></text:p>
      <text:p text:style-name="P106"/>
      <text:p text:style-name="P106"/>
      <text:p text:style-name="P106"/>
      <text:p text:style-name="P106"/>
      <text:p text:style-name="P106"><text:span text:style-name="Strong_20_Emphasis">Ejemplo #4 Autocarga con manejo de excepciones para 5.3.0+: Excepción personalizada ausente</text:span></text:p>
      <text:p text:style-name="P106"/>
      <text:p text:style-name="P106">Este ejemplo lanza una excepción para una excepción personalizada no cargable. </text:p>
      <text:p text:style-name="P106"/>
      <text:p text:style-name="P109">index.php</text:p>
      <text:p text:style-name="P30"><text:s/><text:span text:style-name="T8">&lt;?php</text:span></text:p>
      <text:p text:style-name="P30"/>
      <text:p text:style-name="P30"><text:s/><text:span text:style-name="T8">spl_autoload_register</text:span>(function (<text:span text:style-name="T8">$className</text:span>) {</text:p>
      <text:p text:style-name="P30"/>
      <text:p text:style-name="P30"><text:s text:c="5"/><text:span text:style-name="T86">echo </text:span><text:span text:style-name="T37">"Intentando cargar</text:span><text:span text:style-name="T86"> </text:span><text:span text:style-name="T23">$className</text:span><text:span text:style-name="T86"> </text:span><text:span text:style-name="T37">\n"</text:span><text:span text:style-name="T86">;</text:span></text:p>
      <text:p text:style-name="P30"/>
      <text:p text:style-name="P30"><text:s text:c="5"/>if (!<text:span text:style-name="T8">file_exists</text:span>(<text:span text:style-name="T8">$className</text:span> . <text:span text:style-name="T26">'.php'</text:span>)) {</text:p>
      <text:p text:style-name="P30"><text:s text:c="9"/><text:span text:style-name="T8">throw</text:span> new <text:span text:style-name="T8">Exception</text:span><text:span text:style-name="T24">Ausente</text:span>(<text:span text:style-name="T26">"Imposible cargar " </text:span>. <text:span text:style-name="T8">$className</text:span>);</text:p>
      <text:p text:style-name="P30"><text:s text:c="5"/>}</text:p>
      <text:p text:style-name="P30"/>
      <text:p text:style-name="P30"><text:s text:c="5"/>include <text:span text:style-name="T8">$className</text:span> . <text:span text:style-name="T26">'.php'</text:span>;</text:p>
      <text:p text:style-name="P30"><text:s text:c="4"/></text:p>
      <text:p text:style-name="P30"><text:s/>});</text:p>
      <text:p text:style-name="P30"/>
      <text:p text:style-name="P30"><text:s/>try {</text:p>
      <text:p text:style-name="P30"><text:s text:c="5"/><text:span text:style-name="T8">$obj</text:span> = new <text:span text:style-name="T8">MiClase</text:span>();</text:p>
      <text:p text:style-name="P30"><text:s text:c="5"/><text:span text:style-name="T8">var_dump</text:span>(<text:span text:style-name="T8">$obj</text:span>);</text:p>
      <text:p text:style-name="P30"><text:s text:c="5"/><text:span text:style-name="T8">$obj1</text:span> = new <text:span text:style-name="T8">ClaseNoCargable</text:span>();</text:p>
      <text:p text:style-name="P30"><text:s text:c="5"/><text:span text:style-name="T8">var_dump</text:span>(<text:span text:style-name="T8">$obj1</text:span>);</text:p>
      <text:p text:style-name="P30"><text:s/>} catch (<text:span text:style-name="T8">Exception</text:span> <text:span text:style-name="T8">$e</text:span>) {</text:p>
      <text:p text:style-name="P30"><text:s text:c="5"/>echo <text:span text:style-name="T8">$e</text:span>-&gt;<text:span text:style-name="T8">getMessage</text:span>(), <text:span text:style-name="T26">"\n"</text:span>;</text:p>
      <text:p text:style-name="P30"><text:s/>}</text:p>
      <text:p text:style-name="P30"/>
      <text:p text:style-name="P109"/>
      <text:p text:style-name="P109">MiClase.php</text:p>
      <text:p text:style-name="P30"><text:s/><text:span text:style-name="T8">&lt;?php</text:span></text:p>
      <text:p text:style-name="P30"><text:s/>class <text:span text:style-name="T8">MiClase</text:span> {}</text:p>
      <text:p text:style-name="P30"/>
      <text:p text:style-name="P109"/>
      <text:p text:style-name="P109">El resultado del ejemplo sería:</text:p>
      <text:p text:style-name="P48"><text:s/>Intentando cargar MiClase object(MiClase)#2 (0) { } </text:p>
      <text:p text:style-name="P48"><text:s/>Intentando cargar ClaseNoCargable </text:p>
      <text:p text:style-name="P48"><text:soft-page-break/><text:s/>Intentando cargar ExceptionAusente </text:p>
      <text:p text:style-name="P47"/>
      <text:p text:style-name="P53"><text:s/>Fatal error: Class 'ExcepciónAusente' not found in </text:p>
      <text:p text:style-name="P53"><text:s/>testExcepcionAusente.php on line 4</text:p>
      <text:p text:style-name="P47"/>
      <text:p text:style-name="P104"/>
      <text:h text:style-name="P209" text:outline-level="3">Ver también</text:h>
      <text:p text:style-name="P82"/>
      <text:list xml:id="list6019892487720801180" text:style-name="L5">
        <text:list-item>
          <text:p text:style-name="P194"><text:a xlink:type="simple" xlink:href="http://php.net/manual/es/function.unserialize.php" text:style-name="Internet_20_link" text:visited-style-name="Visited_20_Internet_20_Link">unserialize()</text:a><text:span text:style-name="T48"> </text:span></text:p>
        </text:list-item>
      </text:list>
      <text:list xml:id="list4700849568347851362" text:style-name="L6">
        <text:list-item>
          <text:p text:style-name="P193"><text:a xlink:type="simple" xlink:href="http://php.net/manual/es/var.configuration.php#unserialize-callback-func" text:style-name="Internet_20_link" text:visited-style-name="Visited_20_Internet_20_Link">unserialize_callback_func</text:a> </text:p>
        </text:list-item>
        <text:list-item>
          <text:p text:style-name="P193"><text:a xlink:type="simple" xlink:href="http://php.net/manual/es/function.spl-autoload-register.php" text:style-name="Internet_20_link" text:visited-style-name="Visited_20_Internet_20_Link">spl_autoload_register()</text:a> </text:p>
        </text:list-item>
        <text:list-item>
          <text:p text:style-name="P193"><text:a xlink:type="simple" xlink:href="http://php.net/manual/es/function.spl-autoload.php" text:style-name="Internet_20_link" text:visited-style-name="Visited_20_Internet_20_Link">spl_autoload()</text:a> </text:p>
        </text:list-item>
        <text:list-item>
          <text:p text:style-name="P190"><text:a xlink:type="simple" xlink:href="http://php.net/manual/es/function.autoload.php" text:style-name="Internet_20_link" text:visited-style-name="Visited_20_Internet_20_Link">__autoload()</text:a> </text:p>
        </text:list-item>
      </text:list>
      <text:p text:style-name="P82"/>
      <text:p text:style-name="P82"/>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118" text:outline-level="2"><text:soft-page-break/>Constructores y destructores</text:h>
      <text:p text:style-name="P82"/>
      <text:h text:style-name="P209" text:outline-level="3">Constructor</text:h>
      <text:p text:style-name="P6"><text:span text:style-name="T5"><text:s/>void </text:span><text:span text:style-name="Strong_20_Emphasis"><text:span text:style-name="T12">__construct</text:span></text:span><text:span text:style-name="T5"> ([ </text:span><text:a xlink:type="simple" xlink:href="http://php.net/manual/es/language.pseudo-types.php#language.types.mixed" text:style-name="Internet_20_link" text:visited-style-name="Visited_20_Internet_20_Link">mixed</text:a><text:span text:style-name="T5"> </text:span><text:span text:style-name="Source_20_Text"><text:span text:style-name="T12">$args</text:span></text:span><text:span text:style-name="T5"> = </text:span><text:span text:style-name="T31">""</text:span><text:span text:style-name="T5"> [, </text:span><text:span text:style-name="Source_20_Text"><text:span text:style-name="T12">$...</text:span></text:span><text:span text:style-name="T2"> </text:span><text:span text:style-name="T5">]] )</text:span></text:p>
      <text:p text:style-name="P195"/>
      <text:p text:style-name="P88"/>
      <text:p text:style-name="P88">PHP 5 permite a los desarrolladores declarar métodos constructores para las clases. Aquellas que tengan un método constructor lo invocarán en cada nuevo objeto creado, lo que lo hace idóneo para cualquier inicialización que el objeto pueda necesitar antes de ser usado.</text:p>
      <text:p text:style-name="P88"/>
      <text:p text:style-name="P185"><text:span text:style-name="Strong_20_Emphasis">Nota</text:span>: Los constructores padres no son llamados implícitamente si la clase hija define un constructor. Para ejecutar un constructor padre, se requiere invocar a <text:span text:style-name="Strong_20_Emphasis">parent::__construct() </text:span>desde el constructor hijo. Si el hijo no define un constructor, entonces se puede heredar de la clase madre como un método de clase normal (si no fue declarada como privada). </text:p>
      <text:p text:style-name="P89"/>
      <text:p text:style-name="P106"><text:span text:style-name="Strong_20_Emphasis">Ejemplo #1 Utilización de nuevos constructores unificados</text:span></text:p>
      <text:p text:style-name="P174"><text:s/><text:span text:style-name="T8">&lt;?php</text:span></text:p>
      <text:p text:style-name="P174"><text:s/>class <text:span text:style-name="T8">BaseClass</text:span> {</text:p>
      <text:p text:style-name="P174"><text:s text:c="4"/>function <text:span text:style-name="T8">__construct</text:span>() {</text:p>
      <text:p text:style-name="P174"><text:s text:c="8"/>print <text:span text:style-name="T26">"En el constructor BaseClass.\n"</text:span>;</text:p>
      <text:p text:style-name="P174"><text:s text:c="4"/>}</text:p>
      <text:p text:style-name="P174"><text:s/>}</text:p>
      <text:p text:style-name="P174"/>
      <text:p text:style-name="P174"><text:s/>class <text:span text:style-name="T8">SubClass</text:span> extends <text:span text:style-name="T8">BaseClass</text:span> {</text:p>
      <text:p text:style-name="P174"><text:s text:c="4"/>function <text:span text:style-name="T8">__construct</text:span>() {</text:p>
      <text:p text:style-name="P174"><text:s text:c="8"/><text:span text:style-name="T8">parent</text:span>::<text:span text:style-name="T8">__construct</text:span>();</text:p>
      <text:p text:style-name="P174"><text:s text:c="8"/><text:span text:style-name="T8">print</text:span> <text:span text:style-name="T26">"En el constructor SubClass.\n"</text:span>;</text:p>
      <text:p text:style-name="P174"><text:s text:c="4"/>}</text:p>
      <text:p text:style-name="P174"><text:s/>}</text:p>
      <text:p text:style-name="P174"/>
      <text:p text:style-name="P174"><text:s/>class <text:span text:style-name="T8">OtherSubClass</text:span> extends <text:span text:style-name="T8">BaseClass</text:span> {</text:p>
      <text:p text:style-name="P174"><text:s text:c="5"/><text:span text:style-name="T55">// heredando el constructor BaseClass</text:span></text:p>
      <text:p text:style-name="P174"><text:s/>}</text:p>
      <text:p text:style-name="P174"/>
      <text:p text:style-name="P174"><text:s/><text:span text:style-name="T55">// En el constructor BaseClass</text:span></text:p>
      <text:p text:style-name="P174"><text:s/><text:span text:style-name="T8">$obj</text:span> = new <text:span text:style-name="T8">BaseClass</text:span>();</text:p>
      <text:p text:style-name="P174"/>
      <text:p text:style-name="P174"><text:s/><text:span text:style-name="T55">// En el constructor BaseClass</text:span></text:p>
      <text:p text:style-name="P174"><text:s/><text:span text:style-name="T55">// En el constructor SubClass</text:span></text:p>
      <text:p text:style-name="P174"><text:s/><text:span text:style-name="T8">$obj</text:span> = new <text:span text:style-name="T8">SubClass</text:span>();</text:p>
      <text:p text:style-name="P174"/>
      <text:p text:style-name="P174"><text:s/><text:span text:style-name="T55">// En el constructor BaseClass</text:span></text:p>
      <text:p text:style-name="P174"><text:s/><text:span text:style-name="T8">$obj</text:span> = new <text:span text:style-name="T8">OtherSubClass</text:span>();</text:p>
      <text:p text:style-name="P110"><text:soft-page-break/>Por motivos de retrocompatibilidad con PHP 3 y PHP 4, si PHP no puede encontrar una función <text:a xlink:type="simple" xlink:href="http://php.net/manual/es/language.oop5.decon.php#object.construct" text:style-name="Internet_20_link" text:visited-style-name="Visited_20_Internet_20_Link">__construct()</text:a> de una clase dada, se buscará la función constructora del estilo antiguo, por el nombre de la clase. Efectivamente, esto significa que en el único caso en el que se tendría compatibilidad es si la clase tiene un método llamado <text:a xlink:type="simple" xlink:href="http://php.net/manual/es/language.oop5.decon.php#object.construct" text:style-name="Internet_20_link" text:visited-style-name="Visited_20_Internet_20_Link">__construct()</text:a> que fuese utilizado para diferentes semáticas.</text:p>
      <text:p text:style-name="P110"/>
      <text:p text:style-name="P166"><text:span text:style-name="Strong_20_Emphasis">Advertencia</text:span> </text:p>
      <text:p text:style-name="P167">Los constructores del estilo antiguo están <text:span text:style-name="Emphasis">OBSOLETOS</text:span> en PHP 7.0, por lo que serán eliminados en una futura versión. Se debería utilizar siempre <text:a xlink:type="simple" xlink:href="http://php.net/manual/es/language.oop5.decon.php#object.construct" text:style-name="Internet_20_link" text:visited-style-name="Visited_20_Internet_20_Link">__construct()</text:a> en código nuevo. </text:p>
      <text:p text:style-name="P110">A diferencia con otros métodos, PHP no generará un mensaje de error a nivel de <text:span text:style-name="Strong_20_Emphasis"><text:span text:style-name="Source_20_Text">E_STRICT</text:span></text:span> cuando <text:a xlink:type="simple" xlink:href="http://php.net/manual/es/language.oop5.decon.php#object.construct" text:style-name="Internet_20_link" text:visited-style-name="Visited_20_Internet_20_Link">__construct()</text:a> es sobrescrito con diferentes parámetros que los métodos padre <text:a xlink:type="simple" xlink:href="http://php.net/manual/es/language.oop5.decon.php#object.construct" text:style-name="Internet_20_link" text:visited-style-name="Visited_20_Internet_20_Link">__construct()</text:a> tienen. </text:p>
      <text:p text:style-name="Text_20_body">A partir de PHP 5.3.3, los métodos con el mismo nombre que el último elemento de una clase en un nombre de espacios no serán más tratados como un constructor. Este cambio no afecta a clases sin espacio de nombres. </text:p>
      <text:p text:style-name="P110"><text:span text:style-name="Strong_20_Emphasis">Ejemplo #2 Constructores en clases pertenecientes a un nombre de espacios</text:span></text:p>
      <text:p text:style-name="P110"/>
      <text:p text:style-name="P39"><text:s/><text:span text:style-name="T8">&lt;?php</text:span></text:p>
      <text:p text:style-name="P39"><text:s/>namespace <text:span text:style-name="T8">Foo</text:span>;</text:p>
      <text:p text:style-name="P39"><text:s/>class <text:span text:style-name="T8">Bar</text:span></text:p>
      <text:p text:style-name="P39"><text:s/>{</text:p>
      <text:p text:style-name="P39"><text:s text:c="5"/>public function <text:span text:style-name="T8">Bar</text:span>()<text:span text:style-name="T55">// Tratado como constructor en PHP 5.3.0 - <text:s/>5.3.2</text:span></text:p>
      <text:p text:style-name="P39"><text:s text:c="5"/>{ <text:s text:c="16"/><text:span text:style-name="T55">// Tratado como método regular a partir de PHP 5.3.3</text:span></text:p>
      <text:p text:style-name="P39"><text:s text:c="10"/>echo <text:span text:style-name="T8">__METHOD__</text:span>;</text:p>
      <text:p text:style-name="P39"><text:s text:c="5"/>}</text:p>
      <text:p text:style-name="P39"><text:s/>}</text:p>
      <text:p text:style-name="P39"><text:s/><text:span text:style-name="T8">Bar</text:span>::<text:span text:style-name="T8">Bar</text:span>();</text:p>
      <text:p text:style-name="P39"/>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208" text:outline-level="3"><text:soft-page-break/>Destructor</text:h>
      <text:p text:style-name="P111"/>
      <text:p text:style-name="P7"><text:span text:style-name="T5"><text:s/>void </text:span><text:span text:style-name="Strong_20_Emphasis"><text:span text:style-name="T12">__</text:span></text:span><text:span text:style-name="Strong_20_Emphasis"><text:span text:style-name="T13">des</text:span></text:span><text:span text:style-name="Strong_20_Emphasis"><text:span text:style-name="T12">truct</text:span></text:span><text:span text:style-name="T5"> ( </text:span><text:span text:style-name="T6">void</text:span><text:span text:style-name="T5"> )</text:span></text:p>
      <text:p text:style-name="P4"/>
      <text:p text:style-name="P70"/>
      <text:p text:style-name="P81">PHP 5 introduce un concepto de destructor similar al de otros lenguajes orientados a objetos, tal como C++. El método destructor será llamado tan pronto como no hayan otras referencias a un objeto determinado, o en cualquier otra circunstancia de finalización. </text:p>
      <text:p text:style-name="P81"/>
      <text:p text:style-name="P81"><text:span text:style-name="Strong_20_Emphasis">Ejemplo #3 Ejemplo de Destructor</text:span></text:p>
      <text:p text:style-name="P81"/>
      <text:p text:style-name="P3"><text:span text:style-name="Strong_20_Emphasis"><text:span text:style-name="T4"><text:s/></text:span></text:span><text:span text:style-name="Strong_20_Emphasis"><text:span text:style-name="T11">&lt;?php</text:span></text:span></text:p>
      <text:p text:style-name="P3"><text:span text:style-name="Strong_20_Emphasis"><text:span text:style-name="T4"><text:s/>class </text:span></text:span><text:span text:style-name="Strong_20_Emphasis"><text:span text:style-name="T11">MyDestructableClass</text:span></text:span></text:p>
      <text:p text:style-name="P3"><text:span text:style-name="Strong_20_Emphasis"><text:span text:style-name="T4"><text:s/>{</text:span></text:span></text:p>
      <text:p text:style-name="P3"><text:span text:style-name="Strong_20_Emphasis"><text:span text:style-name="T4"><text:s text:c="4"/>function </text:span></text:span><text:span text:style-name="Strong_20_Emphasis"><text:span text:style-name="T11">__construct</text:span></text:span><text:span text:style-name="Strong_20_Emphasis"><text:span text:style-name="T4">()</text:span></text:span></text:p>
      <text:p text:style-name="P3"><text:span text:style-name="Strong_20_Emphasis"><text:span text:style-name="T4"><text:s text:c="4"/>{</text:span></text:span></text:p>
      <text:p text:style-name="P3"><text:span text:style-name="Strong_20_Emphasis"><text:span text:style-name="T4"><text:s text:c="8"/>print </text:span></text:span><text:span text:style-name="Strong_20_Emphasis"><text:span text:style-name="T30">"En el constructor\n"</text:span></text:span><text:span text:style-name="Strong_20_Emphasis"><text:span text:style-name="T4">;</text:span></text:span></text:p>
      <text:p text:style-name="P3"><text:span text:style-name="Strong_20_Emphasis"><text:span text:style-name="T4"><text:s text:c="8"/></text:span></text:span><text:span text:style-name="Strong_20_Emphasis"><text:span text:style-name="T11">$this</text:span></text:span><text:span text:style-name="Strong_20_Emphasis"><text:span text:style-name="T4">-&gt;</text:span></text:span><text:span text:style-name="Strong_20_Emphasis"><text:span text:style-name="T11">name</text:span></text:span><text:span text:style-name="Strong_20_Emphasis"><text:span text:style-name="T4"> = </text:span></text:span><text:span text:style-name="Strong_20_Emphasis"><text:span text:style-name="T30">"MyDestructableClass"</text:span></text:span><text:span text:style-name="Strong_20_Emphasis"><text:span text:style-name="T4">;</text:span></text:span></text:p>
      <text:p text:style-name="P3"><text:span text:style-name="Strong_20_Emphasis"><text:span text:style-name="T4"><text:s text:c="4"/>}</text:span></text:span></text:p>
      <text:p text:style-name="P41"/>
      <text:p text:style-name="P3"><text:span text:style-name="Strong_20_Emphasis"><text:span text:style-name="T4"><text:s text:c="4"/>function </text:span></text:span><text:span text:style-name="Strong_20_Emphasis"><text:span text:style-name="T11">__destruct</text:span></text:span><text:span text:style-name="Strong_20_Emphasis"><text:span text:style-name="T4">()</text:span></text:span></text:p>
      <text:p text:style-name="P3"><text:span text:style-name="Strong_20_Emphasis"><text:span text:style-name="T4"><text:s text:c="4"/>{</text:span></text:span></text:p>
      <text:p text:style-name="P3"><text:span text:style-name="Strong_20_Emphasis"><text:span text:style-name="T4"><text:s text:c="8"/>print </text:span></text:span><text:span text:style-name="Strong_20_Emphasis"><text:span text:style-name="T30">"Destruyendo "</text:span></text:span><text:span text:style-name="Strong_20_Emphasis"><text:span text:style-name="T4"> . </text:span></text:span><text:span text:style-name="Strong_20_Emphasis"><text:span text:style-name="T11">$this</text:span></text:span><text:span text:style-name="Strong_20_Emphasis"><text:span text:style-name="T4">-&gt;</text:span></text:span><text:span text:style-name="Strong_20_Emphasis"><text:span text:style-name="T11">name</text:span></text:span><text:span text:style-name="Strong_20_Emphasis"><text:span text:style-name="T4"> . </text:span></text:span><text:span text:style-name="Strong_20_Emphasis"><text:span text:style-name="T30">"\n"</text:span></text:span><text:span text:style-name="Strong_20_Emphasis"><text:span text:style-name="T4">;</text:span></text:span></text:p>
      <text:p text:style-name="P3"><text:span text:style-name="Strong_20_Emphasis"><text:span text:style-name="T4"><text:s text:c="4"/>}</text:span></text:span></text:p>
      <text:p text:style-name="P3"><text:span text:style-name="Strong_20_Emphasis"><text:span text:style-name="T4"><text:s/>}</text:span></text:span></text:p>
      <text:p text:style-name="P41"/>
      <text:p text:style-name="P3"><text:span text:style-name="Strong_20_Emphasis"><text:span text:style-name="T4"><text:s/></text:span></text:span><text:span text:style-name="Strong_20_Emphasis"><text:span text:style-name="T11">$obj</text:span></text:span><text:span text:style-name="Strong_20_Emphasis"><text:span text:style-name="T4"> = new </text:span></text:span><text:span text:style-name="Strong_20_Emphasis"><text:span text:style-name="T11">MyDestructableClass</text:span></text:span><text:span text:style-name="Strong_20_Emphasis"><text:span text:style-name="T4">();</text:span></text:span></text:p>
      <text:p text:style-name="P3"/>
      <text:p text:style-name="P81"/>
      <text:p text:style-name="P81">Como los constructores, los destructores padre no serán llamados implícitamente por el motor. Para ejecutar un destructor padre, se deberá llamar explícitamente a <text:span text:style-name="Strong_20_Emphasis">parent::__destruct()</text:span> en el interior del destructor. También como los constructores, una clase <text:span text:style-name="T89">hija</text:span> puede heredar el destructor de los padres si no implementa uno propio.</text:p>
      <text:p text:style-name="P81"/>
      <text:p text:style-name="Text_20_body">El destructor será invocado aún si la ejecución del script es detenida usando <text:a xlink:type="simple" xlink:href="http://php.net/manual/es/function.exit.php" text:style-name="Internet_20_link" text:visited-style-name="Visited_20_Internet_20_Link">exit()</text:a>. Llamar a <text:a xlink:type="simple" xlink:href="http://php.net/manual/es/function.exit.php" text:style-name="Internet_20_link" text:visited-style-name="Visited_20_Internet_20_Link">exit()</text:a> en un destructor evitará que se ejecuten las rutinas restantes de finalización. </text:p>
      <text:p text:style-name="Text_20_body"/>
      <text:p text:style-name="Text_20_body"/>
      <text:p text:style-name="Text_20_body"/>
      <text:p text:style-name="Text_20_body"/>
      <text:p text:style-name="P152"><text:soft-page-break/><text:span text:style-name="Strong_20_Emphasis">Nota</text:span>: </text:p>
      <text:p text:style-name="P150">Los destructores invocados durante la finalización del script tienen los headers HTTP ya enviados. El directorio de trabajo en la fase de finalización del script puede ser diferente con algunos SAPIs (por ej., Apache). </text:p>
      <text:p text:style-name="P147"/>
      <text:p text:style-name="P81"/>
      <text:p text:style-name="P162"><text:span text:style-name="Strong_20_Emphasis">Nota</text:span>: </text:p>
      <text:p text:style-name="P156">Intentar lanzar una excepción desde un destructor (invocado en la finalización del script) causa un error fatal. </text:p>
      <text:p text:style-name="P162"/>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P182" text:outline-level="2"><text:soft-page-break/>Visibilidad</text:h>
      <text:p text:style-name="P180"/>
      <text:p text:style-name="P180">La visibilidad de una propiedad, un método o (a partir de PHP 7.1.0) una constante se puede definir anteponiendo a su declaración una de las palabras reservadas <text:span text:style-name="Emphasis">public</text:span>, <text:span text:style-name="Emphasis">protected</text:span> o <text:span text:style-name="Emphasis">private</text:span>. A los miembros de clase declarados como 'public' se puede acceder desde donde sea; a los miembros declarados como 'protected', solo desde la misma clase o mediante clases heredadas. A los miembros declarados como 'private' únicamente se puede acceder desde la clase que los definió. </text:p>
      <text:p text:style-name="P180"/>
      <text:h text:style-name="P211" text:outline-level="3">Visibilidad de propiedades</text:h>
      <text:p text:style-name="P180"/>
      <text:p text:style-name="P180">Las propiedades de clases deben ser definidas como 'public', 'private' o 'protected'. Si se declaran usando <text:span text:style-name="Emphasis">var</text:span>, serán definidas como 'public'. </text:p>
      <text:p text:style-name="P180"/>
      <text:p text:style-name="P180"><text:span text:style-name="Strong_20_Emphasis">Ejemplo #1 Declaración de propiedades</text:span></text:p>
      <text:p text:style-name="P180"/>
      <text:p text:style-name="P175"><text:s/><text:span text:style-name="T8">&lt;?php</text:span></text:p>
      <text:p text:style-name="P175"><text:s/>class <text:span text:style-name="T8">MyClass</text:span></text:p>
      <text:p text:style-name="P175"><text:s/>{</text:p>
      <text:p text:style-name="P175"><text:s text:c="4"/>public <text:span text:style-name="T8">$public</text:span> = <text:span text:style-name="T26">'Public'</text:span>;</text:p>
      <text:p text:style-name="P175"><text:s text:c="4"/>protected <text:span text:style-name="T8">$protected </text:span>= <text:span text:style-name="T26">'Protected'</text:span>;</text:p>
      <text:p text:style-name="P175"><text:s text:c="4"/>private <text:span text:style-name="T8">$private</text:span> = <text:span text:style-name="T26">'Private'</text:span>;</text:p>
      <text:p text:style-name="P175"/>
      <text:p text:style-name="P175"><text:s/>}</text:p>
      <text:p text:style-name="P175"/>
      <text:p text:style-name="P175"><text:s/>class <text:span text:style-name="T8">MyClass2</text:span> extends <text:span text:style-name="T8">MyClass</text:span></text:p>
      <text:p text:style-name="P175"><text:s/>{</text:p>
      <text:p text:style-name="P175"><text:s text:c="4"/><text:span text:style-name="T55">// Se pueden redeclarar las propiedades pública y protegida, pero no la privada</text:span></text:p>
      <text:p text:style-name="P175"/>
      <text:p text:style-name="P175"><text:s text:c="4"/>function <text:span text:style-name="T8">printHello</text:span>()</text:p>
      <text:p text:style-name="P175"><text:s text:c="4"/>{</text:p>
      <text:p text:style-name="P175"><text:s text:c="8"/>echo <text:span text:style-name="T8">$this</text:span>-&gt;<text:span text:style-name="T8">public</text:span>; <text:s text:c="4"/><text:span text:style-name="T55">// Muestra Public</text:span></text:p>
      <text:p text:style-name="P175"><text:s text:c="8"/>echo <text:span text:style-name="T8">$this</text:span>-&gt;<text:span text:style-name="T8">protected</text:span>; <text:s/><text:span text:style-name="T55">// Muestra Protected</text:span></text:p>
      <text:p text:style-name="P175"><text:s text:c="8"/>echo <text:span text:style-name="T8">$this</text:span>-&gt;<text:span text:style-name="T8">private</text:span>; <text:s text:c="3"/><text:span text:style-name="T55">// Undefined</text:span></text:p>
      <text:p text:style-name="P175"><text:s text:c="4"/>}</text:p>
      <text:p text:style-name="P175"><text:s/>}</text:p>
      <text:p text:style-name="P175"/>
      <text:p text:style-name="P175"><text:s/><text:span text:style-name="T8">$obj2</text:span> = new <text:span text:style-name="T8">MyClass2</text:span>();</text:p>
      <text:p text:style-name="P175"><text:s/>echo <text:span text:style-name="T8">$obj2</text:span>-&gt;<text:span text:style-name="T8">public</text:span>; <text:s text:c="7"/><text:span text:style-name="T55">// Muestra Public</text:span></text:p>
      <text:p text:style-name="P175"><text:s/><text:span text:style-name="T55">//echo $obj2-&gt;protected; <text:s text:c="2"/>// Error Fatal</text:span></text:p>
      <text:p text:style-name="P175"><text:s/>echo <text:span text:style-name="T8">$obj2</text:span>-&gt;<text:span text:style-name="T8">private</text:span>; <text:s text:c="6"/><text:span text:style-name="T55">// Undefined</text:span></text:p>
      <text:p text:style-name="P175"><text:s/><text:span text:style-name="T8">$obj2</text:span>-&gt;<text:span text:style-name="T8">printHello</text:span>(); <text:s text:c="6"/><text:span text:style-name="T55">// Muestra Public, Protected, Undefined</text:span></text:p>
      <text:p text:style-name="P176"/>
      <text:p text:style-name="P180"/>
      <text:p text:style-name="P180"/>
      <text:p text:style-name="P153"><text:soft-page-break/><text:span text:style-name="Strong_20_Emphasis">Nota</text:span>: La forma de declaración de una variable de PHP 4 con la palabra clave <text:span text:style-name="Emphasis">var</text:span> todavía es soportado (como un sinónimo de public) por razones de compatibilidad. En PHP 5 antes de 5.1.3, su uso genera un Warning <text:span text:style-name="Strong_20_Emphasis"><text:span text:style-name="Source_20_Text">E_STRICT</text:span></text:span>. </text:p>
      <text:p text:style-name="P180"/>
      <text:h text:style-name="P211" text:outline-level="3">Visibilidad de Métodos</text:h>
      <text:p text:style-name="P180"/>
      <text:p text:style-name="P180">Los métodos de clases pueden ser definidos como public, private, o protected. Aquellos declarados sin ninguna palabra clave de visibilidad explícita serán definidos como public. </text:p>
      <text:p text:style-name="P180"/>
      <text:p text:style-name="P177"><text:span text:style-name="Strong_20_Emphasis"><text:span text:style-name="T15">&lt;?php</text:span></text:span></text:p>
      <text:p text:style-name="P177"><text:span text:style-name="Strong_20_Emphasis"><text:span text:style-name="T7"><text:s/>class </text:span></text:span><text:span text:style-name="Strong_20_Emphasis"><text:span text:style-name="T15">MyClass</text:span></text:span><text:span text:style-name="Strong_20_Emphasis"><text:span text:style-name="T7"> {</text:span></text:span></text:p>
      <text:p text:style-name="P177"><text:span text:style-name="Strong_20_Emphasis"><text:span text:style-name="T7"><text:s text:c="5"/>public function </text:span></text:span><text:span text:style-name="Strong_20_Emphasis"><text:span text:style-name="T15">__construct</text:span></text:span><text:span text:style-name="Strong_20_Emphasis"><text:span text:style-name="T7">() { echo </text:span></text:span><text:span text:style-name="Strong_20_Emphasis"><text:span text:style-name="T15">__METHOD__</text:span></text:span><text:span text:style-name="Strong_20_Emphasis"><text:span text:style-name="T7">.</text:span></text:span><text:span text:style-name="Strong_20_Emphasis"><text:span text:style-name="T33">"&lt;br/&gt;"</text:span></text:span><text:span text:style-name="Strong_20_Emphasis"><text:span text:style-name="T7">; }</text:span></text:span></text:p>
      <text:p text:style-name="P177"><text:span text:style-name="Strong_20_Emphasis"><text:span text:style-name="T7"><text:s text:c="5"/>public function </text:span></text:span><text:span text:style-name="Strong_20_Emphasis"><text:span text:style-name="T15">MyPublic</text:span></text:span><text:span text:style-name="Strong_20_Emphasis"><text:span text:style-name="T7">() { echo </text:span></text:span><text:span text:style-name="Strong_20_Emphasis"><text:span text:style-name="T15">__METHOD__</text:span></text:span><text:span text:style-name="Strong_20_Emphasis"><text:span text:style-name="T7">.</text:span></text:span><text:span text:style-name="Strong_20_Emphasis"><text:span text:style-name="T33">"&lt;br/&gt;"</text:span></text:span><text:span text:style-name="Strong_20_Emphasis"><text:span text:style-name="T7">; }</text:span></text:span></text:p>
      <text:p text:style-name="P177"><text:span text:style-name="Strong_20_Emphasis"><text:span text:style-name="T7"><text:s text:c="5"/>protected function </text:span></text:span><text:span text:style-name="Strong_20_Emphasis"><text:span text:style-name="T15">MyProtected</text:span></text:span><text:span text:style-name="Strong_20_Emphasis"><text:span text:style-name="T7">() { echo </text:span></text:span><text:span text:style-name="Strong_20_Emphasis"><text:span text:style-name="T15">__METHOD__</text:span></text:span><text:span text:style-name="Strong_20_Emphasis"><text:span text:style-name="T7">.</text:span></text:span><text:span text:style-name="Strong_20_Emphasis"><text:span text:style-name="T33">"&lt;br/&gt;"</text:span></text:span><text:span text:style-name="Strong_20_Emphasis"><text:span text:style-name="T7">; }</text:span></text:span></text:p>
      <text:p text:style-name="P177"><text:span text:style-name="Strong_20_Emphasis"><text:span text:style-name="T7"><text:s text:c="5"/>private function </text:span></text:span><text:span text:style-name="Strong_20_Emphasis"><text:span text:style-name="T15">MyPrivate</text:span></text:span><text:span text:style-name="Strong_20_Emphasis"><text:span text:style-name="T7">() { echo </text:span></text:span><text:span text:style-name="Strong_20_Emphasis"><text:span text:style-name="T15">__METHOD__</text:span></text:span><text:span text:style-name="Strong_20_Emphasis"><text:span text:style-name="T7">.</text:span></text:span><text:span text:style-name="Strong_20_Emphasis"><text:span text:style-name="T33">"&lt;br/&gt;"</text:span></text:span><text:span text:style-name="Strong_20_Emphasis"><text:span text:style-name="T7">; }</text:span></text:span></text:p>
      <text:p text:style-name="P177"><text:span text:style-name="Strong_20_Emphasis"><text:span text:style-name="T7"><text:s text:c="4"/></text:span></text:span></text:p>
      <text:p text:style-name="P177"><text:span text:style-name="Strong_20_Emphasis"><text:span text:style-name="T7"><text:s text:c="5"/>public function </text:span></text:span><text:span text:style-name="Strong_20_Emphasis"><text:span text:style-name="T15">Foo</text:span></text:span><text:span text:style-name="Strong_20_Emphasis"><text:span text:style-name="T7">() {</text:span></text:span></text:p>
      <text:p text:style-name="P177"><text:span text:style-name="Strong_20_Emphasis"><text:span text:style-name="T7"><text:s text:c="9"/></text:span></text:span><text:span text:style-name="Strong_20_Emphasis"><text:span text:style-name="T15">$this</text:span></text:span><text:span text:style-name="Strong_20_Emphasis"><text:span text:style-name="T7">-&gt;</text:span></text:span><text:span text:style-name="Strong_20_Emphasis"><text:span text:style-name="T15">MyPublic</text:span></text:span><text:span text:style-name="Strong_20_Emphasis"><text:span text:style-name="T7">();</text:span></text:span></text:p>
      <text:p text:style-name="P177"><text:span text:style-name="Strong_20_Emphasis"><text:span text:style-name="T7"><text:s text:c="9"/></text:span></text:span><text:span text:style-name="Strong_20_Emphasis"><text:span text:style-name="T15">$this</text:span></text:span><text:span text:style-name="Strong_20_Emphasis"><text:span text:style-name="T7">-&gt;</text:span></text:span><text:span text:style-name="Strong_20_Emphasis"><text:span text:style-name="T15">MyProtected</text:span></text:span><text:span text:style-name="Strong_20_Emphasis"><text:span text:style-name="T7">();</text:span></text:span></text:p>
      <text:p text:style-name="P177"><text:span text:style-name="Strong_20_Emphasis"><text:span text:style-name="T7"><text:s text:c="9"/></text:span></text:span><text:span text:style-name="Strong_20_Emphasis"><text:span text:style-name="T15">$this</text:span></text:span><text:span text:style-name="Strong_20_Emphasis"><text:span text:style-name="T7">-&gt;</text:span></text:span><text:span text:style-name="Strong_20_Emphasis"><text:span text:style-name="T15">MyPrivate</text:span></text:span><text:span text:style-name="Strong_20_Emphasis"><text:span text:style-name="T7">();</text:span></text:span></text:p>
      <text:p text:style-name="P177"><text:span text:style-name="Strong_20_Emphasis"><text:span text:style-name="T7"><text:s text:c="5"/>}</text:span></text:span></text:p>
      <text:p text:style-name="P177"><text:span text:style-name="Strong_20_Emphasis"><text:span text:style-name="T7"><text:s/>}</text:span></text:span></text:p>
      <text:p text:style-name="P179"/>
      <text:p text:style-name="P177"><text:span text:style-name="Strong_20_Emphasis"><text:span text:style-name="T7"><text:s/>class </text:span></text:span><text:span text:style-name="Strong_20_Emphasis"><text:span text:style-name="T15">MyClass2</text:span></text:span><text:span text:style-name="Strong_20_Emphasis"><text:span text:style-name="T7"> extends </text:span></text:span><text:span text:style-name="Strong_20_Emphasis"><text:span text:style-name="T15">MyClass</text:span></text:span><text:span text:style-name="Strong_20_Emphasis"><text:span text:style-name="T7"> {</text:span></text:span></text:p>
      <text:p text:style-name="P178"><text:span text:style-name="Strong_20_Emphasis"><text:span text:style-name="T7"><text:s text:c="5"/>function </text:span></text:span><text:span text:style-name="Strong_20_Emphasis"><text:span text:style-name="T15">Foo2</text:span></text:span><text:span text:style-name="Strong_20_Emphasis"><text:span text:style-name="T7">() { </text:span></text:span><text:span text:style-name="Strong_20_Emphasis"><text:span text:style-name="T58">// Esto es public</text:span></text:span><text:span text:style-name="Strong_20_Emphasis"><text:span text:style-name="T7"> <text:s text:c="3"/></text:span></text:span></text:p>
      <text:p text:style-name="P177"><text:span text:style-name="Strong_20_Emphasis"><text:span text:style-name="T7"><text:s text:c="9"/></text:span></text:span><text:span text:style-name="Strong_20_Emphasis"><text:span text:style-name="T15">$this</text:span></text:span><text:span text:style-name="Strong_20_Emphasis"><text:span text:style-name="T7">-&gt;</text:span></text:span><text:span text:style-name="Strong_20_Emphasis"><text:span text:style-name="T15">MyPublic</text:span></text:span><text:span text:style-name="Strong_20_Emphasis"><text:span text:style-name="T7">();</text:span></text:span></text:p>
      <text:p text:style-name="P177"><text:span text:style-name="Strong_20_Emphasis"><text:span text:style-name="T7"><text:s text:c="9"/></text:span></text:span><text:span text:style-name="Strong_20_Emphasis"><text:span text:style-name="T15">$this</text:span></text:span><text:span text:style-name="Strong_20_Emphasis"><text:span text:style-name="T7">-&gt;</text:span></text:span><text:span text:style-name="Strong_20_Emphasis"><text:span text:style-name="T15">MyProtected</text:span></text:span><text:span text:style-name="Strong_20_Emphasis"><text:span text:style-name="T7">();</text:span></text:span></text:p>
      <text:p text:style-name="P177"><text:span text:style-name="Strong_20_Emphasis"><text:span text:style-name="T7"><text:s text:c="9"/></text:span></text:span><text:span text:style-name="Strong_20_Emphasis"><text:span text:style-name="T58">//$this-&gt;MyPrivate(); // Error Fatal</text:span></text:span></text:p>
      <text:p text:style-name="P177"><text:span text:style-name="Strong_20_Emphasis"><text:span text:style-name="T7"><text:s text:c="5"/>}</text:span></text:span></text:p>
      <text:p text:style-name="P177"><text:span text:style-name="Strong_20_Emphasis"><text:span text:style-name="T7"><text:s/>}</text:span></text:span></text:p>
      <text:p text:style-name="P179"/>
      <text:p text:style-name="P177"><text:span text:style-name="Strong_20_Emphasis"><text:span text:style-name="T15"><text:s/>$myclass2</text:span></text:span><text:span text:style-name="Strong_20_Emphasis"><text:span text:style-name="T7"> = new </text:span></text:span><text:span text:style-name="Strong_20_Emphasis"><text:span text:style-name="T15">MyClass2</text:span></text:span><text:span text:style-name="Strong_20_Emphasis"><text:span text:style-name="T7">;</text:span></text:span></text:p>
      <text:p text:style-name="P177"><text:span text:style-name="Strong_20_Emphasis"><text:span text:style-name="T15"><text:s/>$myclass2</text:span></text:span><text:span text:style-name="Strong_20_Emphasis"><text:span text:style-name="T7">-&gt;</text:span></text:span><text:span text:style-name="Strong_20_Emphasis"><text:span text:style-name="T15">MyPublic</text:span></text:span><text:span text:style-name="Strong_20_Emphasis"><text:span text:style-name="T7">(); <text:s text:c="4"/></text:span></text:span><text:span text:style-name="Strong_20_Emphasis"><text:span text:style-name="T58">// Muestra MyClass::__construct MyClass::MyPublic</text:span></text:span></text:p>
      <text:p text:style-name="P177"><text:span text:style-name="Strong_20_Emphasis"><text:span text:style-name="T7"><text:s/></text:span></text:span><text:span text:style-name="Strong_20_Emphasis"><text:span text:style-name="T58">//$myclass-&gt;MyProtected(); // Error Fatal</text:span></text:span></text:p>
      <text:p text:style-name="P177"><text:span text:style-name="Strong_20_Emphasis"><text:span text:style-name="T7"><text:s/></text:span></text:span><text:span text:style-name="Strong_20_Emphasis"><text:span text:style-name="T58">//$myclass-&gt;MyPrivate(); // Error Fatal</text:span></text:span></text:p>
      <text:p text:style-name="P178"><text:span text:style-name="Strong_20_Emphasis"><text:span text:style-name="T7"><text:s/></text:span></text:span><text:span text:style-name="Strong_20_Emphasis"><text:span text:style-name="T15">$myclass2</text:span></text:span><text:span text:style-name="Strong_20_Emphasis"><text:span text:style-name="T7">-&gt;</text:span></text:span><text:span text:style-name="Strong_20_Emphasis"><text:span text:style-name="T15">Foo</text:span></text:span><text:span text:style-name="Strong_20_Emphasis"><text:span text:style-name="T7">(); <text:s text:c="5"/></text:span></text:span><text:span text:style-name="Strong_20_Emphasis"><text:span text:style-name="T58">// Muestra MyClass::MyPublic MyClass::MyProtected MyClass::MyPrivate</text:span></text:span></text:p>
      <text:p text:style-name="P177"><text:span text:style-name="Strong_20_Emphasis"><text:span text:style-name="T7"><text:s/></text:span></text:span><text:span text:style-name="Strong_20_Emphasis"><text:span text:style-name="T15">$myclass2</text:span></text:span><text:span text:style-name="Strong_20_Emphasis"><text:span text:style-name="T7">-&gt;</text:span></text:span><text:span text:style-name="Strong_20_Emphasis"><text:span text:style-name="T15">Foo2</text:span></text:span><text:span text:style-name="Strong_20_Emphasis"><text:span text:style-name="T7">(); <text:s text:c="4"/></text:span></text:span><text:span text:style-name="Strong_20_Emphasis"><text:span text:style-name="T58">// Muestra MyClass::MyPublic MyClass::MyProtected</text:span></text:span></text:p>
      <text:p text:style-name="P179"/>
      <text:p text:style-name="P177"><text:span text:style-name="Strong_20_Emphasis"><text:span text:style-name="T7"><text:s/>class </text:span></text:span><text:span text:style-name="Strong_20_Emphasis"><text:span text:style-name="T15">Bar</text:span></text:span><text:span text:style-name="Strong_20_Emphasis"><text:span text:style-name="T7"> {</text:span></text:span></text:p>
      <text:p text:style-name="P177"><text:span text:style-name="Strong_20_Emphasis"><text:span text:style-name="T7"><text:s text:c="5"/>public function </text:span></text:span><text:span text:style-name="Strong_20_Emphasis"><text:span text:style-name="T15">test</text:span></text:span><text:span text:style-name="Strong_20_Emphasis"><text:span text:style-name="T7">() {</text:span></text:span></text:p>
      <text:p text:style-name="P177"><text:span text:style-name="Strong_20_Emphasis"><text:span text:style-name="T7"><text:s text:c="9"/></text:span></text:span><text:span text:style-name="Strong_20_Emphasis"><text:span text:style-name="T15">$this</text:span></text:span><text:span text:style-name="Strong_20_Emphasis"><text:span text:style-name="T7">-&gt;</text:span></text:span><text:span text:style-name="Strong_20_Emphasis"><text:span text:style-name="T15">testPrivate</text:span></text:span><text:span text:style-name="Strong_20_Emphasis"><text:span text:style-name="T7">();</text:span></text:span></text:p>
      <text:p text:style-name="P177"><text:span text:style-name="Strong_20_Emphasis"><text:span text:style-name="T7"><text:s text:c="9"/></text:span></text:span><text:span text:style-name="Strong_20_Emphasis"><text:span text:style-name="T15">$this</text:span></text:span><text:span text:style-name="Strong_20_Emphasis"><text:span text:style-name="T7">-&gt;</text:span></text:span><text:span text:style-name="Strong_20_Emphasis"><text:span text:style-name="T15">testPublic</text:span></text:span><text:span text:style-name="Strong_20_Emphasis"><text:span text:style-name="T7">();</text:span></text:span></text:p>
      <text:p text:style-name="P177"><text:span text:style-name="Strong_20_Emphasis"><text:span text:style-name="T7"><text:s text:c="5"/>}</text:span></text:span></text:p>
      <text:p text:style-name="P177"><text:span text:style-name="Strong_20_Emphasis"><text:span text:style-name="T7"><text:s text:c="5"/>public function </text:span></text:span><text:span text:style-name="Strong_20_Emphasis"><text:span text:style-name="T15">testPublic</text:span></text:span><text:span text:style-name="Strong_20_Emphasis"><text:span text:style-name="T7">() {</text:span></text:span></text:p>
      <text:p text:style-name="P177"><text:span text:style-name="Strong_20_Emphasis"><text:span text:style-name="T7"><text:s text:c="9"/>echo </text:span></text:span><text:span text:style-name="Strong_20_Emphasis"><text:span text:style-name="T33">"Bar::testPublic\n"</text:span></text:span><text:span text:style-name="Strong_20_Emphasis"><text:span text:style-name="T7">;</text:span></text:span></text:p>
      <text:p text:style-name="P177"><text:span text:style-name="Strong_20_Emphasis"><text:span text:style-name="T7"><text:s text:c="5"/>} <text:s text:c="3"/></text:span></text:span></text:p>
      <text:p text:style-name="P177"><text:span text:style-name="Strong_20_Emphasis"><text:span text:style-name="T7"><text:s text:c="5"/>private function </text:span></text:span><text:span text:style-name="Strong_20_Emphasis"><text:span text:style-name="T15">testPrivate</text:span></text:span><text:span text:style-name="Strong_20_Emphasis"><text:span text:style-name="T7">() {</text:span></text:span></text:p>
      <text:p text:style-name="P177"><text:span text:style-name="Strong_20_Emphasis"><text:span text:style-name="T7"><text:s text:c="9"/>echo </text:span></text:span><text:span text:style-name="Strong_20_Emphasis"><text:span text:style-name="T33">"Bar::testPrivate\n"</text:span></text:span><text:span text:style-name="Strong_20_Emphasis"><text:span text:style-name="T7">;</text:span></text:span></text:p>
      <text:p text:style-name="P177"><text:span text:style-name="Strong_20_Emphasis"><text:span text:style-name="T7"><text:s text:c="5"/>}</text:span></text:span></text:p>
      <text:p text:style-name="P177"><text:span text:style-name="Strong_20_Emphasis"><text:span text:style-name="T7"><text:s/>}</text:span></text:span></text:p>
      <text:p text:style-name="P179"/>
      <text:p text:style-name="P177"><text:soft-page-break/><text:span text:style-name="Strong_20_Emphasis"><text:span text:style-name="T7"><text:s/>class </text:span></text:span><text:span text:style-name="Strong_20_Emphasis"><text:span text:style-name="T15">Foo</text:span></text:span><text:span text:style-name="Strong_20_Emphasis"><text:span text:style-name="T7"> extends </text:span></text:span><text:span text:style-name="Strong_20_Emphasis"><text:span text:style-name="T15">Bar</text:span></text:span><text:span text:style-name="Strong_20_Emphasis"><text:span text:style-name="T7"> {</text:span></text:span></text:p>
      <text:p text:style-name="P177"><text:span text:style-name="Strong_20_Emphasis"><text:span text:style-name="T7"><text:s text:c="5"/>public function </text:span></text:span><text:span text:style-name="Strong_20_Emphasis"><text:span text:style-name="T15">testPublic</text:span></text:span><text:span text:style-name="Strong_20_Emphasis"><text:span text:style-name="T7">() {</text:span></text:span></text:p>
      <text:p text:style-name="P177"><text:span text:style-name="Strong_20_Emphasis"><text:span text:style-name="T7"><text:s text:c="9"/>echo </text:span></text:span><text:span text:style-name="Strong_20_Emphasis"><text:span text:style-name="T33">"Foo::testPublic\n"</text:span></text:span><text:span text:style-name="Strong_20_Emphasis"><text:span text:style-name="T7">;</text:span></text:span></text:p>
      <text:p text:style-name="P177"><text:span text:style-name="Strong_20_Emphasis"><text:span text:style-name="T7"><text:s text:c="5"/>}</text:span></text:span></text:p>
      <text:p text:style-name="P177"><text:span text:style-name="Strong_20_Emphasis"><text:span text:style-name="T7"><text:s text:c="5"/>private function </text:span></text:span><text:span text:style-name="Strong_20_Emphasis"><text:span text:style-name="T15">testPrivate</text:span></text:span><text:span text:style-name="Strong_20_Emphasis"><text:span text:style-name="T7">() {</text:span></text:span></text:p>
      <text:p text:style-name="P177"><text:span text:style-name="Strong_20_Emphasis"><text:span text:style-name="T7"><text:s text:c="9"/>echo </text:span></text:span><text:span text:style-name="Strong_20_Emphasis"><text:span text:style-name="T33">"Foo::testPrivate\n"</text:span></text:span><text:span text:style-name="Strong_20_Emphasis"><text:span text:style-name="T7">;</text:span></text:span></text:p>
      <text:p text:style-name="P177"><text:span text:style-name="Strong_20_Emphasis"><text:span text:style-name="T7"><text:s text:c="5"/>}</text:span></text:span></text:p>
      <text:p text:style-name="P177"><text:span text:style-name="Strong_20_Emphasis"><text:span text:style-name="T7"><text:s/>}</text:span></text:span></text:p>
      <text:p text:style-name="P179"/>
      <text:p text:style-name="P177"><text:span text:style-name="Strong_20_Emphasis"><text:span text:style-name="T7"><text:s/></text:span></text:span><text:span text:style-name="Strong_20_Emphasis"><text:span text:style-name="T15">$myFoo</text:span></text:span><text:span text:style-name="Strong_20_Emphasis"><text:span text:style-name="T7"> = new </text:span></text:span><text:span text:style-name="Strong_20_Emphasis"><text:span text:style-name="T15">Foo</text:span></text:span><text:span text:style-name="Strong_20_Emphasis"><text:span text:style-name="T7">();</text:span></text:span></text:p>
      <text:p text:style-name="P177"><text:span text:style-name="Strong_20_Emphasis"><text:span text:style-name="T7"><text:s/></text:span></text:span><text:span text:style-name="Strong_20_Emphasis"><text:span text:style-name="T15">$myFoo</text:span></text:span><text:span text:style-name="Strong_20_Emphasis"><text:span text:style-name="T7">-&gt;</text:span></text:span><text:span text:style-name="Strong_20_Emphasis"><text:span text:style-name="T15">test</text:span></text:span><text:span text:style-name="Strong_20_Emphasis"><text:span text:style-name="T7">(); </text:span></text:span><text:span text:style-name="Strong_20_Emphasis"><text:span text:style-name="T58">// Bar::testPrivate Foo::testPublic</text:span></text:span></text:p>
      <text:p text:style-name="P177"/>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212" text:outline-level="3"><text:soft-page-break/>Visibilidad de las constantes</text:h>
      <text:p text:style-name="P181"/>
      <text:p text:style-name="P181">A partir de PHP 7.1.0, las constantes de clase se pueden definir como públicas, privadas o protegidas. Las constantes declaradas sin una visibilidad explítica serán definidas como públicas. </text:p>
      <text:p text:style-name="P181"/>
      <text:p text:style-name="P202"><text:s/>&lt;?php</text:p>
      <text:p text:style-name="P202"><text:s/>class MiClase</text:p>
      <text:p text:style-name="P202"><text:s/>{</text:p>
      <text:p text:style-name="P202"><text:s text:c="5"/>public const MY_PUBLIC = "public\n";</text:p>
      <text:p text:style-name="P202"><text:s text:c="5"/>protected const MY_PROTECTED = "protected\n";</text:p>
      <text:p text:style-name="P202"><text:s text:c="5"/>private const MY_PRIVATE = "private\n";</text:p>
      <text:p text:style-name="P202"/>
      <text:p text:style-name="P202"><text:s text:c="5"/>public function foo()</text:p>
      <text:p text:style-name="P202"><text:s text:c="5"/>{</text:p>
      <text:p text:style-name="P202"><text:s text:c="9"/>echo self::MY_PUBLIC;</text:p>
      <text:p text:style-name="P202"><text:s text:c="9"/>echo self::MY_PROTECTED;</text:p>
      <text:p text:style-name="P202"><text:s text:c="9"/>echo self::MY_PRIVATE;</text:p>
      <text:p text:style-name="P202"><text:s text:c="5"/>}</text:p>
      <text:p text:style-name="P202"><text:s/>}</text:p>
      <text:p text:style-name="P202"/>
      <text:p text:style-name="P202"><text:s/>echo MiClase::MY_PUBLIC; // Muestra public</text:p>
      <text:p text:style-name="P202"><text:s/>//echo MiClase::MY_PROTECTED; // Error fatal</text:p>
      <text:p text:style-name="P202"><text:s/>//echo MiClase::MY_PRIVATE; // Error fatal</text:p>
      <text:p text:style-name="P202"><text:s/>$myclass = new MiClase();</text:p>
      <text:p text:style-name="P202"><text:s/>$myclass-&gt;foo(); // Muestra Public Protected Private</text:p>
      <text:p text:style-name="P202"/>
      <text:p text:style-name="P202"><text:s/>class MiClase2 extends MiClase</text:p>
      <text:p text:style-name="P202"><text:s/>{</text:p>
      <text:p text:style-name="P202"><text:s text:c="4"/></text:p>
      <text:p text:style-name="P202"><text:s text:c="5"/>function foo2() // Esta es pública</text:p>
      <text:p text:style-name="P202"><text:s text:c="5"/>{</text:p>
      <text:p text:style-name="P202"><text:s text:c="9"/>echo self::MY_PUBLIC;</text:p>
      <text:p text:style-name="P202"><text:s text:c="9"/>echo self::MY_PROTECTED;</text:p>
      <text:p text:style-name="P202"><text:s text:c="8"/>// echo self::MY_PRIVATE; // Error fatal</text:p>
      <text:p text:style-name="P202"><text:s text:c="5"/>}</text:p>
      <text:p text:style-name="P202"><text:s/>}</text:p>
      <text:p text:style-name="P202"/>
      <text:p text:style-name="P202"><text:s/>echo MiClase2::MY_PUBLIC; // Muestra public</text:p>
      <text:p text:style-name="P202"/>
      <text:p text:style-name="P202"><text:s/>$myclass2 = new MiClase2;</text:p>
      <text:p text:style-name="P202"><text:s/>$myclass2-&gt;foo2(); // Muestra Public Protected </text:p>
      <text:p text:style-name="P202"/>
      <text:p text:style-name="P201"/>
      <text:p text:style-name="P201"/>
      <text:p text:style-name="P201"/>
      <text:p text:style-name="P201"/>
      <text:h text:style-name="P213" text:outline-level="3"><text:soft-page-break/>Visibilidad desde otros objetos</text:h>
      <text:p text:style-name="P198"/>
      <text:p text:style-name="P198">Los objetos del mismo tipo tendrán acceso a los miembros private y protected entre ellos aunque no sean de la misma instancia. Esto es porque los detalles específicos de implementación ya se conocen cuando se encuentra dentro de estos objetos. </text:p>
      <text:p text:style-name="P198"/>
      <text:p text:style-name="P198"><text:span text:style-name="Strong_20_Emphasis">Ejemplo #4 Accediendo a miembros private del mismo tipo de objeto</text:span></text:p>
      <text:p text:style-name="P196">&lt;?php</text:p>
      <text:p text:style-name="P196">class Test</text:p>
      <text:p text:style-name="P196">{</text:p>
      <text:p text:style-name="P196"><text:s text:c="4"/>private $foo;</text:p>
      <text:p text:style-name="P196"/>
      <text:p text:style-name="P196"><text:s text:c="4"/>public function __construct($foo)</text:p>
      <text:p text:style-name="P196"><text:s text:c="4"/>{</text:p>
      <text:p text:style-name="P196"><text:s text:c="8"/>$this-&gt;foo = $foo;</text:p>
      <text:p text:style-name="P196"><text:s text:c="4"/>}</text:p>
      <text:p text:style-name="P196"/>
      <text:p text:style-name="P196"><text:s text:c="4"/>private function bar()</text:p>
      <text:p text:style-name="P196"><text:s text:c="4"/>{</text:p>
      <text:p text:style-name="P196"><text:s text:c="8"/>echo 'Método private accedido.';</text:p>
      <text:p text:style-name="P196"><text:s text:c="4"/>}</text:p>
      <text:p text:style-name="P196"/>
      <text:p text:style-name="P196"><text:s text:c="4"/>public function baz(Test $other)</text:p>
      <text:p text:style-name="P196"><text:s text:c="4"/>{</text:p>
      <text:p text:style-name="P196"><text:s text:c="8"/>// Se puede cambiar la propiedad private:</text:p>
      <text:p text:style-name="P196"><text:s text:c="8"/>$other-&gt;foo = 'hola';</text:p>
      <text:p text:style-name="P196"><text:s text:c="8"/>var_dump($other-&gt;foo);</text:p>
      <text:p text:style-name="P196"/>
      <text:p text:style-name="P196"><text:s text:c="8"/>// También se puede invocar al método private:</text:p>
      <text:p text:style-name="P196"><text:s text:c="8"/>$other-&gt;bar();</text:p>
      <text:p text:style-name="P196"><text:s text:c="4"/>}</text:p>
      <text:p text:style-name="P196">}</text:p>
      <text:p text:style-name="P196"/>
      <text:p text:style-name="P196">$test = new Test('test');</text:p>
      <text:p text:style-name="P196"/>
      <text:p text:style-name="P196">$test-&gt;baz(new Test('other'));</text:p>
      <text:p text:style-name="P197"/>
      <text:p text:style-name="P198"/>
      <text:p text:style-name="P198">El resultado del ejemplo sería:</text:p>
      <text:p text:style-name="P198"/>
      <text:p text:style-name="P197">string(4) "hola" Método private accedido.</text:p>
      <text:p text:style-name="P199"/>
      <text:h text:style-name="P203" text:outline-level="2"><text:soft-page-break/>Herencia de Objetos</text:h>
      <text:p text:style-name="P200">http://php.net/manual/es/language.oop5.inheritance.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jimenez </meta:initial-creator>
    <meta:creation-date>2018-10-30T09:17:22.671310428</meta:creation-date>
    <dc:date>2018-11-23T16:10:36.951512719</dc:date>
    <meta:editing-duration>P2DT22H21M32S</meta:editing-duration>
    <meta:editing-cycles>376</meta:editing-cycles>
    <meta:generator>LibreOffice/4.3.3.2$Linux_X86_64 LibreOffice_project/430m0$Build-2</meta:generator>
    <dc:creator>ejimenez </dc:creator>
    <meta:document-statistic meta:table-count="0" meta:image-count="0" meta:object-count="0" meta:page-count="35" meta:paragraph-count="708" meta:word-count="4585" meta:character-count="31142" meta:non-whitespace-character-count="25577"/>
  </office:meta>
</office:document-meta>
</file>